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E0000006CC12FD41B.png" manifest:media-type="image/png"/>
  <manifest:file-entry manifest:full-path="Pictures/10000001000002BE00000078C44B429F.png" manifest:media-type="image/png"/>
  <manifest:file-entry manifest:full-path="Pictures/100000010000026E000000D0A9609640.png" manifest:media-type="image/png"/>
  <manifest:file-entry manifest:full-path="Pictures/1000000100000263000001786349D8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01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a4555"/>
    </style:style>
    <style:style style:name="P4" style:family="paragraph" style:parent-style-name="Heading_20_2">
      <style:text-properties fo:font-style="italic" officeooo:paragraph-rsid="001a4555" style:font-style-asian="italic" style:font-style-complex="italic"/>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3cm"/>
    </style:style>
    <style:style style:name="P7" style:family="paragraph">
      <style:paragraph-properties fo:margin-top="0cm" fo:margin-bottom="0.499cm"/>
    </style:style>
    <style:style style:name="P8" style:family="paragraph">
      <loext:graphic-properties draw:fill="solid" draw:fill-color="#daeafb"/>
      <style:paragraph-properties fo:margin-top="0cm" fo:margin-bottom="0.3cm"/>
      <style:text-properties fo:font-size="10pt" style:font-size-asian="10pt" style:font-size-complex="10pt"/>
    </style:style>
    <style:style style:name="P9" style:family="paragraph" style:parent-style-name="Code_20_Box">
      <style:text-properties officeooo:paragraph-rsid="001a4555"/>
    </style:style>
    <style:style style:name="P10" style:family="paragraph" style:parent-style-name="Text_20_body">
      <style:paragraph-properties fo:margin-top="0cm" fo:margin-bottom="0.4cm" style:contextual-spacing="false"/>
      <style:text-properties officeooo:paragraph-rsid="001a4555"/>
    </style:style>
    <style:style style:name="P11" style:family="paragraph" style:parent-style-name="Code_20_Box" style:master-page-name="">
      <loext:graphic-properties draw:fill-hatch-name="hatch"/>
      <style:paragraph-properties style:page-number="auto" fo:keep-with-next="auto"/>
      <style:text-properties officeooo:paragraph-rsid="001a4555"/>
    </style:style>
    <style:style style:name="P12" style:family="paragraph" style:parent-style-name="Text_20_body">
      <style:paragraph-properties fo:margin-top="0cm" fo:margin-bottom="0.6cm" style:contextual-spacing="false"/>
      <style:text-properties officeooo:paragraph-rsid="001a4555"/>
    </style:style>
    <style:style style:name="P13" style:family="paragraph" style:parent-style-name="Text_20_body">
      <style:paragraph-properties fo:margin-top="0cm" fo:margin-bottom="0.6cm" style:contextual-spacing="false"/>
      <style:text-properties officeooo:paragraph-rsid="003f3032"/>
    </style:style>
    <style:style style:name="P14" style:family="paragraph">
      <loext:graphic-properties draw:fill="solid" draw:fill-color="#daeafb"/>
      <style:paragraph-properties fo:margin-top="0cm" fo:margin-bottom="0.499cm"/>
      <style:text-properties fo:font-size="12pt" style:font-size-asian="10pt" style:font-size-complex="10pt"/>
    </style:style>
    <style:style style:name="P15" style:family="paragraph" style:parent-style-name="Text_20_body" style:master-page-name="">
      <loext:graphic-properties draw:fill-hatch-name="hatch"/>
      <style:paragraph-properties fo:keep-together="always" style:page-number="auto"/>
      <style:text-properties officeooo:paragraph-rsid="001a4555"/>
    </style:style>
    <style:style style:name="P16" style:family="paragraph" style:parent-style-name="Figure">
      <style:text-properties officeooo:paragraph-rsid="02ff307d"/>
    </style:style>
    <style:style style:name="P17" style:family="paragraph" style:parent-style-name="Heading_20_3">
      <style:text-properties officeooo:paragraph-rsid="001a4555"/>
    </style:style>
    <style:style style:name="P1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9" style:family="paragraph" style:parent-style-name="Mono_20_Indent">
      <style:text-properties officeooo:paragraph-rsid="001a4555"/>
    </style:style>
    <style:style style:name="P20" style:family="paragraph" style:parent-style-name="Mono_20_Indent">
      <style:paragraph-properties fo:margin-top="0cm" fo:margin-bottom="0.499cm" style:contextual-spacing="false"/>
      <style:text-properties officeooo:paragraph-rsid="001a4555"/>
    </style:style>
    <style:style style:name="P21" style:family="paragraph" style:parent-style-name="Text_20_body" style:master-page-name="">
      <loext:graphic-properties draw:fill-hatch-name="hatch"/>
      <style:paragraph-properties style:page-number="auto" fo:keep-with-next="always"/>
      <style:text-properties officeooo:paragraph-rsid="001a4555"/>
    </style:style>
    <style:style style:name="P22" style:family="paragraph" style:parent-style-name="Code_20_Box_20_2">
      <style:text-properties officeooo:paragraph-rsid="001a4555"/>
    </style:style>
    <style:style style:name="P23" style:family="paragraph" style:parent-style-name="Text_20_body">
      <style:paragraph-properties fo:margin-top="0cm" fo:margin-bottom="0.499cm" style:contextual-spacing="false"/>
      <style:text-properties officeooo:paragraph-rsid="001a4555"/>
    </style:style>
    <style:style style:name="P24" style:family="paragraph" style:parent-style-name="Code_20_Box" style:master-page-name="">
      <style:paragraph-properties style:page-number="auto"/>
      <style:text-properties officeooo:paragraph-rsid="001a4555"/>
    </style:style>
    <style:style style:name="P25" style:family="paragraph" style:parent-style-name="Code_20_Box">
      <loext:graphic-properties draw:fill-hatch-name="hatch"/>
      <style:paragraph-properties fo:keep-with-next="auto"/>
      <style:text-properties officeooo:paragraph-rsid="001a4555"/>
    </style:style>
    <style:style style:name="P26" style:family="paragraph" style:parent-style-name="Code_20_Box">
      <style:paragraph-properties fo:margin-top="0cm" fo:margin-bottom="0.6cm" style:contextual-spacing="false"/>
      <style:text-properties officeooo:paragraph-rsid="001a4555"/>
    </style:style>
    <style:style style:name="P27" style:family="paragraph" style:parent-style-name="Text_20_body">
      <style:paragraph-properties fo:margin-top="0cm" fo:margin-bottom="0.7cm" style:contextual-spacing="false"/>
      <style:text-properties officeooo:paragraph-rsid="001a4555"/>
    </style:style>
    <style:style style:name="P28" style:family="paragraph" style:parent-style-name="Heading_20_4">
      <style:text-properties officeooo:paragraph-rsid="001a4555"/>
    </style:style>
    <style:style style:name="P2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30" style:family="paragraph" style:parent-style-name="Text_20_body_20_indent">
      <style:paragraph-properties fo:margin-top="0cm" fo:margin-bottom="0cm" style:contextual-spacing="false"/>
      <style:text-properties officeooo:paragraph-rsid="001a4555"/>
    </style:style>
    <style:style style:name="P31" style:family="paragraph" style:parent-style-name="Text_20_body_20_indent">
      <style:text-properties officeooo:paragraph-rsid="001a4555"/>
    </style:style>
    <style:style style:name="P32" style:family="paragraph" style:parent-style-name="Heading_20_3">
      <style:text-properties style:font-name="DejaVu Sans Condensed" fo:font-size="16pt" fo:font-weight="normal" officeooo:paragraph-rsid="001a4555" style:font-size-asian="16pt" style:font-weight-asian="normal" style:font-size-complex="16pt" style:font-weight-complex="normal"/>
    </style:style>
    <style:style style:name="P33" style:family="paragraph" style:parent-style-name="Text_20_body">
      <style:text-properties officeooo:paragraph-rsid="00408037"/>
    </style:style>
    <style:style style:name="P34" style:family="paragraph" style:parent-style-name="Heading_20_4">
      <loext:graphic-properties draw:fill-hatch-name="hatch"/>
      <style:text-properties officeooo:paragraph-rsid="001a4555"/>
    </style:style>
    <style:style style:name="P35" style:family="paragraph" style:parent-style-name="Code_20_Box_20_2" style:master-page-name="">
      <loext:graphic-properties draw:fill-hatch-name="hatch"/>
      <style:paragraph-properties style:page-number="auto" fo:keep-with-next="auto"/>
      <style:text-properties officeooo:paragraph-rsid="001a4555"/>
    </style:style>
    <style:style style:name="P36" style:family="paragraph" style:parent-style-name="Footnote">
      <style:text-properties officeooo:paragraph-rsid="015dd8f6"/>
    </style:style>
    <style:style style:name="P37" style:family="paragraph" style:parent-style-name="Code_20_Box_20_2">
      <style:paragraph-properties fo:margin-top="0cm" fo:margin-bottom="0.6cm" style:contextual-spacing="false"/>
      <style:text-properties officeooo:paragraph-rsid="001a4555"/>
    </style:style>
    <style:style style:name="P38" style:family="paragraph" style:parent-style-name="Code_20_Box_20_2" style:master-page-name="">
      <loext:graphic-properties draw:fill-hatch-name="hatch"/>
      <style:paragraph-properties style:page-number="auto" fo:keep-with-next="always"/>
      <style:text-properties officeooo:paragraph-rsid="001a4555"/>
    </style:style>
    <style:style style:name="P39" style:family="paragraph" style:parent-style-name="Code_20_Box" style:master-page-name="">
      <loext:graphic-properties draw:fill-hatch-name="hatch"/>
      <style:paragraph-properties fo:margin-top="0cm" fo:margin-bottom="0.7cm" style:contextual-spacing="false" style:page-number="auto" fo:keep-with-next="auto"/>
      <style:text-properties officeooo:paragraph-rsid="001a4555"/>
    </style:style>
    <style:style style:name="P40" style:family="paragraph" style:parent-style-name="Text_20_body">
      <style:paragraph-properties fo:margin-top="0cm" fo:margin-bottom="0.4cm" style:contextual-spacing="false"/>
      <style:text-properties officeooo:paragraph-rsid="00408037"/>
    </style:style>
    <style:style style:name="P41"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1a4555"/>
    </style:style>
    <style:style style:name="P42" style:family="paragraph" style:parent-style-name="Text_20_body">
      <style:paragraph-properties fo:margin-top="0cm" fo:margin-bottom="0.3cm" style:contextual-spacing="false"/>
      <style:text-properties officeooo:paragraph-rsid="001a4555"/>
    </style:style>
    <style:style style:name="P43" style:family="paragraph" style:parent-style-name="Text_20_body" style:master-page-name="">
      <loext:graphic-properties draw:fill-hatch-name="hatch"/>
      <style:paragraph-properties fo:margin-top="0cm" fo:margin-bottom="0.4cm" style:contextual-spacing="false" style:page-number="auto" fo:keep-with-next="always"/>
      <style:text-properties officeooo:paragraph-rsid="00213078"/>
    </style:style>
    <style:style style:name="P44" style:family="paragraph" style:parent-style-name="Code_20_Box">
      <style:text-properties officeooo:paragraph-rsid="00213078"/>
    </style:style>
    <style:style style:name="P45" style:family="paragraph" style:parent-style-name="Code_20_Box" style:master-page-name="">
      <loext:graphic-properties draw:fill-hatch-name="hatch"/>
      <style:paragraph-properties style:page-number="auto" fo:keep-with-next="auto"/>
      <style:text-properties fo:font-size="10pt" officeooo:paragraph-rsid="00213078" style:font-size-asian="10pt" style:font-size-complex="10pt"/>
    </style:style>
    <style:style style:name="P46" style:family="paragraph" style:parent-style-name="Code_20_Box_20_2">
      <style:text-properties fo:font-size="9pt" officeooo:paragraph-rsid="001a4555" style:font-size-asian="9pt" style:font-size-complex="9pt"/>
    </style:style>
    <style:style style:name="P47" style:family="paragraph" style:parent-style-name="Code_20_Box_20_2">
      <style:text-properties fo:font-size="10.5pt" officeooo:paragraph-rsid="001a4555" style:font-size-asian="10.5pt" style:font-size-complex="10.5pt"/>
    </style:style>
    <style:style style:name="P48" style:family="paragraph" style:parent-style-name="Footnote" style:master-page-name="">
      <loext:graphic-properties draw:fill-hatch-name="hatch"/>
      <style:paragraph-properties fo:line-height="100%" style:page-number="auto"/>
    </style:style>
    <style:style style:name="P49" style:family="paragraph" style:parent-style-name="Heading_20_2">
      <style:text-properties officeooo:paragraph-rsid="001a4555"/>
    </style:style>
    <style:style style:name="P50" style:family="paragraph" style:parent-style-name="Heading_20_3">
      <style:text-properties style:font-name="DejaVu Sans Condensed" officeooo:paragraph-rsid="001a4555"/>
    </style:style>
    <style:style style:name="P51" style:family="paragraph" style:parent-style-name="Code_20_Box_20_2">
      <style:paragraph-properties fo:margin-top="0cm" fo:margin-bottom="0.6cm" style:contextual-spacing="false"/>
      <style:text-properties fo:font-size="9pt" officeooo:paragraph-rsid="001a4555" style:font-size-asian="9pt" style:font-size-complex="9pt"/>
    </style:style>
    <style:style style:name="P52"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1a4555"/>
    </style:style>
    <style:style style:name="P53" style:family="paragraph" style:parent-style-name="Code_20_Box_20_2">
      <style:paragraph-properties fo:margin-top="0cm" fo:margin-bottom="0.7cm" style:contextual-spacing="false"/>
      <style:text-properties fo:font-size="9pt" officeooo:paragraph-rsid="001a4555" style:font-size-asian="9pt" style:font-size-complex="9pt"/>
    </style:style>
    <style:style style:name="P54" style:family="paragraph" style:parent-style-name="Code_20_Box_20_2">
      <style:paragraph-properties fo:margin-top="0cm" fo:margin-bottom="0.7cm" style:contextual-spacing="false"/>
      <style:text-properties officeooo:paragraph-rsid="001a4555"/>
    </style:style>
    <style:style style:name="P55" style:family="paragraph" style:parent-style-name="Code_20_Box_20_2">
      <style:paragraph-properties fo:margin-top="0cm" fo:margin-bottom="0.4cm" style:contextual-spacing="false"/>
      <style:text-properties officeooo:paragraph-rsid="001a4555"/>
    </style:style>
    <style:style style:name="P56" style:family="paragraph" style:parent-style-name="Text_20_body" style:list-style-name="L1">
      <style:paragraph-properties fo:margin-top="0cm" fo:margin-bottom="0.4cm" style:contextual-spacing="false"/>
      <style:text-properties officeooo:paragraph-rsid="001a4555"/>
    </style:style>
    <style:style style:name="P57" style:family="paragraph" style:parent-style-name="Text_20_body_20_indent">
      <style:paragraph-properties fo:margin-top="0cm" fo:margin-bottom="0.4cm" style:contextual-spacing="false"/>
      <style:text-properties officeooo:paragraph-rsid="001a4555"/>
    </style:style>
    <style:style style:name="P58" style:family="paragraph" style:parent-style-name="Text_20_body_20_indent">
      <style:paragraph-properties fo:margin-top="0cm" fo:margin-bottom="0.499cm" style:contextual-spacing="false"/>
      <style:text-properties officeooo:paragraph-rsid="001a4555"/>
    </style:style>
    <style:style style:name="P59" style:family="paragraph" style:parent-style-name="Text_20_body" style:list-style-name="L2">
      <style:text-properties officeooo:paragraph-rsid="001a4555"/>
    </style:style>
    <style:style style:name="P60" style:family="paragraph" style:parent-style-name="Code_20_Box_20_2">
      <style:text-properties fo:font-size="10pt" officeooo:paragraph-rsid="001a4555" style:font-size-asian="10pt" style:font-size-complex="10pt"/>
    </style:style>
    <style:style style:name="P61" style:family="paragraph" style:parent-style-name="Text_20_body" style:list-style-name="L3">
      <style:text-properties officeooo:paragraph-rsid="001a4555"/>
    </style:style>
    <style:style style:name="P62" style:family="paragraph" style:parent-style-name="Text_20_body" style:list-style-name="L4">
      <style:text-properties officeooo:paragraph-rsid="001a4555"/>
    </style:style>
    <style:style style:name="P63" style:family="paragraph" style:parent-style-name="Text_20_body" style:list-style-name="L4">
      <style:text-properties officeooo:paragraph-rsid="00230196"/>
    </style:style>
    <style:style style:name="P6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6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T1" style:family="text">
      <style:text-properties officeooo:rsid="00408037"/>
    </style:style>
    <style:style style:name="T2" style:family="text">
      <style:text-properties fo:font-variant="small-caps" fo:font-style="italic" style:font-style-asian="italic" style:font-style-complex="italic"/>
    </style:style>
    <style:style style:name="T3" style:family="text">
      <style:text-properties officeooo:rsid="00309518"/>
    </style:style>
    <style:style style:name="T4" style:family="text">
      <style:text-properties style:font-name="Nimbus Sans" fo:font-size="10pt" style:font-size-asian="10pt" style:font-size-complex="10pt"/>
    </style:style>
    <style:style style:name="T5" style:family="text">
      <style:text-properties fo:font-size="12pt" style:font-size-asian="12pt" style:font-size-complex="12pt"/>
    </style:style>
    <style:style style:name="T6" style:family="text">
      <style:text-properties fo:font-variant="small-caps"/>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officeooo:rsid="001e7296"/>
    </style:style>
    <style:style style:name="T10" style:family="text">
      <style:text-properties officeooo:rsid="003f3032"/>
    </style:style>
    <style:style style:name="T11" style:family="text">
      <style:text-properties fo:font-variant="normal" fo:text-transform="none"/>
    </style:style>
    <style:style style:name="T12" style:family="text">
      <style:text-properties fo:font-style="normal" style:font-style-asian="normal" style:font-style-complex="normal"/>
    </style:style>
    <style:style style:name="T13" style:family="text">
      <style:text-properties style:text-position="super 58%"/>
    </style:style>
    <style:style style:name="T14" style:family="text">
      <style:text-properties officeooo:rsid="00999885"/>
    </style:style>
    <style:style style:name="T15" style:family="text">
      <style:text-properties fo:font-variant="small-caps" fo:font-style="normal" style:font-style-asian="normal" style:font-style-complex="normal"/>
    </style:style>
    <style:style style:name="T16" style:family="text">
      <style:text-properties fo:font-style="normal" officeooo:rsid="00201ae5" style:font-style-asian="normal" style:font-style-complex="normal"/>
    </style:style>
    <style:style style:name="T17" style:family="text">
      <style:text-properties style:font-name="DejaVu Serif" fo:font-style="normal" officeooo:rsid="00201ae5" style:font-name-asian="DejaVu Serif" style:font-style-asian="normal" style:font-name-complex="DejaVu Serif" style:font-style-complex="normal"/>
    </style:style>
    <style:style style:name="T18" style:family="text">
      <style:text-properties style:font-name="DejaVu Serif" fo:font-style="normal" officeooo:rsid="00201ae5" style:font-name-asian="Noto Serif CJK SC" style:font-style-asian="normal" style:font-name-complex="FreeSans" style:font-style-complex="normal"/>
    </style:style>
    <style:style style:name="T19" style:family="text">
      <style:text-properties fo:font-style="normal" officeooo:rsid="00408037" style:font-style-asian="normal" style:font-style-complex="normal"/>
    </style:style>
    <style:style style:name="T20" style:family="text">
      <style:text-properties style:font-name="DejaVu Serif" fo:font-style="normal" style:font-name-asian="DejaVu Serif" style:font-style-asian="normal" style:font-name-complex="DejaVu Serif" style:font-style-complex="normal"/>
    </style:style>
    <style:style style:name="T21" style:family="text">
      <style:text-properties fo:font-style="normal" style:font-name-asian="DejaVu Serif" style:font-style-asian="normal" style:font-name-complex="DejaVu Serif" style:font-style-complex="normal"/>
    </style:style>
    <style:style style:name="T22" style:family="text">
      <style:text-properties fo:font-weight="normal" style:font-weight-asian="normal" style:font-weight-complex="normal"/>
    </style:style>
    <style:style style:name="T23" style:family="text">
      <style:text-properties officeooo:rsid="0027b3d0"/>
    </style:style>
    <style:style style:name="T24" style:family="text">
      <style:text-properties officeooo:rsid="01f025f2"/>
    </style:style>
    <style:style style:name="T25" style:family="text">
      <style:text-properties fo:font-size="10.5pt" style:font-size-asian="10.5pt" style:font-size-complex="10.5pt"/>
    </style:style>
    <style:style style:name="T26" style:family="text">
      <style:text-properties officeooo:rsid="00299aa5"/>
    </style:style>
    <style:style style:name="T27" style:family="text">
      <style:text-properties officeooo:rsid="002e684e"/>
    </style:style>
    <style:style style:name="T28" style:family="text">
      <style:text-properties officeooo:rsid="015dd8f6"/>
    </style:style>
    <style:style style:name="T29" style:family="text">
      <style:text-properties fo:font-style="italic" officeooo:rsid="015dd8f6" style:font-style-asian="italic" style:font-style-complex="italic"/>
    </style:style>
    <style:style style:name="T30" style:family="text">
      <style:text-properties fo:font-variant="small-caps" officeooo:rsid="015dd8f6"/>
    </style:style>
    <style:style style:name="T31" style:family="text">
      <style:text-properties fo:font-variant="normal" fo:text-transform="none" officeooo:rsid="015dd8f6"/>
    </style:style>
    <style:style style:name="T32" style:family="text">
      <style:text-properties fo:font-variant="small-caps" officeooo:rsid="015eba4c"/>
    </style:style>
    <style:style style:name="T33" style:family="text">
      <style:text-properties fo:font-variant="normal" fo:text-transform="none" officeooo:rsid="015eba4c"/>
    </style:style>
    <style:style style:name="T34" style:family="text">
      <style:text-properties fo:font-variant="normal" fo:text-transform="none" officeooo:rsid="01623c04"/>
    </style:style>
    <style:style style:name="T35" style:family="text">
      <style:text-properties officeooo:rsid="0030183e"/>
    </style:style>
    <style:style style:name="T36" style:family="text">
      <style:text-properties fo:font-size="11.5pt" style:font-size-asian="11.5pt" style:font-size-complex="11.5pt"/>
    </style:style>
    <style:style style:name="T37" style:family="text">
      <style:text-properties fo:font-size="11.5pt" officeooo:rsid="00cd1462" style:font-size-asian="11.5pt" style:font-size-complex="11.5pt"/>
    </style:style>
    <style:style style:name="T38" style:family="text">
      <style:text-properties officeooo:rsid="00cd1462"/>
    </style:style>
    <style:style style:name="T39" style:family="text">
      <style:text-properties officeooo:rsid="0036c435"/>
    </style:style>
    <style:style style:name="T40" style:family="text">
      <style:text-properties style:font-name="FreeMono" fo:font-size="10pt" style:font-size-asian="10pt" style:font-name-complex="FreeMono" style:font-size-complex="10pt"/>
    </style:style>
    <style:style style:name="T41" style:family="text">
      <style:text-properties style:font-name="Nimbus Sans" fo:font-style="italic" style:font-style-asian="italic" style:font-style-complex="italic"/>
    </style:style>
    <style:style style:name="T42" style:family="text">
      <style:text-properties officeooo:rsid="01625252"/>
    </style:style>
    <style:style style:name="T43" style:family="text">
      <style:text-properties officeooo:rsid="00387cae"/>
    </style:style>
    <style:style style:name="T44" style:family="text">
      <style:text-properties officeooo:rsid="00388cd1"/>
    </style:style>
    <style:style style:name="T45" style:family="text">
      <style:text-properties officeooo:rsid="02c3ddcc"/>
    </style:style>
    <style:style style:name="T46" style:family="text">
      <style:text-properties style:font-name="FreeMono" fo:font-size="10pt" style:font-size-asian="10pt" style:font-size-complex="10pt"/>
    </style:style>
    <style:style style:name="T47" style:family="text">
      <style:text-properties style:font-name="Nimbus Sans" fo:font-size="10pt" style:font-size-asian="10pt" style:font-name-complex="FreeMono" style:font-size-complex="10pt"/>
    </style:style>
    <style:style style:name="T48" style:family="text">
      <style:text-properties officeooo:rsid="003caab0"/>
    </style:style>
    <style:style style:name="T49" style:family="text">
      <style:text-properties officeooo:rsid="003deb0a"/>
    </style:style>
    <style:style style:name="T50" style:family="text">
      <style:text-properties style:font-name="FreeSerif"/>
    </style:style>
    <style:style style:name="T51" style:family="text">
      <style:text-properties fo:font-size="12pt"/>
    </style:style>
    <style:style style:name="T52" style:family="text">
      <style:text-properties style:font-name="DejaVu Serif1" fo:font-size="12pt" style:font-name-complex="DejaVu Serif1"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3" style:family="graphic" style:parent-style-name="Frame">
      <style:graphic-properties fo:margin-left="0cm" fo:margin-right="0cm" fo:margin-top="0cm" fo:margin-bottom="0.499cm" style:run-through="foreground" style:wrap="none" style:vertical-pos="from-top" style:vertical-rel="page-content" style:horizontal-pos="center" style:horizontal-rel="page-content"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loext:rel-width-rel="paragraph"/>
    </style:style>
    <style:style style:name="fr5" style:family="graphic" style:parent-style-name="H3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hadow="none" draw:shadow-opacity="100%"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H4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9" style:family="graphic" style:parent-style-name="H3frame">
      <style:graphic-properties style:vertical-pos="from-top" style:vertical-rel="paragraph" style:horizontal-pos="from-left" style:horizontal-rel="paragraph" draw:opacity="0%" draw:wrap-influence-on-position="once-concurrent" loext:allow-overlap="true" draw:textarea-vertical-align="top"/>
    </style:style>
    <style:style style:name="fr10"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6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2.6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2.68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1.87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5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50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3.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1-h1" text:anchor-type="paragraph" svg:y="-0.101cm" svg:width="2cm" draw:z-index="38"><draw:text-box fo:min-height="0.741cm"><text:p text:style-name="P2">||||</text:p></draw:text-box></draw:frame><text:bookmark-start text:name="Chapter 01"/>Rapid Introduction to Procedural Programming<text:bookmark-end text:name="Chapter 01"/></text:h>
      <text:p text:style-name="P3">This chapter provides enough information to get you started writing Python programs. We strongly recommend that you install Python if you have not already done so, so that you can get hands-on experience to reinforce what you learn here. (The Introduction [<text:a xlink:type="simple" xlink:href="#Chapter 00" text:style-name="Internet_20_link" text:visited-style-name="Visited_20_Internet_20_Link"><text:span text:style-name="T1">11 ⮜</text:span></text:a>] explains how to obtain and install Python on all major platforms.)</text:p>
      <text:p text:style-name="P3">This chapter’s first section shows you how to create and execute Python programs. You can use your favourite plain text editor to write your Python code, but the <text:span text:style-name="T2">idle</text:span> programming environment discussed in this section provides not only a code editor, but also additional functionality, including facilities for experimenting with Python code, and for debugging Python programs.</text:p>
      <text:p text:style-name="P3">The second section presents eight key pieces of Python that on their own are sufficient to write useful programs. These pieces are all covered fully in later chapters, and as the book progresses they are supplemented by all of the rest of Python so that by the end of the book, you will have covered the whole language and will be able to use all that it offers in your programs.</text:p>
      <text:p text:style-name="P3">The chapter’s <text:span text:style-name="T3">fi</text:span>nal section introduces two short programs which use the subset of Python features introduced in the second section so that you can get an immediate taste of Python programming.</text:p>
      <text:h text:style-name="P4" text:outline-level="2"><draw:frame draw:style-name="fr2" draw:name="f01-01-h2" text:anchor-type="paragraph" svg:y="-0.25cm" svg:width="1.401cm" draw:z-index="39"><draw:text-box fo:min-height="0.741cm"><text:p text:style-name="P5">|||</text:p></draw:text-box></draw:frame>Creating and Running Python Programs</text:h>
      <text:p text:style-name="P3"><draw:frame text:anchor-type="paragraph" draw:z-index="17" draw:name="p009 jump" draw:style-name="gr1" draw:text-style-name="P8" svg:width="1.571cm" svg:height="2.661cm" svg:x="17.039cm" svg:y="-0.24cm"><draw:text-box draw:corner-radius="0.199cm"><text:p text:style-name="P6"><text:span text:style-name="T4">Char­</text:span><text:span text:style-name="T4"/><text:span text:style-name="T4">acter </text:span><text:span text:style-name="T4">encod­</text:span><text:span text:style-name="T4"/><text:span text:style-name="T4">ings</text:span></text:p><text:p text:style-name="P7"><text:span text:style-name="T5"><text:a xlink:href="#Character Encodings" xlink:type="simple">102 ⮞</text:a></text:span></text:p></draw:text-box></draw:frame>Python code can be written using any plain text editor that can load and save text using either the <text:a xlink:type="simple" xlink:href="https://en.wikipedia.org/wiki/ASCII" text:style-name="Internet_20_link" text:visited-style-name="Visited_20_Internet_20_Link"><text:span text:style-name="T6">ascii</text:span></text:a> or the <text:a xlink:type="simple" xlink:href="https://en.wikipedia.org/wiki/UTF-8" text:style-name="Internet_20_link" text:visited-style-name="Visited_20_Internet_20_Link"><text:span text:style-name="T6">utf-8</text:span></text:a> Unicode character encoding. By default, Python files are assumed to use the <text:span text:style-name="T6">utf-8</text:span> character encoding, a superset of <text:span text:style-name="T6">ascii</text:span> that can represent pretty well every character in every language. Python files normally have an extension of <text:span text:style-name="Filename">.py</text:span>, although on some Unix-like systems (e.g., Linux and Mac OS X) some Python applications have <text:soft-page-break/>no extension, and Python <text:span text:style-name="T6">gui</text:span> (Graphical User Interface) programs usually have an extension of <text:span text:style-name="Filename">.pyw</text:span>, particularly on Windows and Mac OS X. In this book we always use an extension of <text:span text:style-name="Filename">.py</text:span> for Python console programs and Python modules, and <text:span text:style-name="Filename">.pyw</text:span>, for <text:span text:style-name="T6">gui</text:span> programs. All the examples presented in this book run unchanged on all platforms that have Python 3 available.</text:p>
      <text:p text:style-name="P3">Just to make sure that everything is set up correctly, and to show the classical first example, create a file called “<text:span text:style-name="Filename">hello.py</text:span>” in a plain text editor (Windows Notepad is <text:span text:style-name="T3">fi</text:span>ne—we’ll use a better editor shortly), with the following contents:</text:p>
      <text:p text:style-name="P9">#!/usr/bin/env python3</text:p>
      <text:p text:style-name="P9">print("Hello", "World!")</text:p>
      <text:p text:style-name="P3">The first line is a comment. In Python, comments begin with a <text:span text:style-name="Console">#</text:span> and continue to the end of the line. (We will explain the rather cryptic comment in a moment.) The second line is blank—outside quoted strings, Python ignores blank lines, but they are often useful to humans to break up large blocks of code to make them easier to read. The third line is Python code. Here, the <text:span text:style-name="Console">print()</text:span> function is called with two arguments, each of type <text:span text:style-name="Console">str</text:span> (string; i.e., a sequence of characters).</text:p>
      <text:p text:style-name="P3">Each statement encountered in a <text:span text:style-name="Filename">.py</text:span> file is executed in turn, starting with the first one and progressing line by line. This is different from some other languages, for example, C++ and Java, which have a particular function or method with a special name where they start from. The <text:span text:style-name="T3">fl</text:span>ow of control can of course be diverted as we will see when we discuss Python’s control structures in the next section.</text:p>
      <text:p text:style-name="P3">We will assume that Windows users keep their Python code in the <text:span text:style-name="Filename">C:\py3eg</text:span> directory and that Unix (i.e., Unix, Linux, and Mac OS X) users keep their code in the <text:span text:style-name="Filename">$HOME/py3eg</text:span> directory. Save <text:span text:style-name="Filename">hello.py</text:span> into the <text:span text:style-name="Filename">py3eg</text:span> directory and close the text editor.</text:p>
      <text:p text:style-name="P3">Now that we have a program, we can run it. Python programs are executed by the Python interpreter, and normally this is done inside a console window. On Windows the console is called “<text:span text:style-name="Console">Console</text:span>”, or “<text:span text:style-name="Console">DOS Prompt</text:span>”, or “<text:span text:style-name="Console">MS‑DOS Prompt</text:span>”, or something similar, and is usually available from <text:span text:style-name="Console">Start→All Programs→Accessories</text:span>. On Mac <text:span text:style-name="T6">os x</text:span> the console is provided by the <text:span text:style-name="Filename">Terminal.app</text:span> program (located in <text:span text:style-name="Filename">Applications/Utilities</text:span> by default), available using Finder, and on other Unixes, we can use an <text:span text:style-name="Console">xterm</text:span> or the console provided by the windowing environment, for example, <text:span text:style-name="Console">konsole</text:span> or <text:span text:style-name="Console">gnome‑terminal</text:span>.</text:p>
      <text:p text:style-name="P3">Start up a console, and on Windows enter the following commands (which assume that Python is installed in the default location)—the console’s output is shown in <text:span text:style-name="Console">light-face</text:span>; what you type is shown in <text:span text:style-name="Console"><text:span text:style-name="T7">bold</text:span></text:span>:</text:p>
      <text:p text:style-name="P9"><text:soft-page-break/>C:\&gt;<text:span text:style-name="T7">cd c:\py3eg</text:span></text:p>
      <text:p text:style-name="P9">C:\py3eg\&gt;<text:span text:style-name="T7">c:\python31\python.exe hello.py</text:span></text:p>
      <text:p text:style-name="P3">Since the <text:span text:style-name="Console">cd</text:span> (change directory) command has an absolute <text:span text:style-name="T6">path</text:span>, it doesn’t matter which directory you start out from.</text:p>
      <text:p text:style-name="P3">Unix users enter this instead (assuming that Python 3 is in the <text:span text:style-name="T6">path</text:span>):<text:note text:id="ftn1" text:note-class="footnote"><text:note-citation>1</text:note-citation><text:note-body><text:p text:style-name="Footnote">The Unix prompt may well be different from the ‘$’ shown here.</text:p></text:note-body></text:note></text:p>
      <text:p text:style-name="P9">$ <text:span text:style-name="T7">cd $HOME/py3eg</text:span></text:p>
      <text:p text:style-name="P9">$ <text:span text:style-name="T7">python3 hello.py</text:span></text:p>
      <text:p text:style-name="P3">In both cases the output should be the same:</text:p>
      <text:p text:style-name="P9">Hello World!</text:p>
      <text:p text:style-name="P3">Note that unless stated otherwise, Python’s behaviour on Mac <text:span text:style-name="T6">os x</text:span> is the same as that on any other Unix system. In fact, whenever we refer to “<text:span text:style-name="T8">Unix</text:span>” it can be taken to mean Linux, <text:span text:style-name="T6">bsd</text:span>, Mac <text:span text:style-name="T6">os x</text:span>, and most other Unix<text:span text:style-name="T3">e</text:span>s and Unix-like systems.</text:p>
      <text:p text:style-name="P3"><draw:frame text:anchor-type="paragraph" draw:z-index="18" draw:name="p 011 jump" draw:style-name="gr2" draw:text-style-name="P8" svg:width="1.571cm" svg:height="1.391cm" svg:x="17cm" svg:y="0cm"><draw:text-box draw:corner-radius="0.199cm"><text:p text:style-name="P6"><text:span text:style-name="T4">print()</text:span></text:p><text:p text:style-name="P7"><text:span text:style-name="T5"><text:a xlink:href="#The print() Function" xlink:type="simple">192 ⮞</text:a></text:span></text:p></draw:text-box></draw:frame>Although the program has just one executable statement, by running it we can infer some information about the <text:span text:style-name="Console">print()</text:span> function. For one thing, <text:span text:style-name="Console">print()</text:span> is a built-in part of the Python language—we didn’t need to “<text:span text:style-name="T8">import</text:span>” or “<text:span text:style-name="T8">include</text:span>” it from a library to make use of it. Also, it separates each item it prints with a single space, and prints a newline after the last item is printed. These are default behaviours that can be changed, as we will see later. Another thing worth noting about <text:span text:style-name="Console">print()</text:span> is that it can take as many or as few arguments as we care to give it.</text:p>
      <text:p text:style-name="P3">Typing such command lines to invoke our Python programs would quickly become tedious. Fortunately, on both Windows and Unix we can use more convenient approaches. Assuming we are in the <text:span text:style-name="Filename">py3eg</text:span> directory, on Windows we can simply type:</text:p>
      <text:p text:style-name="P9">C:\py3eg\&gt;<text:span text:style-name="T7">hello.py</text:span></text:p>
      <text:p text:style-name="P3">Windows uses its registry of file associations to automatically call the Python interpreter when a <text:span text:style-name="T3">fi</text:span>lename with extension <text:span text:style-name="Filename">.py</text:span> is entered in a console.</text:p>
      <text:p text:style-name="P3">Unfortunately, this convenience does not always work, since <text:bookmark-start text:name="Windows File Bug"/>some versions of Windows have a bug<text:bookmark-end text:name="Windows File Bug"/> that sometimes affects the execution of interpreted programs that are invoked as the result of a file association. This isn’t specific to Python; other interpreters and even some <text:span text:style-name="Filename">.bat</text:span> files are affected by the bug too. If this problem arises, simply invoke Python directly rather than relying on the file association.</text:p>
      <text:p text:style-name="P10"><text:soft-page-break/>If the output on Windows is:</text:p>
      <text:p text:style-name="P9">('Hello', 'World!')</text:p>
      <text:p text:style-name="P10">…then it means that Python 2 is on the system and is being invoked instead of Python 3. One solution to this is to change the <text:span text:style-name="Filename">.py</text:span> file association from Python 2 to Python 3. The other (less convenient, but safer) solution is to put the Python 3 interpreter in the <text:span text:style-name="T6">path</text:span> (assuming it is installed in the default location), and execute it explicitly each time. (This also gets around the <text:a xlink:type="simple" xlink:href="#Windows File Bug" text:style-name="Internet_20_link" text:visited-style-name="Visited_20_Internet_20_Link">Windows file association bug mentioned earlier</text:a>.) For example:</text:p>
      <text:p text:style-name="P9">C:\py3eg\&gt;<text:span text:style-name="T7">path=c:\python31;%path%</text:span></text:p>
      <text:p text:style-name="P9">C:\py3eg\&gt;<text:span text:style-name="T7">python hello.py</text:span></text:p>
      <text:p text:style-name="P10">It might be more convenient to create a <text:span text:style-name="Filename">py3.bat</text:span> file with the single line <text:span text:style-name="Inline_20_Code"><text:span text:style-name="T6">path</text:span></text:span><text:span text:style-name="Inline_20_Code">=c:\python31;%</text:span><text:span text:style-name="Inline_20_Code"><text:span text:style-name="T6">path</text:span></text:span><text:span text:style-name="Inline_20_Code">%</text:span> and to save this file in the C:\Windows directory. Then, whenever you start a console for running Python 3 programs, begin by executing <text:span text:style-name="Console">py3.bat</text:span>. Or alternatively you can have <text:span text:style-name="Console">py3.bat</text:span> executed automatically. To do this, change the console’s properties (<text:span text:style-name="T9">fi</text:span>nd the console in the Start menu, then right-click it to pop up its Properties dialog), and in the Shortcut tab’s Target string, append the text “<text:span text:style-name="Inline_20_Code"> /u /k c:\windows\py3.bat</text:span>” (note the space before, between, and after the “<text:span text:style-name="Inline_20_Code">/u</text:span>” and “<text:span text:style-name="Inline_20_Code">/k</text:span>” options, and be sure to add this at the end after “<text:span text:style-name="Inline_20_Code">cmd.exe</text:span>”).</text:p>
      <text:p text:style-name="P10">On Unix, we must first make the file executable, and then we can run it:</text:p>
      <text:p text:style-name="P9">$ <text:span text:style-name="T7">chmod +x hello.py</text:span></text:p>
      <text:p text:style-name="P9">$ <text:span text:style-name="T7">./hello.py</text:span></text:p>
      <text:p text:style-name="P10">We need to run the <text:span text:style-name="Console">chmod</text:span> command only once of course; after that we can simply enter <text:span text:style-name="Inline_20_Code">./hello.py</text:span> and the program will run.</text:p>
      <text:p text:style-name="P10">On Unix, when a program is invoked in the console, the <text:span text:style-name="T9">fil</text:span>e’s first two bytes are read.<text:note text:id="ftn2" text:note-class="footnote"><text:note-citation>2</text:note-citation><text:note-body><text:p text:style-name="Footnote">The interaction between the user and the console is handled by a “shell” program. The distinction between the console and the shell does not concern us here, so we use the terms interchangeably.</text:p></text:note-body></text:note> If these bytes are the <text:span text:style-name="T6">ascii</text:span> characters #!, the shell assumes that the file is to be executed by an interpreter and that the <text:span text:style-name="T9">fil</text:span>e’s first line specifies which interpreter to use. This line is called the <text:bookmark-start text:name="Shebang Line"/><text:span text:style-name="T8">shebang</text:span> (shell execute) line<text:bookmark-end text:name="Shebang Line"/>, and if present must be the first line in the file.</text:p>
      <text:p text:style-name="P10">The <text:span text:style-name="T8">shebang</text:span> line is commonly written in one of two forms, either:</text:p>
      <text:p text:style-name="P11">#!/usr/bin/python3</text:p>
      <text:p text:style-name="P10">or:</text:p>
      <text:p text:style-name="P11">#!/usr/bin/env python3</text:p>
      <text:p text:style-name="P12"><text:soft-page-break/>If written using the first form, the specified interpreter is used. This form may be necessary for Python programs that are to be run by a web server, although the specific <text:span text:style-name="T6">path</text:span> may be different from the one shown. If written using the second form, the first python3 interpreter found in the shell’s current environment is used. The second form is more versatile because it allows for the possibility that the Python 3 interpreter is not located in <text:span text:style-name="Filename">/usr/bin</text:span> (e.g., it could be in <text:span text:style-name="Filename">/usr/local/bin</text:span> or installed under <text:span text:style-name="Console">$HOME</text:span>). The shebang line is not needed (but is harmless) under Windows; all the examples in this book have a shebang line of the second form, although we won’t show it.</text:p>
      <text:p text:style-name="P12">Note that for Unix systems we assume that the name of Python 3’s executable (or a soft link to it) in the <text:span text:style-name="Console"><text:span text:style-name="T6">path</text:span></text:span> is python3. If this is not the case, you will need to change the shebang line in the examples to use the correct name (or correct name and <text:span text:style-name="T6">path</text:span> if you use the first form), or create a soft link from the Python 3 executable to the name <text:span text:style-name="Console">python3</text:span> somewhere in the <text:span text:style-name="Console"><text:span text:style-name="T6">path</text:span></text:span>.</text:p>
      <text:p text:style-name="P13"><draw:frame text:anchor-type="paragraph" draw:z-index="2" draw:name="p013 jump" draw:style-name="gr3" draw:text-style-name="P14" svg:width="1.571cm" svg:height="2.689cm" svg:x="-1.6cm" svg:y="0cm"><draw:text-box draw:corner-radius="0.199cm"><text:p text:style-name="P7"><text:span text:style-name="T4">Obtain­</text:span><text:span text:style-name="T4"/><text:span text:style-name="T4">ing and </text:span><text:span text:style-name="T4">install­­­ing </text:span><text:span text:style-name="T4">Python</text:span></text:p><text:p><text:span text:style-name="T5"><text:a xlink:href="#1.1.1.1.Obtaining and Installing Python 3|outline" xlink:type="simple">14 ⮜</text:a></text:span></text:p></draw:text-box></draw:frame>Many powerful plain text editors, such as Vim and Emacs, come with built-in support for editing Python programs. This support typically involves providing colour syntax highlighting and correctly indenting or unindenting lines. An alternative is to use the <text:span text:style-name="T2">idle</text:span> Python programming environment. On Windows and Mac <text:span text:style-name="T6">os x</text:span>, <text:span text:style-name="T2">idle</text:span> is installed by default. On Unix's <text:span text:style-name="T2">idle</text:span> is built along with the Python interpreter if you build from the tarball, but if you use a package manager, <text:span text:style-name="T2">idle</text:span> is usually provided as a separate package as described in the Introduction<text:a xlink:type="simple" xlink:href="#Figure 1.1|graphic" text:style-name="Internet_20_link" text:visited-style-name="Visited_20_Internet_20_Link"><text:span text:style-name="T9"> </text:span></text:a><text:span text:style-name="T9">[</text:span><text:a xlink:type="simple" xlink:href="#Chapter 00" text:style-name="Internet_20_link" text:visited-style-name="Visited_20_Internet_20_Link"><text:span text:style-name="T10">11 ⮜</text:span></text:a><text:span text:style-name="T10">]</text:span>.</text:p>
      <text:p text:style-name="P13">As the screenshot in <text:span text:style-name="T9">Figure 1.1 [</text:span><text:a xlink:type="simple" xlink:href="#Figure-01.1: idle’s Python Shell|graphic" text:style-name="Internet_20_link" text:visited-style-name="Visited_20_Internet_20_Link"><text:span text:style-name="T1">24 ⮞</text:span></text:a><text:span text:style-name="T10">]</text:span><text:span text:style-name="T9"> shows</text:span>, <text:span text:style-name="T2">idle</text:span> has a rather retro look that harks back to the days of <text:span text:style-name="T8">Motif</text:span> on Unix and Windows 95. This is because it uses the <text:span text:style-name="T8">Tk</text:span>-based <text:span text:style-name="T8">Tkinter</text:span> <text:span text:style-name="T6">gui</text:span> library (covered in Chapter 15 [<text:a xlink:type="simple" xlink:href="#Chapter 15" text:style-name="Internet_20_link" text:visited-style-name="Visited_20_Internet_20_Link"><text:span text:style-name="T10">571 ➤</text:span></text:a>]) rather than one of the more powerful modern <text:span text:style-name="T6">gui</text:span> libraries such as <text:span text:style-name="T8">PyGtk</text:span>, <text:span text:style-name="T8">PyQt</text:span>, or <text:span text:style-name="T8">wxPython</text:span>. The reasons for the use of <text:span text:style-name="T8">Tkinter</text:span> are a mixture of history, liberal <text:span text:style-name="T11">licence</text:span> conditions, and the fact that <text:span text:style-name="T8">Tkinter</text:span> is much smaller than the other <text:span text:style-name="T6">gui</text:span> libraries. On the plus side, <text:span text:style-name="T2">idle</text:span> comes as standard with Python and is very simple to learn and use.</text:p>
      <text:p text:style-name="P12"><text:span text:style-name="T2">idle</text:span> provides three key facilities: the ability to enter Python expressions and code and to see the results directly in the Python Shell; a code editor that provides Python-specific colour syntax highlighting and indentation support; and a debugger that can be used to step through code to help identify and kill bugs. The Python Shell is especially useful for trying out simple algorithms, snippets of code, and regular expressions, and can also be used as a very powerful and flexible calculator.</text:p>
      <text:p text:style-name="P3">Several other Python development environments are available, but we recommend that you use <text:span text:style-name="T2">idle</text:span>, at least at first. An alternative is to create your programs in the plain text editor of your choice and debug using calls to <text:span text:style-name="Console">print()</text:span>.</text:p>
      <text:p text:style-name="P15"><draw:frame draw:style-name="fr3" draw:name="Frame-1-1:IDLE Picture" text:anchor-type="paragraph" svg:y="0cm" svg:width="14.7cm" draw:z-index="62"><draw:text-box fo:min-height="9.661cm"><text:p text:style-name="P16"><draw:frame draw:style-name="fr4" draw:name="Figure-01.1: idle’s Python Shell" text:anchor-type="paragraph" svg:x="0cm" svg:y="0cm" svg:width="14.7cm" style:rel-width="100%" svg:height="8.999cm" style:rel-height="scale" draw:z-index="63"><draw:image xlink:href="Pictures/1000000100000263000001786349D8AF.png" xlink:type="simple" xlink:show="embed" xlink:actuate="onLoad" draw:mime-type="image/png"/></draw:frame><text:span text:style-name="Caption_20_characters">Figure </text:span><text:span text:style-name="Caption_20_characters"><text:sequence text:ref-name="refFigure0" text:name="Figure" text:formula="ooow:Figure+1" style:num-format="1">1.1</text:sequence></text:span><text:span text:style-name="Caption_20_characters">: </text:span><text:span text:style-name="T6">idle</text:span>’s Python Shell</text:p></draw:text-box></draw:frame><text:soft-page-break/>It is possible to invoke the Python interpreter without specifying a Python program. If this is done the interpreter starts up in interactive mode. In this mode it is possible to enter Python statements and see the results exactly the same as when using <text:span text:style-name="T2">idle</text:span><text:span text:style-name="T12">’s</text:span> Python Shell window, and with the same prompts. But <text:span text:style-name="T2">idle</text:span> is much easier to use, so we recommend using <text:span text:style-name="T2">idle</text:span> for experimenting with code snippets. The short interactive examples we show are all assumed to be entered in an interactive Python interpreter or in <text:span text:style-name="T2">idle</text:span>’s Python Shell.</text:p>
      <text:p text:style-name="P3">We now know how to create and run Python programs, but clearly we won’t get very far knowing only a single function. In the next section we will considerably increase our Python knowledge. This will make us able to create short but useful Python programs, something we will do in this chapter’s last section.</text:p>
      <text:h text:style-name="P4" text:outline-level="2"><draw:frame draw:style-name="fr2" draw:name="f01-02-h2" text:anchor-type="paragraph" svg:y="-0.25cm" svg:width="1.401cm" draw:z-index="40"><draw:text-box fo:min-height="0.741cm"><text:p text:style-name="P5">|||</text:p></draw:text-box></draw:frame>Python’s “Beautiful Heart”</text:h>
      <text:p text:style-name="P3">In this section we will learn about eight key pieces of Python, and in the next section we will show how these pieces can be used to write a couple of small but realistic programs. There is much more to say about all of the things covered in this section, so if as you read it you feel that Python is missing something or that things are sometimes done in a long-winded way, peek ahead using the forward references or using the table of contents or index, and you will almost certainly <text:span text:style-name="T3">fi</text:span>n<text:span text:style-name="T3">d</text:span> that Python has the feature you want and often has more concise forms of expression than we show here—and a lot more besides.</text:p>
      <text:h text:style-name="P17" text:outline-level="3"><draw:frame draw:style-name="fr5" draw:name="f01-01-h3" text:anchor-type="paragraph" svg:y="-0.25cm" svg:width="1cm" draw:z-index="48"><draw:text-box fo:min-height="0.741cm"><text:p text:style-name="P18">||</text:p></draw:text-box></draw:frame><text:soft-page-break/>Piece #1: Data Types</text:h>
      <text:p text:style-name="P3">One fundamental thing that any programming language must be able to do is represent items of data. Python provides several built-in data types, but we will concern ourselves with only two of them for now. Python represents integers (positive and negative whole numbers) using the <text:span text:style-name="Console">int</text:span> type, and it represents <text:span text:style-name="T8">strings</text:span> (sequences of Unicode characters) using the <text:span text:style-name="Console">str</text:span> type. Here are some examples of <text:span text:style-name="T8">integer</text:span> and <text:span text:style-name="T8">string</text:span> literals:</text:p>
      <text:p text:style-name="P19">-973</text:p>
      <text:p text:style-name="P19">210624583337114373395836055367340864637790190801098222508621955072</text:p>
      <text:p text:style-name="P19">0</text:p>
      <text:p text:style-name="P19">"Infinitely Demanding"</text:p>
      <text:p text:style-name="P19">'Simon Critchley'</text:p>
      <text:p text:style-name="P19">'positively αβγ ÷©'</text:p>
      <text:p text:style-name="P20">''</text:p>
      <text:p text:style-name="P3">Incidentally, the second number shown is 2<text:span text:style-name="T13">217</text:span>—the size of Python’s integers is limited only by machine memory, not by a <text:span text:style-name="T9">fi</text:span>xed number of bytes. Strings can be delimited by double or single quotes, as long as the same kind are used at both ends, and since Python uses Unicode, strings are not limited to <text:span text:style-name="T6">ascii</text:span> characters, as the penultimate string shows. An empty string is simply one with nothing between the delimiters.</text:p>
      <text:p text:style-name="P3">Python uses square brackets (<text:span text:style-name="Console">[]</text:span>) to access an item from a sequence such as a <text:span text:style-name="T8">string</text:span>. For example, if we are in a Python Shell (either in the interactive interpreter, or in <text:span text:style-name="T2">idle</text:span>) we can enter the following—the Python Shell’s output is shown in <text:span text:style-name="Console">light-face</text:span>; what you type is shown in <text:span text:style-name="Console"><text:span text:style-name="T7">bold</text:span></text:span>:</text:p>
      <text:p text:style-name="P9">&gt;&gt;&gt; <text:span text:style-name="T7">"Hard Times"[5]</text:span></text:p>
      <text:p text:style-name="P9">'T'</text:p>
      <text:p text:style-name="P9">&gt;&gt;&gt; <text:span text:style-name="T7">"giraffe"[0]</text:span></text:p>
      <text:p text:style-name="P9">'g'</text:p>
      <text:p text:style-name="P3"><text:span text:style-name="T9">T</text:span>raditionally, Python Shells use ‘<text:span text:style-name="Console">&gt;&gt;&gt;</text:span>’ as their prompt, although this can be changed. The square brackets syntax can be used with data items of any data type that is a sequence, such as <text:span text:style-name="T8">strings</text:span> and <text:span text:style-name="T8">lists</text:span>. This consistency of syntax is one of the reasons that Python is so beautiful. Note that all Python index positions start at <text:span text:style-name="Console">0</text:span>.</text:p>
      <text:p text:style-name="P3">In Python, both <text:span text:style-name="Console">str</text:span> and the basic numeric types such as <text:span text:style-name="Console">int</text:span> are immutable—that is, once set, their value cannot be changed. At first this appears to be a rather strange limitation, but Python’s syntax means that this is a nonissue in practice. The only reason for mentioning it is that although we can use square brackets to retrieve the character at a given index position in a string, we cannot use them to set a new character. (Note that in Python a character is simply a string of length <text:span text:style-name="Console">1</text:span>.)</text:p>
      <text:p text:style-name="P21"><text:soft-page-break/>To convert a data item from one type to another we can use the syntax <text:span text:style-name="Inline_20_Code">datatype(item)</text:span>. For example:</text:p>
      <text:p text:style-name="P9">&gt;&gt;&gt; <text:span text:style-name="T7">int("45")</text:span></text:p>
      <text:p text:style-name="P9">45</text:p>
      <text:p text:style-name="P9">&gt;&gt;&gt; <text:span text:style-name="T7">str(912)</text:span></text:p>
      <text:p text:style-name="P9">'912'</text:p>
      <text:p text:style-name="P3">The<text:span text:style-name="Console"> int()</text:span> conversion is tolerant of leading and trailing white-space, so <text:span text:style-name="Inline_20_Code">int(" 45 ")</text:span> would have worked just as well. The <text:span text:style-name="Console">str()</text:span> conversion can be applied to almost any data item. We can easily make our own custom data types support <text:span text:style-name="Console">str()</text:span> conversion, and also <text:span text:style-name="Console">int()</text:span> or other conversions if they make sense, as we will see in Chapter 6  [<text:a xlink:type="simple" xlink:href="#Chapter 06" text:style-name="Internet_20_link" text:visited-style-name="Visited_20_Internet_20_Link"><text:span text:style-name="T1">245 ➤</text:span></text:a>]. If a conversion fails, an exception is raised—we brie<text:span text:style-name="T9">fl</text:span>y introduce exception-handling in Piece #5 [<text:a xlink:type="simple" xlink:href="#Piece #5: Control Flow Statements|outline" text:style-name="Internet_20_link" text:visited-style-name="Visited_20_Internet_20_Link"><text:span text:style-name="T10">36 ➤</text:span></text:a>], and fully cover exceptions in Chapter 4 [<text:a xlink:type="simple" xlink:href="#Chapter 04" text:style-name="Internet_20_link" text:visited-style-name="Visited_20_Internet_20_Link"><text:span text:style-name="T1">171 ➤</text:span></text:a>].</text:p>
      <text:p text:style-name="P3"><text:span text:style-name="T8">Strings</text:span> and <text:span text:style-name="T8">integers</text:span> are fully covered in Chapter 2 [<text:a xlink:type="simple" xlink:href="#Chapter 02" text:style-name="Internet_20_link" text:visited-style-name="Visited_20_Internet_20_Link"><text:span text:style-name="T10">61 ➤</text:span></text:a>], along with other built-in data types and some data types from Python’s standard library. That chapter also covers operations that can be applied to immutable sequences, such as strings.</text:p>
      <text:h text:style-name="P17" text:outline-level="3"><draw:frame draw:style-name="fr5" draw:name="f01-02-h3" text:anchor-type="paragraph" svg:y="-0.25cm" svg:width="1cm" draw:z-index="44"><draw:text-box fo:min-height="0.741cm"><text:p text:style-name="P18">||</text:p></draw:text-box></draw:frame><text:bookmark-start text:name="__RefHeading___Toc83496_3209572016"/>Piece #2: Object References<text:bookmark-end text:name="__RefHeading___Toc83496_3209572016"/></text:h>
      <text:p text:style-name="P3">Once we have some data types, the next thing we need are variables in which to store them. Python doesn’t have variables as such, but instead has <text:span text:style-name="T8">object references</text:span>. When it comes to immutable objects like <text:span text:style-name="Console">ints</text:span> and <text:span text:style-name="Console">strs</text:span>, there is no discernable difference between a <text:span text:style-name="T8">variable</text:span> and an <text:span text:style-name="T8">object reference</text:span>. As for mutable objects, there is a difference, but it rarely matters in practice. We will use the terms “<text:span text:style-name="T8">variable</text:span>” and “<text:span text:style-name="T8">object reference</text:span>” interchangeably.</text:p>
      <text:p text:style-name="P3">Let’s look at a few tiny examples, and then discuss some of the details:</text:p>
      <text:p text:style-name="P22">x = "blue"</text:p>
      <text:p text:style-name="P22">y = "green"</text:p>
      <text:p text:style-name="P22">z = x</text:p>
      <text:p text:style-name="P3"><draw:frame text:anchor-type="paragraph" draw:z-index="3" draw:name="p016 jump" draw:style-name="gr4" draw:text-style-name="P14" svg:width="1.571cm" svg:height="2.691cm" svg:x="17cm" svg:y="0cm"><draw:text-box draw:corner-radius="0.199cm"><text:p text:style-name="P7"><text:span text:style-name="T4">Shallow </text:span><text:span text:style-name="T4">and deep </text:span><text:span text:style-name="T4">copying</text:span></text:p><text:p text:style-name="P7"><text:span text:style-name="T5"><text:a xlink:href="#shallow + deep copying" xlink:type="simple">159 ⮞</text:a></text:span></text:p></draw:text-box></draw:frame>The syntax is simply <text:span text:style-name="Inline_20_Code">objectReference = value</text:span>. There is no need for pre-declaration and no need to specify the value’s type. When Python executes the first statement it creates a <text:span text:style-name="Console">str object</text:span> with the text “<text:span text:style-name="Console">blue</text:span>”, and creates an <text:span text:style-name="Console">object</text:span> <text:span text:style-name="T8">reference</text:span> called <text:span text:style-name="Console">x</text:span> that refers to the <text:span text:style-name="Console">str object</text:span>. For all practical purposes we can say that “<text:span text:style-name="T8">variable x has been assigned the ‘blue’ string</text:span>”. The second statement is similar. The third statement creates a new <text:span text:style-name="Console">object reference</text:span> called <text:span text:style-name="Console">z</text:span> and sets it to refer to the same <text:span text:style-name="Console">object</text:span> that the <text:span text:style-name="Console">x object reference</text:span> refers to (in this case the <text:span text:style-name="Console">str</text:span> containing the text “<text:span text:style-name="T8">blue</text:span>”).</text:p>
      <text:p text:style-name="P3">The <text:span text:style-name="Console">=</text:span> operator is not the same as the variable assignment operator in some other languages. The <text:span text:style-name="Console">=</text:span> operator binds an <text:span text:style-name="Console">object reference</text:span> to an <text:span text:style-name="Console">object</text:span> in <text:soft-page-break/>memory. If the <text:span text:style-name="Console">object reference</text:span> already exists, it is simply re-bound to refer to the <text:span text:style-name="Console">object</text:span> on the right of the <text:span text:style-name="Console">=</text:span> operator; if the <text:span text:style-name="Console">object reference</text:span> does not exist it is created by the <text:span text:style-name="Console">=</text:span> operator.</text:p>
      <text:p text:style-name="P3">Let’s continue with the <text:span text:style-name="Inline_20_Code">x, y, z</text:span> example, and do some rebinding—as noted earlier, comments begin with a <text:span text:style-name="Console">#</text:span> and continue until the end of the line:</text:p>
      <text:p text:style-name="P22">print(x, y, z) # prints blue green blue</text:p>
      <text:p text:style-name="P22">z = y</text:p>
      <text:p text:style-name="P22">print(x, y, z) # prints blue green green</text:p>
      <text:p text:style-name="P22">x = z</text:p>
      <text:p text:style-name="P22">print(x, y, z) # prints green green green</text:p>
      <text:p text:style-name="P3">After the fourth statement (<text:span text:style-name="Inline_20_Code">x = z</text:span>), all three object references are referring to the same str. Since there are no <text:span text:style-name="Console">object references</text:span> to the “<text:span text:style-name="T8">blue</text:span>” string, Python is free to garbage-collect it.</text:p>
      <text:p text:style-name="P3">Figure 1.2 below shows the relationship between <text:span text:style-name="Console">objects</text:span> and <text:span text:style-name="Console">object references</text:span> schematically:</text:p>
      <text:p text:style-name="P3"><draw:frame text:anchor-type="paragraph" draw:z-index="25" draw:name="p017 jump" draw:style-name="gr4" draw:text-style-name="P14" svg:width="1.571cm" svg:height="2.691cm" svg:x="17cm" svg:y="6.586cm"><draw:text-box draw:corner-radius="0.199cm"><text:p text:style-name="P7"><text:span text:style-name="T4">Identi­</text:span><text:span text:style-name="T4"/><text:span text:style-name="T4">fiers and </text:span><text:span text:style-name="T4">key­words</text:span></text:p><text:p text:style-name="P7"><text:span text:style-name="T5"><text:a xlink:href="#Identifiers and Keywords" xlink:type="simple">61 ⮞</text:a></text:span></text:p></draw:text-box></draw:frame><draw:frame draw:style-name="fr6" draw:name="Frame-1.2 Object references and objects Picture" text:anchor-type="char" svg:width="15.3cm" style:rel-width="90%" svg:height="5.898cm" style:rel-height="scale-min" draw:z-index="27"><draw:text-box><text:p text:style-name="P16"><draw:frame draw:style-name="fr7" draw:name="Figure-01.2: Object references and objects" text:anchor-type="paragraph" svg:width="15.3cm" style:rel-width="100%" svg:height="5.11cm" style:rel-height="scale" draw:z-index="28"><draw:image xlink:href="Pictures/100000010000026E000000D0A9609640.png" xlink:type="simple" xlink:show="embed" xlink:actuate="onLoad" draw:mime-type="image/png"/></draw:frame><text:span text:style-name="Caption_20_characters">Figure </text:span><text:span text:style-name="Caption_20_characters"><text:sequence text:ref-name="refFigure1" text:name="Figure" text:formula="ooow:Figure+1" style:num-format="1">1.2</text:sequence></text:span><text:span text:style-name="Caption_20_characters">: Object references and objects</text:span></text:p></draw:text-box></draw:frame>The<text:span text:style-name="T14"> </text:span>names used for <text:span text:style-name="Console">object references</text:span> (called <text:span text:style-name="T8">identifiers</text:span><text:span text:style-name="T12">) have a few restrictions. In particular, they may not be the same as any of Python’s keywords, and must start with a letter or an underscore and be followed by zero or more non-whitespace letter, underscore or digit characters. There is no length limit, and the letters and digits are those defined by Unicode; that is, they include, but are not limited to, </text:span><text:span text:style-name="T15">ascii</text:span><text:span text:style-name="T12">’s letters and digits (“</text:span><text:span text:style-name="T16">a”, “b”, </text:span><text:span text:style-name="T17">…</text:span><text:span text:style-name="T18">, “z”, “A”, “B”, </text:span><text:span text:style-name="T17">…</text:span><text:span text:style-name="T18">, “Z”, “1”, “2”, </text:span><text:span text:style-name="T17">…</text:span><text:span text:style-name="T18">, “9”</text:span><text:span text:style-name="T12">). </text:span><text:span text:style-name="T16">Python identifiers are case-sensitive, so for example, </text:span><text:span text:style-name="Console"><text:span text:style-name="T16">LIMIT</text:span></text:span><text:span text:style-name="T16">, </text:span><text:span text:style-name="Console"><text:span text:style-name="T16">Limit</text:span></text:span><text:span text:style-name="T16"> and </text:span><text:span text:style-name="Console"><text:span text:style-name="T16">limit</text:span></text:span><text:span text:style-name="T16"> are three different identifiers. Further details and some slightly exotic examples are given in Chapter 2 [</text:span><text:a xlink:type="simple" xlink:href="#Chapter 02" text:style-name="Internet_20_link" text:visited-style-name="Visited_20_Internet_20_Link"><text:span text:style-name="T19">61 ➤</text:span></text:a><text:span text:style-name="T16">].</text:span></text:p>
      <text:p text:style-name="P3"><text:span text:style-name="T16">P</text:span><text:span text:style-name="T12">ython uses </text:span><text:span text:style-name="T8">dynamic typing</text:span><text:span text:style-name="T12">, which means that an </text:span><text:span text:style-name="Console"><text:span text:style-name="T12">object reference</text:span></text:span><text:span text:style-name="T12"> can be rebound to refer to a different </text:span><text:span text:style-name="Console"><text:span text:style-name="T12">object</text:span></text:span><text:span text:style-name="T12"> (which may be of a different data type) at any time. Languages that use strong typing (such as C++ and Java) allow only those operations that are defined for the data types to be involved to be performed. Python also applies this constraint, but it isn’t called strong typing in Python’s case because the valid operations can change</text:span><text:span text:style-name="T20">—for example, if an </text:span><text:soft-page-break/><text:span text:style-name="Console"><text:span text:style-name="T21">object reference</text:span></text:span><text:span text:style-name="T20"> is re-bound to an object of a different data type. For example:</text:span></text:p>
      <text:p text:style-name="P22">route = 866</text:p>
      <text:p text:style-name="P22">print(route, type(route)) # prints: 866 &lt;class 'int'&gt;</text:p>
      <text:p text:style-name="P22">route = "North"</text:p>
      <text:p text:style-name="P22">print(route, type(route)) # prints: North &lt;class 'str'&gt;</text:p>
      <text:p text:style-name="P3">Here we create a new <text:span text:style-name="Console">object reference</text:span> called <text:span text:style-name="Console">route</text:span> and set it to refer to a new <text:span text:style-name="Console">int</text:span> of value <text:span text:style-name="Console">866</text:span>. At this point we could use <text:span text:style-name="Console">/</text:span> with <text:span text:style-name="Console">route</text:span> since division is a valid operation for integers. Then we reuse the <text:span text:style-name="Console">route</text:span> <text:span text:style-name="Console">object reference</text:span> to refer to a new <text:span text:style-name="Console">str</text:span> of value “<text:span text:style-name="T8">North</text:span>”, and the <text:span text:style-name="Console">int object</text:span> is scheduled for garbage collection since now no <text:span text:style-name="Console">object reference</text:span> refers to it. At this point using <text:span text:style-name="Console">/</text:span> with route would cause a <text:span text:style-name="Console">TypeError</text:span> to be raised since <text:span text:style-name="Console">/</text:span> is not a valid operation for a string.</text:p>
      <text:p text:style-name="P3"><draw:frame text:anchor-type="paragraph" draw:z-index="16" draw:name="p018 jump" draw:style-name="gr5" draw:text-style-name="P14" svg:width="1.571cm" svg:height="1.934cm" svg:x="17cm" svg:y="0cm"><draw:text-box draw:corner-radius="0.199cm"><text:p text:style-name="P7"><text:span text:style-name="T4">isin­</text:span><text:span text:style-name="T4"/><text:span text:style-name="T4">stance()</text:span></text:p><text:p text:style-name="P7"><text:span text:style-name="T5"><text:a xlink:href="#isinstance()" xlink:type="simple">254 ⮞</text:a></text:span></text:p></draw:text-box></draw:frame>The <text:span text:style-name="Console">type()</text:span> function returns the data type (also known as the “<text:span text:style-name="T8">class</text:span>”) of the data item it is given—this function can be very useful for testing and debugging, but would not normally appear in production code, since there is a better alternative as we will see in Chapter 6 [<text:a xlink:type="simple" xlink:href="#Chapter 06" text:style-name="Internet_20_link" text:visited-style-name="Visited_20_Internet_20_Link"><text:span text:style-name="T1">245 ➤</text:span></text:a>].</text:p>
      <text:p text:style-name="P3">If we are experimenting with Python code inside the interactive interpreter or in a Python Shell such as the one provided by <text:span text:style-name="T2">idle</text:span>, simply typing the name of an <text:span text:style-name="Console">object reference</text:span> is enough to have Python print its value. For example:</text:p>
      <text:p text:style-name="P9"><text:span text:style-name="T22">&gt;&gt;&gt; </text:span><text:span text:style-name="T7">x = "blue"</text:span></text:p>
      <text:p text:style-name="P9"><text:span text:style-name="T22">&gt;&gt;&gt; </text:span><text:span text:style-name="T7">y = "green"</text:span></text:p>
      <text:p text:style-name="P9"><text:span text:style-name="T22">&gt;&gt;&gt; </text:span><text:span text:style-name="T7">z = x</text:span></text:p>
      <text:p text:style-name="P9"><text:span text:style-name="T22">&gt;&gt;&gt; </text:span><text:span text:style-name="T7">x</text:span></text:p>
      <text:p text:style-name="P9">'blue'</text:p>
      <text:p text:style-name="P9"><text:span text:style-name="T22">&gt;&gt;&gt; </text:span><text:span text:style-name="T7">x, y, z</text:span></text:p>
      <text:p text:style-name="P9">('blue', 'green', 'blue')</text:p>
      <text:p text:style-name="P3">This is much more convenient than having to call the <text:span text:style-name="Console">print()</text:span> function all the time, but works only when using Python interactively—any programs and modules that we write must use <text:span text:style-name="Console">print()</text:span> or similar functions to produce output. Notice that Python displayed the last output in parentheses separated by commas—this signi<text:span text:style-name="T23">fi</text:span>es a <text:span text:style-name="T8">tuple</text:span>, that is, an ordered immutable sequence of objects. We will cover <text:span text:style-name="T8">tuples</text:span> in the next piece.</text:p>
      <text:h text:style-name="P17" text:outline-level="3"><draw:frame draw:style-name="fr5" draw:name="f01-03-h3" text:anchor-type="paragraph" svg:y="-0.25cm" svg:width="1cm" draw:z-index="45"><draw:text-box fo:min-height="0.741cm"><text:p text:style-name="P18">||</text:p></draw:text-box></draw:frame><text:bookmark-start text:name="__RefHeading___Toc83716_3209572016"/>Piece #3: Collection Data Types<text:bookmark-end text:name="__RefHeading___Toc83716_3209572016"/></text:h>
      <text:p text:style-name="P3">It is often convenient to hold entire collections of data items. Python provides several collection data types that can hold items, including <text:span text:style-name="T8">associative arrays</text:span> and <text:span text:style-name="T8">sets</text:span>. But here we will introduce just two: <text:span text:style-name="T8">tuple</text:span> and <text:span text:style-name="T8">list</text:span>. Python <text:span text:style-name="T8">tuples</text:span> and <text:span text:style-name="T8">lists</text:span> can be used to hold any number of data items of any data types. <text:span text:style-name="T8">tuples</text:span> are immutable, so once they are created we cannot change them. <text:span text:style-name="T8">Lists</text:span> are mutable, so we can easily insert items and remove items whenever we want.</text:p>
      <text:p text:style-name="P10"><text:soft-page-break/><text:span text:style-name="T8">Tuples</text:span> are created using commas (<text:span text:style-name="Console">,</text:span>), as these examples show:</text:p>
      <text:p text:style-name="P9">&gt;&gt;&gt; <text:span text:style-name="T7">"Denmark", "Finland", "Norway", "Sweden"</text:span></text:p>
      <text:p text:style-name="P9">('Denmark', 'Finland', 'Norway', 'Sweden')</text:p>
      <text:p text:style-name="P9">&gt;&gt;&gt; <text:span text:style-name="T7">"one",</text:span></text:p>
      <text:p text:style-name="P9">('one',)</text:p>
      <text:p text:style-name="P10"><draw:frame text:anchor-type="paragraph" draw:z-index="31" draw:name="p019 jump 1" draw:style-name="gr5" draw:text-style-name="P14" svg:width="1.571cm" svg:height="1.934cm" svg:x="17cm" svg:y="0cm"><draw:text-box draw:corner-radius="0.199cm"><text:p text:style-name="P7"><text:span text:style-name="T4">tuple type</text:span></text:p><text:p text:style-name="P7"><text:span text:style-name="T5"><text:a xlink:href="#1.1.1.1.Obtaining and Installing Python 3|outline" xlink:type="simple">146 ⮞</text:a></text:span></text:p></draw:text-box></draw:frame>When Python outputs a <text:span text:style-name="T8">tuple</text:span> it encloses it in parentheses. Many programmers emulate this and always enclose the <text:span text:style-name="T8">tuple</text:span> literals they write in parentheses. If we have a one-item <text:span text:style-name="T8">tuple</text:span> and want to use parentheses, we must still use the comma—for example, <text:span text:style-name="Inline_20_Code">(1,)</text:span>. An empty <text:span text:style-name="T8">tuple</text:span> is created by using empty parentheses, <text:span text:style-name="Console">()</text:span>. The comma is also used to separate arguments in function calls, so if we want to pass a <text:span text:style-name="T8">tuple</text:span> literal as an argument we must enclose it in parentheses to avoid confusion.</text:p>
      <text:p text:style-name="P10"><draw:frame text:anchor-type="paragraph" draw:z-index="32" draw:name="p019 jump 2" draw:style-name="gr3" draw:text-style-name="P14" svg:width="1.571cm" svg:height="2.689cm" svg:x="17cm" svg:y="-1.824cm"><draw:text-box draw:corner-radius="0.199cm"><text:p text:style-name="P7"><text:span text:style-name="T4">Creat­ing and calling functions</text:span></text:p><text:p text:style-name="P7"><text:span text:style-name="T5"><text:a xlink:href="#1.1.1.1.Obtaining and Installing Python 3|outline" xlink:type="simple">146 ⮞</text:a></text:span></text:p></draw:text-box></draw:frame>Here are some example <text:span text:style-name="T8">lists</text:span>:</text:p>
      <text:p text:style-name="P22">[1, 4, 9, 16, 25, 36, 49]</text:p>
      <text:p text:style-name="P22">['alpha', 'bravo', 'charlie', 'delta', 'echo']</text:p>
      <text:p text:style-name="P22">['zebra', 49, -879, 'aardvark', 200]</text:p>
      <text:p text:style-name="P22">[]</text:p>
      <text:p text:style-name="P10"><draw:frame text:anchor-type="paragraph" draw:z-index="4" draw:name="p019 jump 3" draw:style-name="gr6" draw:text-style-name="P14" svg:width="1.571cm" svg:height="1.419cm" svg:x="17cm" svg:y="0cm"><draw:text-box draw:corner-radius="0.199cm"><text:p text:style-name="P7"><text:span text:style-name="T4">list type</text:span></text:p><text:p text:style-name="P7"><text:span text:style-name="T5"><text:a xlink:href="#1.1.1.1.Obtaining and Installing Python 3|outline" xlink:type="simple">146 ⮞</text:a></text:span></text:p></draw:text-box></draw:frame><text:bookmark-start text:name="Item Access Operator"/>One way to create a <text:span text:style-name="T8">list</text:span> is to use square brackets (<text:span text:style-name="Console">[]</text:span>)<text:bookmark-end text:name="Item Access Operator"/> as we have done here; later on we will see other ways. The fourth <text:span text:style-name="T8">list</text:span> shown is an empty <text:span text:style-name="T8">list</text:span>.</text:p>
      <text:p text:style-name="P10">Under the hood, <text:span text:style-name="T8">lists</text:span> and <text:span text:style-name="T8">tuples</text:span> don’t store data items at all, but rather <text:span text:style-name="Console">object references</text:span>. When <text:span text:style-name="T8">lists</text:span> and <text:span text:style-name="T8">tuples</text:span> are created (and when items are inserted in the case of <text:span text:style-name="T8">lists</text:span>), they take copies of the <text:span text:style-name="Console">object references</text:span> they are given. In the case of literal items such as <text:span text:style-name="T8">integers</text:span> or <text:span text:style-name="T8">strings</text:span>, an <text:span text:style-name="Console">object</text:span> of the appropriate data type is created in memory and suitably initiali<text:span text:style-name="T24">s</text:span>ed, and then an <text:span text:style-name="Console">object reference</text:span> referring to the <text:span text:style-name="Console">object</text:span> is created, and it is this <text:span text:style-name="Console">object reference</text:span> that is put in the <text:span text:style-name="T8">list</text:span> or <text:span text:style-name="T8">tuple</text:span>.</text:p>
      <text:p text:style-name="P23"><draw:frame text:anchor-type="paragraph" draw:z-index="21" draw:name="p019 jump 4" draw:style-name="gr3" draw:text-style-name="P14" svg:width="1.571cm" svg:height="2.689cm" svg:x="17cm" svg:y="0cm"><draw:text-box draw:corner-radius="0.199cm"><text:p text:style-name="P7"><text:span text:style-name="T4">Shallow and deep copying</text:span></text:p><text:p text:style-name="P7"><text:span text:style-name="T5"><text:a xlink:href="#shallow + deep copying" xlink:type="simple">159 ⮞</text:a></text:span></text:p></draw:text-box></draw:frame>Like everything else in Python, collection data types are <text:span text:style-name="Console">objects</text:span>, so we can nest collection data types inside other collection data types, for example, to create <text:span text:style-name="T8">lists</text:span> of <text:span text:style-name="T8">lists</text:span>, without formality. In some situations the fact that <text:span text:style-name="T8">lists</text:span>, <text:span text:style-name="T8">tuples</text:span>, and most of Python’s other collection data types hold <text:span text:style-name="Console"><text:span text:style-name="T25">object references</text:span></text:span> rather than <text:span text:style-name="Console">objects</text:span> makes a difference—this is covered in Chapter 3 [<text:a xlink:type="simple" xlink:href="#Chapter 03" text:style-name="Internet_20_link" text:visited-style-name="Visited_20_Internet_20_Link"><text:span text:style-name="T10">117 ➤</text:span></text:a>].</text:p>
      <text:p text:style-name="P23">In procedural programming we call functions and often pass in data items as arguments. For example, we have already seen the <text:span text:style-name="Console">print()</text:span> function. Another frequently used Python function is <text:span text:style-name="Console">len()</text:span>, which takes a single data item as its argument and returns the “<text:span text:style-name="T8">length</text:span>” of the item as an <text:span text:style-name="Console">int</text:span>. Here are a few calls to<text:span text:style-name="Console"> len()</text:span>:</text:p>
      <text:p text:style-name="P24">&gt;&gt;&gt; <text:span text:style-name="T7">len(("one",))</text:span></text:p>
      <text:p text:style-name="P9">1</text:p>
      <text:p text:style-name="P9">&gt;&gt;&gt; <text:span text:style-name="T7">len([3, 5, 1, 2, "pause", 5])</text:span></text:p>
      <text:p text:style-name="P9">6</text:p>
      <text:p text:style-name="P9">&gt;&gt;&gt; <text:span text:style-name="T7">len("automatically")</text:span></text:p>
      <text:p text:style-name="P25">13</text:p>
      <text:p text:style-name="P3"><draw:frame text:anchor-type="paragraph" draw:z-index="5" draw:name="p020 jump" draw:style-name="gr6" draw:text-style-name="P14" svg:width="1.571cm" svg:height="1.419cm" svg:x="17cm" svg:y="0cm"><draw:text-box draw:corner-radius="0.199cm"><text:p text:style-name="P7"><text:span text:style-name="T4">Sized</text:span></text:p><text:p text:style-name="P7"><text:span text:style-name="T5"><text:a xlink:href="#1.1.1.1.Obtaining and Installing Python 3|outline" xlink:type="simple">146 ⮞</text:a></text:span></text:p></draw:text-box></draw:frame><text:soft-page-break/><text:span text:style-name="T8">Tuples</text:span>, <text:span text:style-name="T8">lists</text:span>, and <text:span text:style-name="T8">strings</text:span> are “<text:span text:style-name="T8">sized</text:span>”, that is, they are data types that have a notion of size, and data items of any such data type can be meaningfully passed to the <text:span text:style-name="Console">len()</text:span> function. (An exception is raised if a non-sized data item is passed to <text:span text:style-name="Console">len()</text:span>.)</text:p>
      <text:p text:style-name="P3">All Python data items are <text:span text:style-name="Console">objects</text:span> (also called <text:span text:style-name="T8">instances</text:span>) of a particular data type (also called a <text:span text:style-name="T8">class</text:span>). We will use the terms <text:span text:style-name="T8">data type</text:span> and <text:span text:style-name="T8">class</text:span> interchangeably. One key difference between an <text:span text:style-name="T8">object</text:span>, and the plain items of data that some other languages provide (e.g., C++ or Java’s built-in numeric types), is that an <text:span text:style-name="T8">object</text:span> can have <text:span text:style-name="T8">methods</text:span>. Essentially, a <text:span text:style-name="T8">method</text:span> is simply a function that is called for a particular <text:span text:style-name="T8">object</text:span>. For example, the <text:span text:style-name="T8">list</text:span> type has an <text:span text:style-name="Console">append()</text:span> method, so we can append an <text:span text:style-name="T8">object</text:span> to a <text:span text:style-name="T8">list</text:span> like this:</text:p>
      <text:p text:style-name="P9">&gt;&gt;&gt; <text:span text:style-name="T7">x = ["zebra", 49, -879, "aardvark", 200]</text:span></text:p>
      <text:p text:style-name="P9">&gt;&gt;&gt; <text:span text:style-name="T7">x.append("more")</text:span></text:p>
      <text:p text:style-name="P9">&gt;&gt;&gt; <text:span text:style-name="T7">x</text:span></text:p>
      <text:p text:style-name="P9">['zebra', 49, -879, 'aardvark', 200, 'more']</text:p>
      <text:p text:style-name="P3">The <text:span text:style-name="Console">x</text:span> object knows that it is a <text:span text:style-name="T8">list</text:span> (all Python objects know what their own data type is), so we don’t need to specify the data type explicitly. In the implementation of the <text:span text:style-name="Console">append()</text:span> method the first argument will be the <text:span text:style-name="Console">x object</text:span> itself—this is done automatically by Python as part of its syntactic support for <text:span text:style-name="T8">methods</text:span>.</text:p>
      <text:p text:style-name="P3">The <text:span text:style-name="Console">append()</text:span> method mutates, that is, changes, the original <text:span text:style-name="T8">list</text:span>. This is possible because <text:span text:style-name="T8">lists</text:span> are mutable. It is also potentially more efficient than creating a new <text:span text:style-name="T8">list</text:span> with the original items and the extra item and then rebinding the <text:span text:style-name="Console">object reference</text:span> to the new <text:span text:style-name="T8">list</text:span>, particularly for very long <text:span text:style-name="T8">lists</text:span>.</text:p>
      <text:p text:style-name="P3">In a procedural language the same thing could be achieved by using the <text:span text:style-name="Console"><text:span text:style-name="T12">list</text:span></text:span><text:span text:style-name="T8">’s</text:span> <text:span text:style-name="Console">append()</text:span> like this (which is perfectly valid Python syntax):</text:p>
      <text:p text:style-name="P9">&gt;&gt;&gt; <text:span text:style-name="T7">list.append(x, "extra")</text:span></text:p>
      <text:p text:style-name="P9">&gt;&gt;&gt; <text:span text:style-name="T7">x</text:span></text:p>
      <text:p text:style-name="P9">['zebra', 49, -879, 'aardvark', 200, 'more', 'extra']</text:p>
      <text:p text:style-name="P3">Here we specify the <text:span text:style-name="T8">data type</text:span> and the <text:span text:style-name="T8">data type</text:span>’s method, and give as the first argument the <text:span text:style-name="T8">data item</text:span> of the <text:span text:style-name="T8">data type</text:span> we want to call the <text:span text:style-name="T8">method</text:span> on, followed by any additional arguments. (In the face of <text:span text:style-name="T8">inheritance</text:span> there is a subtle semantic difference between the two syntaxes; the first form is the one that is most commonly used in practice. <text:span text:style-name="T8">Inheritance</text:span> is covered in Chapter 6 [<text:a xlink:type="simple" xlink:href="#Chapter 06" text:style-name="Internet_20_link" text:visited-style-name="Visited_20_Internet_20_Link"><text:span text:style-name="T1">245 ➤</text:span></text:a>].)</text:p>
      <text:p text:style-name="P3">If you are unfamiliar with object-oriented programming this may seem a bit strange at first. For now, just accept that Python has conventional <text:span text:style-name="T8">functions</text:span> called like this: <text:span text:style-name="Inline_20_Code">functionName(arguments)</text:span>; and <text:span text:style-name="T8">methods</text:span> which are called like this: <text:span text:style-name="Inline_20_Code">objectName.methodName(arguments)</text:span>. (<text:span text:style-name="T8">Object-oriented programming</text:span> is covered in Chapter 6 [<text:a xlink:type="simple" xlink:href="#Chapter 06" text:style-name="Internet_20_link" text:visited-style-name="Visited_20_Internet_20_Link"><text:span text:style-name="T1">245 ➤</text:span></text:a>].)</text:p>
      <text:p text:style-name="P12"><text:soft-page-break/>The <text:bookmark-start text:name="Dot Operator"/>dot (“<text:span text:style-name="T8">access attribute</text:span>”) operator<text:bookmark-end text:name="Dot Operator"/> is used to access an <text:span text:style-name="Console">object</text:span>’s <text:span text:style-name="T8">attributes</text:span>. An attribute can be any kind of <text:span text:style-name="Console">object</text:span>, although so far we have shown only method attributes. Since an attribute can be an <text:span text:style-name="Console">object</text:span> that has attributes, which in turn can have attributes, and so on, we can use as many <text:span text:style-name="T8">dot operators</text:span> as necessary to access the particular attribute we want.</text:p>
      <text:p text:style-name="P12">The <text:span text:style-name="T8">list</text:span> type has many other methods, including <text:span text:style-name="Console">insert()</text:span> which is used to insert an item at a given index position, and <text:span text:style-name="Console">remove()</text:span> which removes an item at a given index position. As noted earlier, Python indexes are always 0-based.</text:p>
      <text:p text:style-name="P23">We saw before that we can get characters from strings using the square brackets operator, and noted at the time that this operator could be used with any sequence. <text:span text:style-name="T8">Lists</text:span> are sequences, so we can do things like this:</text:p>
      <text:p text:style-name="P9">&gt;&gt;&gt; <text:span text:style-name="T7">x</text:span></text:p>
      <text:p text:style-name="P9">['zebra', 49, -879, 'aardvark', 200, 'more', 'extra']</text:p>
      <text:p text:style-name="P9">&gt;&gt;&gt; <text:span text:style-name="T7">x[0]</text:span></text:p>
      <text:p text:style-name="P9">'zebra'</text:p>
      <text:p text:style-name="P9">&gt;&gt;&gt; <text:span text:style-name="T7">x[4]</text:span></text:p>
      <text:p text:style-name="P26">200</text:p>
      <text:p text:style-name="P3"><text:span text:style-name="T8">Tuples</text:span> are also sequences, so if <text:span text:style-name="Console">x</text:span> had been a <text:span text:style-name="T8">tuple</text:span> we could retrieve items using square brackets in exactly the same way as we have done for the <text:span text:style-name="Console">x</text:span> <text:span text:style-name="T8">list</text:span>. But since <text:span text:style-name="T8">lists</text:span> are mutable (unlike <text:span text:style-name="T8">strings</text:span> and <text:span text:style-name="T8">tuples</text:span> which are immutable), we can also use the square brackets operator to set <text:span text:style-name="T8">list</text:span> elements. For example:</text:p>
      <text:p text:style-name="P9">&gt;&gt;&gt; <text:span text:style-name="T7">x[1] = "forty nine"</text:span></text:p>
      <text:p text:style-name="P9">&gt;&gt;&gt; <text:span text:style-name="T7">x</text:span></text:p>
      <text:p text:style-name="P26">['zebra', 'forty nine', -879, 'aardvark', 200, 'more', 'extra']</text:p>
      <text:p text:style-name="P12">If we give an index position that is out of range, an exception will be raised—we brie<text:span text:style-name="T26">fl</text:span>y introduce exception-handling in Piece #5 (20 ➤), and fully cover exceptions in Chapter 4 [<text:a xlink:type="simple" xlink:href="#Chapter 04" text:style-name="Internet_20_link" text:visited-style-name="Visited_20_Internet_20_Link"><text:span text:style-name="T1">171 ➤</text:span></text:a>].</text:p>
      <text:p text:style-name="P27">We have used the term <text:span text:style-name="T8">sequence</text:span> a few times now, relying on an informal understanding of its meaning, and will continue to do so for the time being. However, Python de<text:span text:style-name="T26">fi</text:span>nes precisely what features a <text:span text:style-name="Console">sequence</text:span> must support, and similarly de<text:span text:style-name="T26">fi</text:span>nes what features a sized <text:span text:style-name="Console"><text:span text:style-name="T12">object</text:span></text:span> must support, and so on for various other categories that a data type might belong to, as we will see in Chapter 8 [<text:a xlink:type="simple" xlink:href="#Chapter 08" text:style-name="Internet_20_link" text:visited-style-name="Visited_20_Internet_20_Link"><text:span text:style-name="T1">347 ➤</text:span></text:a>].</text:p>
      <text:p text:style-name="P3"><text:span text:style-name="T8">Lists</text:span>, <text:span text:style-name="T8">tuples</text:span>, and Python’s other built-in collection <text:span text:style-name="T8">data types</text:span> are covered in Chapter 3 [<text:a xlink:type="simple" xlink:href="#Chapter 03" text:style-name="Internet_20_link" text:visited-style-name="Visited_20_Internet_20_Link"><text:span text:style-name="T10">117 ➤</text:span></text:a>].</text:p>
      <text:h text:style-name="P17" text:outline-level="3"><draw:frame draw:style-name="fr5" draw:name="f01-04-h3" text:anchor-type="paragraph" svg:y="-0.25cm" svg:width="1cm" draw:z-index="46"><draw:text-box fo:min-height="0.741cm"><text:p text:style-name="P18">||</text:p></draw:text-box></draw:frame><text:bookmark-start text:name="__RefHeading___Toc72373_787353532"/><text:soft-page-break/>Piece #4: Logical Operations<text:bookmark-end text:name="__RefHeading___Toc72373_787353532"/></text:h>
      <text:p text:style-name="P3">One of the fundamental features of any programming language is its logical operations. Python provides four sets of logical operations, and we will review the fundamentals of all of them here.</text:p>
      <text:h text:style-name="P28" text:outline-level="4"><draw:frame draw:style-name="fr8" draw:name="f01-01-h4" text:anchor-type="paragraph" svg:y="-0.25cm" svg:width="0.7cm" draw:z-index="54"><draw:text-box fo:min-height="0.741cm"><text:p text:style-name="P29">|</text:p></draw:text-box></draw:frame>The Identity Operator</text:h>
      <text:p text:style-name="P3">Since all Python variables are really <text:span text:style-name="Console">object references</text:span>, it sometimes makes sense to ask whether two or more <text:span text:style-name="Console">object references</text:span> are referring to the same <text:span text:style-name="Console">object</text:span>. The <text:span text:style-name="Console">is</text:span> operator is a binary operator that returns <text:span text:style-name="Console">True</text:span> if its left-hand <text:span text:style-name="Console">object reference</text:span> is referring to the same <text:span text:style-name="Console">object</text:span> as its right-hand <text:span text:style-name="Console">object reference</text:span>.</text:p>
      <text:p text:style-name="P3">Here are some examples:</text:p>
      <text:p text:style-name="P9">&gt;&gt;&gt; <text:span text:style-name="T7">a = ["Retention", 3, None]</text:span></text:p>
      <text:p text:style-name="P9">&gt;&gt;&gt; <text:span text:style-name="T7">b = ["Retention", 3, None]</text:span></text:p>
      <text:p text:style-name="P9">&gt;&gt;&gt; <text:span text:style-name="T7">a is b</text:span></text:p>
      <text:p text:style-name="P9">False</text:p>
      <text:p text:style-name="P9">&gt;&gt;&gt; <text:span text:style-name="T7">b = a</text:span></text:p>
      <text:p text:style-name="P9">&gt;&gt;&gt; <text:span text:style-name="T7">a is b</text:span></text:p>
      <text:p text:style-name="P9">True</text:p>
      <text:p text:style-name="P3">Note that it usually does not make sense to use <text:span text:style-name="Console">is</text:span> for comparing <text:span text:style-name="Console">ints</text:span>, <text:span text:style-name="Console">strs</text:span>, and most other data types since we almost invariably want to compare their values. In fact, using <text:span text:style-name="Console">is</text:span> to compare data items can lead to unintuitive results, as we can see in the preceding example, where although <text:span text:style-name="Console">a</text:span> and <text:span text:style-name="Console">b</text:span> are initially set to the same <text:span text:style-name="T8">list</text:span> values, the <text:span text:style-name="T8">lists</text:span> themselves are held as separate <text:span text:style-name="T8">list</text:span> <text:span text:style-name="Console">objects</text:span> and so <text:span text:style-name="Console">is</text:span> returns <text:span text:style-name="Console">False</text:span> the first time we use it.</text:p>
      <text:p text:style-name="P3">One benefit of identity comparisons is that they are very fast. This is because the <text:span text:style-name="Console">objects</text:span> referred to do not have to be examined themselves. The <text:span text:style-name="Console">is</text:span> operator needs to compare only the <text:span text:style-name="T8">memory addresses</text:span> of the <text:span text:style-name="Console">objects</text:span>—the same address means the same <text:span text:style-name="Console">object</text:span>.</text:p>
      <text:p text:style-name="P3">The most common use case for <text:span text:style-name="Console">is</text:span> is to compare a data item with the built-in null object, <text:span text:style-name="Console">None</text:span>, which is often used as a place-marking value to signify “<text:span text:style-name="T8">unknown</text:span>” or “<text:span text:style-name="T8">non-existent</text:span>”:</text:p>
      <text:p text:style-name="P9">&gt;&gt;&gt; <text:span text:style-name="T7">a = "Something"</text:span></text:p>
      <text:p text:style-name="P9">&gt;&gt;&gt; <text:span text:style-name="T7">b = None</text:span></text:p>
      <text:p text:style-name="P9">&gt;&gt;&gt; <text:span text:style-name="T7">a is not None, b is None</text:span></text:p>
      <text:p text:style-name="P11">(True, True)</text:p>
      <text:p text:style-name="P3">To invert the identity test we use <text:span text:style-name="Console">is not</text:span>.</text:p>
      <text:p text:style-name="P3"><text:soft-page-break/>The purpose of the identity operator is to see whether two <text:span text:style-name="Console">object references</text:span> refer to the same <text:span text:style-name="Console">object</text:span>, or to see whether an <text:span text:style-name="Console">object</text:span> is <text:span text:style-name="Console">None</text:span>. If we want to compare <text:span text:style-name="Console">object</text:span> values we should use a comparison operator instead.</text:p>
      <text:h text:style-name="P28" text:outline-level="4"><draw:frame draw:style-name="fr8" draw:name="f01-02-h4" text:anchor-type="paragraph" svg:y="-0.25cm" svg:width="0.7cm" draw:z-index="55"><draw:text-box fo:min-height="0.741cm"><text:p text:style-name="P29">|</text:p></draw:text-box></draw:frame>Comparison Operators</text:h>
      <text:p text:style-name="P3">Python provides the standard set of binary comparison operators, with the expected semantics:</text:p>
      <text:p text:style-name="P30"><text:span text:style-name="Console">&lt;</text:span><text:tab/>less than</text:p>
      <text:p text:style-name="P30"><text:span text:style-name="Console">&lt;=</text:span><text:tab/>less than or equal to</text:p>
      <text:p text:style-name="P30"><text:span text:style-name="Console">==</text:span><text:tab/>equal to</text:p>
      <text:p text:style-name="P30"><text:span text:style-name="Console">!=</text:span><text:tab/>not equal to</text:p>
      <text:p text:style-name="P30"><text:span text:style-name="Console">&gt;=</text:span><text:tab/>greater than or equal to</text:p>
      <text:p text:style-name="P31"><text:span text:style-name="Console">&gt;</text:span><text:tab/>greater than</text:p>
      <text:p text:style-name="P3">These operators compare <text:span text:style-name="Console">object</text:span> values, that is, the <text:span text:style-name="Console">objects</text:span> that the <text:span text:style-name="Console">object references</text:span> used in the comparison refer to. Here are a few examples typed into a Python Shell:</text:p>
      <text:p text:style-name="P9">&gt;&gt;&gt; <text:span text:style-name="T7">a = 2</text:span></text:p>
      <text:p text:style-name="P9">&gt;&gt;&gt; <text:span text:style-name="T7">b = 6</text:span></text:p>
      <text:p text:style-name="P9">&gt;&gt;&gt; <text:span text:style-name="T7">a == b</text:span></text:p>
      <text:p text:style-name="P9">False</text:p>
      <text:p text:style-name="P9">&gt;&gt;&gt; <text:span text:style-name="T7">a &lt; b</text:span></text:p>
      <text:p text:style-name="P9">True</text:p>
      <text:p text:style-name="P9">&gt;&gt;&gt; <text:span text:style-name="T7">a &lt;= b, a != b, a &gt;= b, a &gt; b</text:span></text:p>
      <text:p text:style-name="P9">(True, True, False, False)</text:p>
      <text:p text:style-name="P3">Everything is as we would expect with <text:span text:style-name="T8">integers</text:span>. Similarly, <text:span text:style-name="T8">strings</text:span> appear to compare properly too:</text:p>
      <text:p text:style-name="P9">&gt;&gt;&gt; <text:span text:style-name="T7">a = "many paths"</text:span></text:p>
      <text:p text:style-name="P9">&gt;&gt;&gt; <text:span text:style-name="T7">b = "many paths"</text:span></text:p>
      <text:p text:style-name="P9">&gt;&gt;&gt; <text:span text:style-name="T7">a is b</text:span></text:p>
      <text:p text:style-name="P9">False</text:p>
      <text:p text:style-name="P9">&gt;&gt;&gt; <text:span text:style-name="T7">a == b</text:span></text:p>
      <text:p text:style-name="P11">True</text:p>
      <text:p text:style-name="P3"><draw:frame text:anchor-type="paragraph" draw:z-index="6" draw:name="p024 jump" draw:style-name="gr7" draw:text-style-name="P14" svg:width="1.571cm" svg:height="2.266cm" svg:x="17cm" svg:y="-0.506cm"><draw:text-box draw:corner-radius="0.199cm"><text:p text:style-name="P7"><text:span text:style-name="T4">Comp­aring strings</text:span></text:p><text:p text:style-name="P7"><text:span text:style-name="T5"><text:a xlink:href="#1.1.1.1.Obtaining and Installing Python 3|outline" xlink:type="simple">146 ⮞</text:a></text:span></text:p></draw:text-box></draw:frame>Although <text:span text:style-name="Console">a</text:span> and <text:span text:style-name="Console">b</text:span> are different <text:span text:style-name="Console">objects</text:span> (have different <text:span text:style-name="T8">identities</text:span>), they have the same values, so they compare equal. Be aware, though, that because Python uses Unicode for representing <text:span text:style-name="T8">strings</text:span>, comparing <text:span text:style-name="T8">strings</text:span> that contain non-<text:span text:style-name="T6">ascii</text:span> characters can be a lot subtler and more complicated than it might at first appear—we will fully discuss this issue in Chapter 2 [<text:a xlink:type="simple" xlink:href="#Chapter 02" text:style-name="Internet_20_link" text:visited-style-name="Visited_20_Internet_20_Link"><text:span text:style-name="T10">61 ➤</text:span></text:a>].</text:p>
      <text:p text:style-name="P3">In some cases, comparing the identity of two <text:span text:style-name="T8">strings</text:span> or <text:span text:style-name="T8">numbers</text:span>—for example, using <text:span text:style-name="Inline_20_Code">a is b</text:span>—will return <text:span text:style-name="Console">True</text:span>, even if each has been assigned separately as we did here. This is because some implementations of Python will reuse the <text:soft-page-break/>same <text:span text:style-name="Console">object</text:span> (since the value is the same and is immutable) for the sake of efficiency. The moral of this is to use <text:span text:style-name="Console">==</text:span> and <text:span text:style-name="Console">!=</text:span> when comparing values, and to use <text:span text:style-name="Console">is</text:span> and <text:span text:style-name="Console">is not</text:span> only when comparing with <text:span text:style-name="Console">None</text:span> or when we really do want to see if two <text:span text:style-name="Console">object references</text:span>, rather than their values, are the same.</text:p>
      <text:p text:style-name="P3">One particularly nice feature of Python’s comparison operators is that they can be chained. For example:</text:p>
      <text:p text:style-name="P9">&gt;&gt;&gt; <text:span text:style-name="T7">a = 9</text:span></text:p>
      <text:p text:style-name="P9">&gt;&gt;&gt; <text:span text:style-name="T7">0 &lt;= a &lt;= 10</text:span></text:p>
      <text:p text:style-name="P9">True</text:p>
      <text:p text:style-name="P3">This is a nicer way of testing that a given data item is in range than having to do two separate comparisons joined by logical <text:span text:style-name="Console">and</text:span>, as most other languages require. It also has the additional virtue of evaluating the data item only once (since it appears once only in the expression), something that could make a difference if computing the data item’s value is expensive, or if accessing the data item causes side effects.</text:p>
      <text:p text:style-name="P3">Thanks to the “<text:span text:style-name="T8">strong</text:span>” aspect of Python’s dynamic typing, comparisons that don’t make sense will cause an exception to be raised. For example:</text:p>
      <text:p text:style-name="P9">&gt;&gt;&gt; <text:span text:style-name="T7">"three" &lt; 4</text:span></text:p>
      <text:p text:style-name="P9">Traceback (most recent call last):</text:p>
      <text:p text:style-name="P9">…</text:p>
      <text:p text:style-name="P9">TypeError: unorderable types: str() &lt; int()</text:p>
      <text:p text:style-name="P3"><draw:frame text:anchor-type="paragraph" draw:z-index="22" draw:name="p025 jump 1" draw:style-name="gr3" draw:text-style-name="P14" svg:width="1.571cm" svg:height="2.689cm" svg:x="17cm" svg:y="0cm"><draw:text-box draw:corner-radius="0.199cm"><text:p text:style-name="P7"><text:span text:style-name="T4">Dealing with runtime errors</text:span></text:p><text:p text:style-name="P7"><text:span text:style-name="T5"><text:a xlink:href="#1.1.1.1.Obtaining and Installing Python 3|outline" xlink:type="simple">146 ⮞</text:a></text:span></text:p></draw:text-box></draw:frame>When an exception is raised and not handled, Python outputs a <text:span text:style-name="T8">traceback</text:span><text:span text:style-name="T8"><text:note text:id="ftn3" text:note-class="footnote"><text:note-citation>3</text:note-citation><text:note-body><text:p text:style-name="Footnote">A traceback (sometimes called a backtrace) is a list of all the calls made from the point where the unhandled exception occurred back to the top of the call stack.</text:p></text:note-body></text:note></text:span><text:span text:style-name="T8"> </text:span>along with the exception’s error message. For clarity, we have omitted the traceback part of the output, replacing it with an ellipsis. The same <text:span text:style-name="Console">TypeError</text:span> exception would occur if we wrote <text:span text:style-name="Inline_20_Code">"3" &lt; 4</text:span> because Python does not try to guess our intentions—the right approach is either to explicitly convert, for example, <text:span text:style-name="Inline_20_Code">int("3") &lt; 4</text:span>, or to use comparable types, that is, both <text:span text:style-name="T8">integers</text:span> or both <text:span text:style-name="T8">strings</text:span>.</text:p>
      <text:p text:style-name="P3"><draw:frame text:anchor-type="paragraph" draw:z-index="19" draw:name="p025 jump 2" draw:style-name="gr3" draw:text-style-name="P14" svg:width="1.571cm" svg:height="2.689cm" svg:x="17cm" svg:y="0cm"><draw:text-box draw:corner-radius="0.199cm"><text:p text:style-name="P7"><text:span text:style-name="T4">Alter­native Fuzzy­Bool</text:span></text:p><text:p text:style-name="P7"><text:span text:style-name="T5"><text:a xlink:href="#1.1.1.1.Obtaining and Installing Python 3|outline" xlink:type="simple">146 ⮞</text:a></text:span></text:p></draw:text-box></draw:frame>Python makes it easy for us to create custom data types that will integrate nicely so that, for example, we could create our own custom numeric type which would be able to participate in comparisons with the built-in <text:span text:style-name="Console">int</text:span> type, and with other built-in or custom numeric types, but not with <text:span text:style-name="T8">strings</text:span> or other non-numeric types.</text:p>
      <text:h text:style-name="P28" text:outline-level="4"><draw:frame draw:style-name="fr8" draw:name="f01-03-h4" text:anchor-type="paragraph" svg:y="-0.25cm" svg:width="0.7cm" draw:z-index="56"><draw:text-box fo:min-height="0.741cm"><text:p text:style-name="P29">|</text:p></draw:text-box></draw:frame>The Membership Operator</text:h>
      <text:p text:style-name="P30"><text:span text:style-name="Console">in</text:span><text:tab/><text:tab/>is a member of</text:p>
      <text:p text:style-name="P31"><text:span text:style-name="Console">not in</text:span><text:tab/>is NOT a member of</text:p>
      <text:p text:style-name="P3"><text:soft-page-break/>For data types that are sequences or collections such as <text:span text:style-name="T8">strings</text:span>, <text:span text:style-name="T8">lists</text:span>, and <text:span text:style-name="T8">tuples</text:span>, we can test for <text:span text:style-name="T8">membership</text:span> using the <text:span text:style-name="Console">in</text:span> operator, and for <text:span text:style-name="T8">non-membership</text:span> using the <text:span text:style-name="Console">not in</text:span> operator. For example:</text:p>
      <text:p text:style-name="P9">&gt;&gt;&gt; <text:span text:style-name="T7">p = (4, "frog", 9, -33, 9, 2)</text:span></text:p>
      <text:p text:style-name="P9">&gt;&gt;&gt; <text:span text:style-name="T7">2 in p</text:span></text:p>
      <text:p text:style-name="P9">True</text:p>
      <text:p text:style-name="P9">&gt;&gt;&gt; <text:span text:style-name="T7">"dog" not in p</text:span></text:p>
      <text:p text:style-name="P9">True</text:p>
      <text:p text:style-name="P3">For <text:span text:style-name="T8">lists</text:span> and <text:span text:style-name="T8">tuples</text:span>, the <text:span text:style-name="Console">in</text:span> operator uses a linear search which can be slow for very large collections (tens of thousands of items or more). On the other hand, <text:span text:style-name="Console">in</text:span> is very fast when used on a <text:span text:style-name="T8">dictionary</text:span> or a <text:span text:style-name="T8">set</text:span>; both of these collection data types are covered in Chapter 3 [<text:a xlink:type="simple" xlink:href="#Chapter 03" text:style-name="Internet_20_link" text:visited-style-name="Visited_20_Internet_20_Link"><text:span text:style-name="T10">117 ➤</text:span></text:a>]. Here is how <text:span text:style-name="Console">in</text:span> can be used with a string:</text:p>
      <text:p text:style-name="P9">&gt;&gt;&gt; <text:span text:style-name="T7">phrase = "Wild Swans by Jung Chang"</text:span></text:p>
      <text:p text:style-name="P9">&gt;&gt;&gt; <text:span text:style-name="T7">"J" in phrase</text:span></text:p>
      <text:p text:style-name="P9">True</text:p>
      <text:p text:style-name="P9">&gt;&gt;&gt; <text:span text:style-name="T7">"han" in phrase</text:span></text:p>
      <text:p text:style-name="P9">True</text:p>
      <text:p text:style-name="P3">Conveniently, in the case of <text:span text:style-name="T8">strings</text:span>, the <text:span text:style-name="T8">membership</text:span> operator can be used to test for substrings of any length. (As noted earlier, a character is just a <text:span text:style-name="T8">string</text:span> of length <text:span text:style-name="Console">1</text:span>.)</text:p>
      <text:h text:style-name="P28" text:outline-level="4"><draw:frame draw:style-name="fr8" draw:name="f01-04-h4" text:anchor-type="paragraph" svg:y="-0.25cm" svg:width="0.7cm" draw:z-index="61"><draw:text-box fo:min-height="0.741cm"><text:p text:style-name="P29">|</text:p></draw:text-box></draw:frame><text:bookmark-start text:name="__RefHeading___Toc72375_787353532"/>Logical Operators<text:bookmark-end text:name="__RefHeading___Toc72375_787353532"/></text:h>
      <text:p text:style-name="P3">Python provides three logical operators: <text:span text:style-name="Console">and</text:span>, <text:span text:style-name="Console">or</text:span>, and <text:span text:style-name="Console">not</text:span>. Both <text:span text:style-name="Console">and</text:span> and <text:span text:style-name="Console">or</text:span> use short-circuit logic and return the operand that determined the result—they do not return a Boolean (unless they actually have Boolean operands). Let’s see what this means in practice:</text:p>
      <text:p text:style-name="P11">&gt;&gt;&gt; <text:span text:style-name="T7">five = 5</text:span></text:p>
      <text:p text:style-name="P25">&gt;&gt;&gt; <text:span text:style-name="T7">two = 2</text:span></text:p>
      <text:p text:style-name="P25">&gt;&gt;&gt; <text:span text:style-name="T7">zero = 0</text:span></text:p>
      <text:p text:style-name="P25">&gt;&gt;&gt; <text:span text:style-name="T7">five and two</text:span></text:p>
      <text:p text:style-name="P25">2</text:p>
      <text:p text:style-name="P25">&gt;&gt;&gt; <text:span text:style-name="T7">two and five</text:span></text:p>
      <text:p text:style-name="P25">5</text:p>
      <text:p text:style-name="P25">&gt;&gt;&gt; <text:span text:style-name="T7">five and zero</text:span></text:p>
      <text:p text:style-name="P11">0</text:p>
      <text:p text:style-name="P3">If the expression occurs in a Boolean context, the result is evaluated as a Boolean, so the preceding expressions would come out as <text:span text:style-name="Console">True</text:span>, <text:span text:style-name="Console">True</text:span>, and <text:span text:style-name="Console">False</text:span> in, say, an <text:span text:style-name="Console">if</text:span> statement.</text:p>
      <text:p text:style-name="P9"><text:soft-page-break/>&gt;&gt;&gt; <text:span text:style-name="T7">nought = 0</text:span></text:p>
      <text:p text:style-name="P9">&gt;&gt;&gt; <text:span text:style-name="T7">five or two</text:span></text:p>
      <text:p text:style-name="P9">5</text:p>
      <text:p text:style-name="P9">&gt;&gt;&gt; <text:span text:style-name="T7">two or five</text:span></text:p>
      <text:p text:style-name="P9">2</text:p>
      <text:p text:style-name="P9">&gt;&gt;&gt; <text:span text:style-name="T7">zero or five</text:span></text:p>
      <text:p text:style-name="P9">5</text:p>
      <text:p text:style-name="P9">&gt;&gt;&gt; <text:span text:style-name="T7">zero or nought</text:span></text:p>
      <text:p text:style-name="P9">0</text:p>
      <text:p text:style-name="P3">The <text:span text:style-name="Console">or</text:span> operator is similar; here the results in a Boolean context would be <text:span text:style-name="Console">True</text:span>, <text:span text:style-name="Console">True</text:span>, <text:span text:style-name="Console">True</text:span>, and <text:span text:style-name="Console">False</text:span>.</text:p>
      <text:p text:style-name="P3">The <text:span text:style-name="Console">not</text:span> unary operator evaluates its argument in a Boolean context and always returns a Boolean result, so to continue the earlier example, <text:span text:style-name="Inline_20_Code">not (zero or nought)</text:span> would produce <text:span text:style-name="Inline_20_Code">True</text:span>, and <text:span text:style-name="Inline_20_Code">not two</text:span> would produce <text:span text:style-name="Inline_20_Code">False</text:span>.</text:p>
      <text:h text:style-name="P32" text:outline-level="3"><draw:frame draw:style-name="fr5" draw:name="f01-05-h3" text:anchor-type="paragraph" svg:y="-0.25cm" svg:width="1cm" draw:z-index="47"><draw:text-box fo:min-height="0.741cm"><text:p text:style-name="P18">||</text:p></draw:text-box></draw:frame>Piece #5: Control Flow Statements</text:h>
      <text:p text:style-name="P3">We mentioned earlier that each statement encountered in a <text:span text:style-name="Filename">.py</text:span> file is executed in turn, starting with the first one and progressing line by line. The flow of control can be diverted by a function or method call or by a control structure, such as a conditional branch or a loop statement. Control is also diverted when an exception is raised.</text:p>
      <text:p text:style-name="P33">In this subsection we will look at Python’s <text:span text:style-name="Console">if</text:span> statement and its <text:span text:style-name="Console">while</text:span> and <text:span text:style-name="Console">for</text:span> loops, deferring consideration of <text:span text:style-name="T8">functions</text:span> to Piece #8 <text:span text:style-name="T10">[</text:span><text:a xlink:type="simple" xlink:href="#Piece #8: Creating and Calling Functions|outline" text:style-name="Internet_20_link" text:visited-style-name="Visited_20_Internet_20_Link"><text:span text:style-name="T10">46 ➤</text:span></text:a><text:span text:style-name="T10">]</text:span>, and <text:span text:style-name="T8">methods</text:span> to Chapter 6 [<text:a xlink:type="simple" xlink:href="#Chapter 06" text:style-name="Internet_20_link" text:visited-style-name="Visited_20_Internet_20_Link"><text:span text:style-name="T1">245 ➤</text:span></text:a>]. We will also look at the very basics of exception-handling; we cover the subject fully in Chapter 4 [<text:a xlink:type="simple" xlink:href="#Chapter 04" text:style-name="Internet_20_link" text:visited-style-name="Visited_20_Internet_20_Link"><text:span text:style-name="T1">171 ➤</text:span></text:a>]. But first we will clarify a couple of items of terminology.</text:p>
      <text:p text:style-name="P33">A Boolean expression is anything that can be evaluated to produce a Boolean value (<text:span text:style-name="Console">True</text:span> or <text:span text:style-name="Console">False</text:span>). In Python, such an expression evaluates to <text:span text:style-name="Console">False</text:span> if it is the predefined constant <text:span text:style-name="Console">False</text:span>, the special object <text:span text:style-name="Console">None</text:span>, an empty <text:span text:style-name="T8">sequence</text:span> or <text:span text:style-name="T8">collection</text:span> (e.g., an empty <text:span text:style-name="T8">string</text:span>, <text:span text:style-name="T8">list</text:span>, or <text:span text:style-name="T8">tuple</text:span>), or a numeric data item of value <text:span text:style-name="Console">0</text:span>; anything else is considered to be <text:span text:style-name="Console">True</text:span>. When we create our own custom data types (e.g., in Chapter 6 [<text:a xlink:type="simple" xlink:href="#Chapter 06" text:style-name="Internet_20_link" text:visited-style-name="Visited_20_Internet_20_Link"><text:span text:style-name="T1">245 ➤</text:span></text:a>]), we can decide for ourselves what they should return in a Boolean context.</text:p>
      <text:p text:style-name="P3">In Python-speak a block of code, that is, a sequence of one or more statements, is called a <text:span text:style-name="T8">suite</text:span>. Because some of Python’s syntax requires that a <text:span text:style-name="T8">suite</text:span> be present, Python provides the keyword <text:span text:style-name="Console">pass</text:span> which is a statement that does nothing and that can be used where a <text:span text:style-name="T8">suite</text:span> is required (or where we want to indicate that we have considered a particular case) but where no processing is necessary.</text:p>
      <text:h text:style-name="P34" text:outline-level="4"><draw:frame draw:style-name="fr8" draw:name="f01-05-h4" text:anchor-type="paragraph" svg:y="-0.25cm" svg:width="0.7cm" draw:z-index="57"><draw:text-box fo:min-height="0.741cm"><text:p text:style-name="P29">|</text:p></draw:text-box></draw:frame><text:soft-page-break/>The if Statement</text:h>
      <text:p text:style-name="P3">The general syntax for Python’s <text:span text:style-name="Console">if</text:span> statement is this:<text:note text:id="ftn4" text:note-class="footnote"><text:note-citation>4</text:note-citation><text:note-body><text:p text:style-name="Footnote">In this book, ellipses (…) are used to indicate lines that are not shown.</text:p></text:note-body></text:note></text:p>
      <text:p text:style-name="P22">if boolean_expression1:</text:p>
      <text:p text:style-name="P22"><text:tab/>suite1</text:p>
      <text:p text:style-name="P22">elif boolean_expression2:</text:p>
      <text:p text:style-name="P22"><text:tab/>suite2</text:p>
      <text:p text:style-name="P22">…</text:p>
      <text:p text:style-name="P22">elif boolean_expressionN:</text:p>
      <text:p text:style-name="P22"><text:tab/>suiteN</text:p>
      <text:p text:style-name="P22">else:</text:p>
      <text:p text:style-name="P35"><text:tab/>else_suite</text:p>
      <text:p text:style-name="P3">There can be zero or more <text:span text:style-name="Console">elif</text:span> clauses, and the <text:span text:style-name="T27">fi</text:span>nal <text:span text:style-name="Console">else</text:span> clause is optional. If we want to account for a particular case, but want to do nothing if it occurs, we can use <text:span text:style-name="Console">pass</text:span> as that branch’s suite.</text:p>
      <text:p text:style-name="P3">The first thing that stands out to programmers used to C++ or Java is that there are no parentheses and no braces. The other thing to notice is the colon <text:span text:style-name="T27">(</text:span><text:span text:style-name="Console">:</text:span><text:span text:style-name="T27">).</text:span> This is part of the syntax and is easy to forget at first. Colons are used with <text:span text:style-name="Console">else</text:span>, <text:span text:style-name="Console">elif</text:span>, and essentially in any other place where a <text:span text:style-name="T8">suite</text:span> is to follow.</text:p>
      <text:p text:style-name="P3">Unlike most other programming languages, Python uses indentation to signify its block structure. Some programmers don’t like this, especially before they have tried it, and some get quite emotional about the issue. But it takes just a few days to get used to, and after a few weeks or months, brace-free code seems much nicer and less cluttered to read than code that uses braces.</text:p>
      <text:p text:style-name="P3">Since <text:span text:style-name="T8">suites</text:span> are indicated using indentation, the question that naturally arises is, “What kind of indentation?”<text:note text:id="ftn5" text:note-class="footnote"><text:note-citation>5</text:note-citation><text:note-body><text:p text:style-name="P36"><text:span text:style-name="T28">The </text:span><text:span text:style-name="T29">Style Guide for Python Code</text:span><text:span text:style-name="T28"> can be found online in </text:span><text:a xlink:type="simple" xlink:href="https://peps.python.org/pep-0008/" text:style-name="Internet_20_link" text:visited-style-name="Visited_20_Internet_20_Link"><text:span text:style-name="T30">pep 8</text:span></text:a><text:span text:style-name="T30">.</text:span><text:span text:style-name="T31"> </text:span><text:span text:style-name="T32">ak</text:span><text:span text:style-name="T33"> </text:span><text:span text:style-name="T34">is</text:span><text:span text:style-name="T33"> using this guide with all code-blocks in this </text:span><text:span text:style-name="T32">pdf.</text:span></text:p></text:note-body></text:note> The Python style guidelines recommend four spaces per level of indentation, and only spaces (no tabs). Most modern text editors can be set up to handle this automatically (<text:span text:style-name="T8">idle’s</text:span> editor does of course, and so do most other Python-aware editors). Python will work <text:span text:style-name="T27">fi</text:span>ne with any number of spaces or with tabs or with a mixture of both, providing that the indentation used is consistent. In this book, we follow the official <text:a xlink:type="simple" xlink:href="https://peps.python.org/pep-0008/" text:style-name="Internet_20_link" text:visited-style-name="Visited_20_Internet_20_Link">Python guidelines</text:a>.</text:p>
      <text:p text:style-name="P3">Here is a very simple <text:span text:style-name="Console">if</text:span> statement example:</text:p>
      <text:p text:style-name="P22">if x:</text:p>
      <text:p text:style-name="P37"><text:tab/>print("x is nonzero")</text:p>
      <text:p text:style-name="P3">In this case, if the condition (<text:span text:style-name="Console">x</text:span>) evaluates to <text:span text:style-name="Console">True</text:span>, the <text:span text:style-name="T8">suite</text:span> (the <text:span text:style-name="Console">print()</text:span> function call) will be executed.</text:p>
      <text:p text:style-name="P22"><text:soft-page-break/>if lines &lt; 1000:</text:p>
      <text:p text:style-name="P22"><text:tab/>print("small")</text:p>
      <text:p text:style-name="P22">elif lines &lt; 10000:</text:p>
      <text:p text:style-name="P22"><text:tab/>print("medium")</text:p>
      <text:p text:style-name="P22">else:</text:p>
      <text:p text:style-name="P22"><text:tab/>print("large")</text:p>
      <text:p text:style-name="P3">This is a slightly more elaborate <text:span text:style-name="Console">if</text:span> statement that prints a word that describes the value of the lines variable.</text:p>
      <text:h text:style-name="P28" text:outline-level="4"><draw:frame draw:style-name="fr8" draw:name="f01-06-h4" text:anchor-type="paragraph" svg:y="-0.25cm" svg:width="0.7cm" draw:z-index="58"><draw:text-box fo:min-height="0.741cm"><text:p text:style-name="P29">|</text:p></draw:text-box></draw:frame>The while Statement</text:h>
      <text:p text:style-name="P3">The <text:span text:style-name="Console">while</text:span> statement is used to execute a <text:span text:style-name="T8">suite</text:span> zero or more times, the number of times depending on the state of the <text:span text:style-name="Console">while</text:span> loop’s Boolean expression. Here’s the syntax:</text:p>
      <text:p text:style-name="P22">while boolean_expression:</text:p>
      <text:p text:style-name="P22">suite</text:p>
      <text:p text:style-name="P33">Actually, the <text:span text:style-name="Console">while</text:span> loop’s full syntax is more sophisticated than this, since both <text:span text:style-name="Console">break</text:span> and <text:span text:style-name="Console">continue</text:span> are supported, and also an optional <text:span text:style-name="Console">else</text:span> clause that we will discuss in Chapter 4 [<text:a xlink:type="simple" xlink:href="#Chapter 04" text:style-name="Internet_20_link" text:visited-style-name="Visited_20_Internet_20_Link"><text:span text:style-name="T1">171 ➤</text:span></text:a>]. The <text:span text:style-name="Console">break</text:span> statement switches control to the statement following the innermost loop in which the <text:span text:style-name="Console">break</text:span> statement appears—that is, it breaks out of the loop. The <text:span text:style-name="Console">continue</text:span> statement switches control to the start of the loop. Both <text:span text:style-name="Console">break</text:span> and <text:span text:style-name="Console">continue</text:span> are normally used inside <text:span text:style-name="Console">if</text:span> statements to conditionally change a loop’s behaviour.</text:p>
      <text:p text:style-name="P22">while True:</text:p>
      <text:p text:style-name="P22"><text:tab/>item = get_next_item()</text:p>
      <text:p text:style-name="P22"><text:tab/>if not item:</text:p>
      <text:p text:style-name="P22"><text:tab/><text:tab/>break</text:p>
      <text:p text:style-name="P22"><text:tab/>process_item(item)</text:p>
      <text:p text:style-name="P3">This <text:span text:style-name="Console">while</text:span> loop has a very typical structure and runs as long as there are items to process. (Both <text:span text:style-name="Console">get_next_item()</text:span> and <text:span text:style-name="Console">process_item()</text:span> are assumed to be custom functions de<text:span text:style-name="T35">fi</text:span>ned elsewhere.) In this example, the <text:span text:style-name="Console">while</text:span> statement’s <text:span text:style-name="T8">suite</text:span> contains an <text:span text:style-name="Console">if</text:span> statement, which itself has a <text:span text:style-name="T8">suite</text:span>—as it must—in this case consisting of a single <text:span text:style-name="Console">break</text:span> statement.</text:p>
      <text:h text:style-name="P28" text:outline-level="4"><draw:frame draw:style-name="fr8" draw:name="f01-08-h4" text:anchor-type="paragraph" svg:y="-0.25cm" svg:width="0.7cm" draw:z-index="59"><draw:text-box fo:min-height="0.741cm"><text:p text:style-name="P29">|</text:p></draw:text-box></draw:frame>The for … in Statement</text:h>
      <text:p text:style-name="P3">Python’s <text:span text:style-name="Console">for</text:span> loop reuses the <text:span text:style-name="Console">in</text:span> keyword (which in other contexts is the <text:span text:style-name="T8">membership</text:span> operator), and has the following syntax:</text:p>
      <text:p text:style-name="P22">for variable in iterable:</text:p>
      <text:p text:style-name="P35"><text:tab/>suite</text:p>
      <text:p text:style-name="P10"><text:soft-page-break/>Just like the <text:span text:style-name="Console">while</text:span> loop, the <text:span text:style-name="Console">for</text:span> loop supports both <text:span text:style-name="Console">break</text:span> and <text:span text:style-name="Console">continue</text:span>, and also has an optional <text:span text:style-name="Console">else</text:span> clause. The <text:span text:style-name="T8">variable</text:span> is set to refer to each object in the <text:span text:style-name="T8">iterable</text:span> in turn. An <text:span text:style-name="T8">iterable</text:span> is any data type that can be iterated over, and includes <text:span text:style-name="T8">strings</text:span> (where the iteration is character by character), <text:span text:style-name="T8">lists</text:span>, <text:span text:style-name="T8">tuples</text:span>, and Python’s other collection data types.</text:p>
      <text:p text:style-name="P22">for country in ["Denmark", "Finland", "Norway", "Sweden"]:</text:p>
      <text:p text:style-name="P22"><text:tab/>print(country)</text:p>
      <text:p text:style-name="P10">Here we take a very simplistic approach to printing a list of countries. In practice it is much more common to use a variable:</text:p>
      <text:p text:style-name="P22">countries = ["Denmark", "Finland", "Norway", "Sweden"]</text:p>
      <text:p text:style-name="P22">for country in countries:</text:p>
      <text:p text:style-name="P22"><text:tab/>print(country)</text:p>
      <text:p text:style-name="P10"><draw:frame text:anchor-type="paragraph" draw:z-index="23" draw:name="p029 jump" draw:style-name="gr8" draw:text-style-name="P14" svg:width="1.571cm" svg:height="2.266cm" svg:x="17cm" svg:y="-0.256cm"><draw:text-box draw:corner-radius="0.199cm"><text:p text:style-name="P7"><text:span text:style-name="T4">List compre­hen­­sions</text:span></text:p><text:p text:style-name="P7"><text:span text:style-name="T5"><text:a xlink:href="#1.1.1.1.Obtaining and Installing Python 3|outline" xlink:type="simple">146 ⮞</text:a></text:span></text:p></draw:text-box></draw:frame>In fact, an entire <text:span text:style-name="T8">list</text:span> (or <text:span text:style-name="T8">tuple</text:span>) can be printed using the <text:span text:style-name="Console">print()</text:span> function directly, for example, <text:span text:style-name="Inline_20_Code">print(countries)</text:span>, but we often prefer to print collections using a <text:span text:style-name="Console">for</text:span> loop (or a <text:span text:style-name="Console">list comprehension</text:span>, covered later), to achieve full control over the formatting.</text:p>
      <text:p text:style-name="P22">for letter in "ABCDEFGHIJKLMNOPQRSTUVWXYZ":</text:p>
      <text:p text:style-name="P22"><text:tab/>if letter in "AEIOU":</text:p>
      <text:p text:style-name="P22"><text:tab/><text:tab/>print(letter, "is a vowel")</text:p>
      <text:p text:style-name="P22"><text:tab/>else:</text:p>
      <text:p text:style-name="P22"><text:tab/><text:tab/>print(letter, "is a consonant")</text:p>
      <text:p text:style-name="P3">In this snippet the first use of the <text:span text:style-name="Console">in</text:span> keyword is part of a <text:span text:style-name="Console">for</text:span> statement, with the variable letter taking on the values "<text:span text:style-name="T8">A</text:span>", "<text:span text:style-name="T8">B</text:span>", and so on up to "<text:span text:style-name="T8">Z</text:span>", changing at each iteration of the loop. On the snippet’s second line we use <text:span text:style-name="Console">in</text:span> again, but this time as the membership testing operator. Notice also that this example shows nested suites. The <text:span text:style-name="Console">for</text:span> loop’s suite is the <text:span text:style-name="Console">if … else</text:span> statement, and both the <text:span text:style-name="Console">if</text:span> and the <text:span text:style-name="Console">else</text:span> branches have their own suites.</text:p>
      <text:h text:style-name="P28" text:outline-level="4"><draw:frame draw:style-name="fr8" draw:name="f01-07-h4" text:anchor-type="paragraph" svg:y="-0.25cm" svg:width="0.7cm" draw:z-index="60"><draw:text-box fo:min-height="0.741cm"><text:p text:style-name="P29">|</text:p></draw:text-box></draw:frame><text:bookmark-start text:name="__RefHeading___Toc76683_2171994069"/>Basic Exception Handling<text:bookmark-end text:name="__RefHeading___Toc76683_2171994069"/></text:h>
      <text:p text:style-name="P10">Many of Python’s functions and methods indicate errors or other important events by <text:span text:style-name="T8">raising an exception</text:span>. An <text:span text:style-name="T8">exception</text:span> is an <text:span text:style-name="Console">object</text:span> like any other Python <text:span text:style-name="Console">object</text:span>, and when converted to a <text:span text:style-name="T8">string</text:span> (e.g., when printed), the exception produces a message text. A simple form of the syntax for exception handlers is this:</text:p>
      <text:p text:style-name="P22">try:</text:p>
      <text:p text:style-name="P22"><text:tab/>try_suite</text:p>
      <text:p text:style-name="P22">except exception1 as variable1:</text:p>
      <text:p text:style-name="P22"><text:tab/>exception_suite1</text:p>
      <text:p text:style-name="P22">…</text:p>
      <text:p text:style-name="P38">except exceptionN as variableN:</text:p>
      <text:p text:style-name="P22"><text:tab/>exception_suiteN</text:p>
      <text:p text:style-name="P3"><text:soft-page-break/>Note that the <text:span text:style-name="Console">as</text:span> variable part is optional; we may care only that a particular exception was raised and not be interested in its message text.</text:p>
      <text:p text:style-name="P33">The full syntax is more sophisticated; for example, each <text:span text:style-name="Console">except</text:span> clause can handle multiple exceptions, and there is an optional <text:span text:style-name="Console">else</text:span> clause. All of this is covered in Chapter 4 [<text:a xlink:type="simple" xlink:href="#Chapter 04" text:style-name="Internet_20_link" text:visited-style-name="Visited_20_Internet_20_Link"><text:span text:style-name="T1">171 ➤</text:span></text:a>].</text:p>
      <text:p text:style-name="P3">The logic works like this. If the statements in the <text:span text:style-name="Console">try</text:span> block’s <text:span text:style-name="T8">suite</text:span> all execute without raising an exception, the except blocks are skipped. If an exception is raised inside the <text:span text:style-name="Console">try</text:span> block, control is immediately passed to the <text:span text:style-name="T8">suite</text:span> corresponding to the first matching exception—this means that any statements in the <text:span text:style-name="T8">suite</text:span> that follow the one that caused the exception will not be executed. If this occurs and if the <text:span text:style-name="Console">as</text:span> variable part is given, then inside the exception-handling <text:span text:style-name="T8">suite</text:span>, <text:span text:style-name="Console">variable</text:span> refers to the exception <text:span text:style-name="Console">object</text:span>.</text:p>
      <text:p text:style-name="P3"><draw:frame text:anchor-type="paragraph" draw:z-index="20" draw:name="p030 jump" draw:style-name="gr9" draw:text-style-name="P14" svg:width="1.571cm" svg:height="2.689cm" svg:x="17cm" svg:y="1.261cm"><draw:text-box draw:corner-radius="0.199cm"><text:p text:style-name="P7"><text:span text:style-name="T4">Dealing with runtime errors</text:span></text:p><text:p text:style-name="P7"><text:span text:style-name="T5"><text:a xlink:href="#1.1.1.1.Obtaining and Installing Python 3|outline" xlink:type="simple">146 ⮞</text:a></text:span></text:p></draw:text-box></draw:frame>If an exception occurs in the handling <text:span text:style-name="Console">except</text:span> block, or if an exception is raised that does not match any of the <text:span text:style-name="Console">except</text:span> blocks in the first place, Python looks for a matching <text:span text:style-name="Console">except</text:span> block in the next enclosing scope. The search for a suitable exception handler works outward in scope and up the call stack until either a match is found and the exception is handled, or no match is found, in which case the program terminates with an unhandled exception. In the case of an unhandled exception, Python prints a <text:span text:style-name="T8">traceback</text:span> as well as the exception’s message text.</text:p>
      <text:p text:style-name="P3">Here is an example:</text:p>
      <text:p text:style-name="P22">s = input("enter an integer: ")</text:p>
      <text:p text:style-name="P22">try:</text:p>
      <text:p text:style-name="P22"><text:tab/>i = int(s)</text:p>
      <text:p text:style-name="P22"><text:tab/>print("valid integer entered:", i)</text:p>
      <text:p text:style-name="P22">except ValueError as err:</text:p>
      <text:p text:style-name="P22"><text:tab/>print(err)</text:p>
      <text:p text:style-name="P3">If the user enters “3.5”, the output will be:</text:p>
      <text:p text:style-name="P22">invalid literal for int() with base 10: '3.5'</text:p>
      <text:p text:style-name="P3">But if they were to enter “13”, the output will be:</text:p>
      <text:p text:style-name="P35">valid integer entered: 13</text:p>
      <text:p text:style-name="P3">Many books consider <text:span text:style-name="T8">exception-handling</text:span> to be an advanced topic and defer it as late as possible. But raising and especially handling exceptions is fundamental to the way Python works, so <text:span text:style-name="T8">we</text:span> make use of it from the beginning. And as we shall see, using exception handlers can make code much more readable, by separating the “<text:span text:style-name="T8">exceptional</text:span>” cases from the processing we are really interested in.</text:p>
      <text:h text:style-name="P17" text:outline-level="3"><draw:frame draw:style-name="fr9" draw:name="f01-06-h3" text:anchor-type="paragraph" svg:x="15.801cm" svg:y="0.159cm" svg:width="1cm" draw:z-index="49"><draw:text-box fo:min-height="0.741cm"><text:p text:style-name="P18">||</text:p></draw:text-box></draw:frame><text:soft-page-break/>Piece #6: Arithmetic Operators</text:h>
      <text:p text:style-name="P3">Python provides a full set of arithmetic operators, including binary operators for the four basic mathematical operations:</text:p>
      <text:p text:style-name="P30"><text:span text:style-name="Console">+</text:span> addition</text:p>
      <text:p text:style-name="P30"><text:span text:style-name="Console">-</text:span> subtraction</text:p>
      <text:p text:style-name="P30"><text:span text:style-name="Console">*</text:span> multiplication</text:p>
      <text:p text:style-name="P31"><text:span text:style-name="Console">/</text:span> division.</text:p>
      <text:p text:style-name="P3">In addition, many Python data types can be used with augmented assignment operators such as <text:span text:style-name="Console">+=</text:span> and <text:span text:style-name="Console">*=</text:span>. The <text:span text:style-name="Console">+</text:span>, <text:span text:style-name="Console">-</text:span>, and <text:span text:style-name="Console">*</text:span> operators all behave as expected when both of their operands are integers:</text:p>
      <text:p text:style-name="P9">&gt;&gt;&gt; <text:span text:style-name="T7">5 + 6</text:span></text:p>
      <text:p text:style-name="P9">11</text:p>
      <text:p text:style-name="P9">&gt;&gt;&gt; <text:span text:style-name="T7">3 - 7</text:span></text:p>
      <text:p text:style-name="P9">-4</text:p>
      <text:p text:style-name="P9">&gt;&gt;&gt; <text:span text:style-name="T7">4 * 8</text:span></text:p>
      <text:p text:style-name="P9">32</text:p>
      <text:p text:style-name="P3">Notice that <text:span text:style-name="Console">-</text:span> can be used both as a unary operator (negation) and as a binary operator (subtraction), as is common in most programming languages. Where Python differs from the crowd is when it comes to division:</text:p>
      <text:p text:style-name="P9">&gt;&gt;&gt; <text:span text:style-name="T7">12 / 3</text:span></text:p>
      <text:p text:style-name="P9">4.0</text:p>
      <text:p text:style-name="P9">&gt;&gt;&gt; <text:span text:style-name="T7">3 / 2</text:span></text:p>
      <text:p text:style-name="P9">1.5</text:p>
      <text:p text:style-name="P3"><draw:frame text:anchor-type="paragraph" draw:z-index="7" draw:name="p032 jump" draw:style-name="gr3" draw:text-style-name="P14" svg:width="1.571cm" svg:height="2.689cm" svg:x="17cm" svg:y="0cm"><draw:text-box draw:corner-radius="0.199cm"><text:p text:style-name="P7"><text:span text:style-name="T4">Numeric operat­ors and functions</text:span></text:p><text:p text:style-name="P7"><text:span text:style-name="T5"><text:a xlink:href="#1.1.1.1.Obtaining and Installing Python 3|outline" xlink:type="simple">146 ⮞</text:a></text:span></text:p></draw:text-box></draw:frame>The division operator produces a floating-point value, not an integer; many other languages will produce an integer, truncating any fractional part. If we need an integer result, we can always convert using <text:span text:style-name="Console">int()</text:span> (or use the truncating division operator <text:span text:style-name="Console">//</text:span>, discussed later).</text:p>
      <text:p text:style-name="P9">&gt;&gt;&gt; <text:span text:style-name="T7">a = 5</text:span></text:p>
      <text:p text:style-name="P9">&gt;&gt;&gt; <text:span text:style-name="T7">a</text:span></text:p>
      <text:p text:style-name="P9">5</text:p>
      <text:p text:style-name="P9">&gt;&gt;&gt; <text:span text:style-name="T7">a += 8</text:span></text:p>
      <text:p text:style-name="P9">&gt;&gt;&gt; <text:span text:style-name="T7">a</text:span></text:p>
      <text:p text:style-name="P11">13</text:p>
      <text:p text:style-name="P3">At first sight the preceding statements are unsurprising, particularly to those familiar with C-like languages. In such languages, augmented assignment is shorthand for assigning the results of an operation—for example, <text:span text:style-name="Inline_20_Code">a += 8</text:span> is essentially the same as <text:span text:style-name="Inline_20_Code">a = a + 8</text:span>. However, there are two important subtleties here, one Python-specific and one to do with augmented operators in any language.</text:p>
      <text:p text:style-name="P10"><text:soft-page-break/><text:span text:style-name="T36">The first point to remember is that the </text:span><text:span text:style-name="Console"><text:span text:style-name="T36">int</text:span></text:span><text:span text:style-name="T36"> data type is immutable—that is, once assigned, an </text:span><text:span text:style-name="Console"><text:span text:style-name="T36">int</text:span></text:span><text:span text:style-name="T36">’s value cannot be changed. So, what actually happens behind the scenes when an augmented assignment operator is used on an immutable object is that the operation is performed, and an object holding the result is created; and then the target </text:span><text:span text:style-name="Console"><text:span text:style-name="T36">object reference</text:span></text:span><text:span text:style-name="T36"> is re-bound to refer to the result </text:span><text:span text:style-name="Console"><text:span text:style-name="T36">object</text:span></text:span><text:span text:style-name="T36"> rather than the </text:span><text:span text:style-name="Console"><text:span text:style-name="T36">object</text:span></text:span><text:span text:style-name="T36"> it referred to before. So, in the preceding case when the statement </text:span><text:span text:style-name="Inline_20_Code"><text:span text:style-name="T36">a += 8</text:span></text:span><text:span text:style-name="T36"> is encountered, Python computes </text:span><text:span text:style-name="Inline_20_Code"><text:span text:style-name="T36">a + 8</text:span></text:span><text:span text:style-name="T36">, stores the result in a new </text:span><text:span text:style-name="Console"><text:span text:style-name="T36">int</text:span></text:span><text:span text:style-name="T36"> object, and then rebinds </text:span><text:span text:style-name="Console"><text:span text:style-name="T36">a</text:span></text:span><text:span text:style-name="T36"> to refer to this new </text:span><text:span text:style-name="Console"><text:span text:style-name="T36">int</text:span></text:span><text:span text:style-name="T36">. (And if the original </text:span><text:span text:style-name="Console"><text:span text:style-name="T36">object</text:span></text:span><text:span text:style-name="T36"> </text:span><text:span text:style-name="Console"><text:span text:style-name="T36">a</text:span></text:span><text:span text:style-name="T36"> was referring to has no more </text:span><text:span text:style-name="Console"><text:span text:style-name="T36">object references</text:span></text:span><text:span text:style-name="T36"> referring to it, it will be scheduled for garbage collection.) Figure 1.3 </text:span><text:span text:style-name="T37">(below) </text:span><text:span text:style-name="T36">illustrates this point.</text:span></text:p>
      <text:p text:style-name="P23"><draw:frame draw:style-name="fr10" draw:name="Frame-1.3 Augmented assignment of an immutable object Picture" text:anchor-type="paragraph" svg:x="0.85cm" svg:y="0cm" svg:width="15.3cm" style:rel-width="90%" svg:height="4.57cm" style:rel-height="scale" draw:z-index="29"><draw:text-box><text:p text:style-name="Figure"><draw:frame draw:style-name="fr11" draw:name="Figure-01.3: Augmented assignment of an immutable object" text:anchor-type="char" svg:x="0cm" svg:y="0.27cm" svg:width="15.3cm" style:rel-width="100%" svg:height="3.709cm" style:rel-height="scale" draw:z-index="30"><draw:image xlink:href="Pictures/10000001000001EE0000006CC12FD41B.png" xlink:type="simple" xlink:show="embed" xlink:actuate="onLoad" draw:mime-type="image/png"/></draw:frame>Figure <text:span text:style-name="Caption_20_characters"><text:sequence text:ref-name="refFigure2" text:name="Figure" text:formula="ooow:Figure+1" style:num-format="1">1.3</text:sequence></text:span>: Augmented assignment of an immutable object</text:p></draw:text-box></draw:frame>The second subtlety is that <text:span text:style-name="Inline_20_Code">a operator= b</text:span> is not quite the same as <text:span text:style-name="Inline_20_Code">a = a operator b</text:span>. The augmented version looks up <text:span text:style-name="Console">a</text:span>’s value only once, so it is potentially faster. Also, if <text:span text:style-name="Console">a</text:span> is a complex expression (e.g., a <text:span text:style-name="T8">list</text:span> element with an index position calculation such as <text:span text:style-name="Inline_20_Code">items[offset + index]</text:span>), using the augmented version may be less error-prone since if the calculation needs to be changed the maintainer has to change it in only one rather than two expressions.</text:p>
      <text:p text:style-name="P23">Python <text:span text:style-name="T8">overloads</text:span> (i.e., reuses for a different data type) the <text:span text:style-name="Console">+</text:span> and <text:span text:style-name="Console">+=</text:span> operators for both <text:span text:style-name="T8">strings</text:span> and <text:span text:style-name="T8">lists</text:span>, the former meaning <text:span text:style-name="T8">concatenation</text:span> and the latter meaning <text:span text:style-name="T8">append</text:span> for <text:span text:style-name="T8">strings</text:span> and <text:span text:style-name="T8">extend</text:span> (append another <text:span text:style-name="T8">list</text:span>) for <text:span text:style-name="T8">lists</text:span>:</text:p>
      <text:p text:style-name="P9">&gt;&gt;&gt; <text:span text:style-name="T7">name = "John"</text:span></text:p>
      <text:p text:style-name="P9">&gt;&gt;&gt; <text:span text:style-name="T7">name + "Doe"</text:span></text:p>
      <text:p text:style-name="P9">“JohnDoe'</text:p>
      <text:p text:style-name="P9">&gt;&gt;&gt; <text:span text:style-name="T7">name += " Doe"</text:span></text:p>
      <text:p text:style-name="P9">&gt;&gt;&gt; <text:span text:style-name="T7">name</text:span></text:p>
      <text:p text:style-name="P39">“John Doe’</text:p>
      <text:p text:style-name="P10">Like <text:span text:style-name="T8">integers</text:span>, <text:span text:style-name="T8">strings</text:span> are immutable, so when <text:span text:style-name="Console">4=</text:span> is used a new string is created and the expression’s left-hand <text:span text:style-name="Console">object reference</text:span> is re-bound to it, exactly as described earlier for <text:span text:style-name="Console">ints</text:span>. <text:span text:style-name="T8">Lists</text:span> support the same syntax but are different behind the scenes:</text:p>
      <text:p text:style-name="P9">&gt;&gt;&gt; <text:span text:style-name="T7">seeds = ["sesame", “sunflower"]</text:span></text:p>
      <text:p text:style-name="P9">&gt;&gt;&gt; <text:span text:style-name="T7">seeds += ["pumpkin"]</text:span></text:p>
      <text:p text:style-name="P9">&gt;&gt;&gt; <text:span text:style-name="T7">seeds</text:span></text:p>
      <text:p text:style-name="P11">['sesame', ‘sunflower’, ‘pumpkin']</text:p>
      <text:p text:style-name="P10"><text:soft-page-break/>Since <text:span text:style-name="T8">lists</text:span> are mutable, when <text:span text:style-name="Console">+=</text:span> is used the original <text:span text:style-name="T8">list</text:span> object is modified, so no rebinding of seeds is necessary. Figure 1.4 <text:span text:style-name="T38">(below) </text:span>shows how this works.</text:p>
      <text:p text:style-name="P40"><draw:frame draw:style-name="fr12" draw:name="Frame-1.4 Augmented assignment of a mutable object Picture" text:anchor-type="paragraph" svg:width="15.3cm" style:rel-width="90%" svg:height="3.445cm" draw:z-index="35"><draw:text-box fo:min-height="14%"><text:p text:style-name="P16"><draw:frame draw:style-name="fr13" draw:name="Figure-01.4: Augmented assignment of a mutable object" text:anchor-type="paragraph" svg:width="15.3cm" style:rel-width="100%" svg:height="2.609cm" style:rel-height="scale" draw:z-index="36"><draw:image xlink:href="Pictures/10000001000002BE00000078C44B429F.png" xlink:type="simple" xlink:show="embed" xlink:actuate="onLoad" draw:mime-type="image/png"/></draw:frame><text:span text:style-name="Caption_20_characters">Figure </text:span><text:span text:style-name="Caption_20_characters"><text:sequence text:ref-name="refFigure3" text:name="Figure" text:formula="ooow:Figure+1" style:num-format="1">1.4</text:sequence></text:span><text:span text:style-name="Caption_20_characters">: Augmented assignment of a mutable object</text:span></text:p></draw:text-box></draw:frame>Since Python’s syntax cleverly hides the distinction between mutable and immutable data types, why does it need both kinds at all? The reasons are mostly about performance. Immutable types are potentially a lot more efficient to implement (since they never change) than mutable types. Also, some collection data types, for example, <text:span text:style-name="T8">sets</text:span>, can work only with immutable types. On the other hand, mutable types can be more convenient to use. Where the distinction matters, we will discuss it—for example, in Chapter 4 [<text:a xlink:type="simple" xlink:href="#Chapter 04" text:style-name="Internet_20_link" text:visited-style-name="Visited_20_Internet_20_Link"><text:span text:style-name="T1">171 ➤</text:span></text:a>] when we discuss setting default arguments for custom functions, in Chapter 3 [<text:a xlink:type="simple" xlink:href="#Chapter 03" text:style-name="Internet_20_link" text:visited-style-name="Visited_20_Internet_20_Link"><text:span text:style-name="T10">117 ➤</text:span></text:a>] when we discuss <text:span text:style-name="T8">lists</text:span>, <text:span text:style-name="T8">sets</text:span>, and some other data types, and again in Chapter 6 [<text:a xlink:type="simple" xlink:href="#Chapter 06" text:style-name="Internet_20_link" text:visited-style-name="Visited_20_Internet_20_Link"><text:span text:style-name="T1">245 ➤</text:span></text:a>] when we show how to create custom data types.</text:p>
      <text:p text:style-name="P10"><draw:frame text:anchor-type="paragraph" draw:z-index="33" draw:name="p034 jump" draw:style-name="gr3" draw:text-style-name="P14" svg:width="1.571cm" svg:height="2.689cm" svg:x="17cm" svg:y="0cm"><draw:text-box draw:corner-radius="0.199cm"><text:p text:style-name="P7"><text:span text:style-name="T4">Dealing with runtime errors</text:span></text:p><text:p text:style-name="P7"><text:span text:style-name="T5"><text:a xlink:href="#1.1.1.1.Obtaining and Installing Python 3|outline" xlink:type="simple">146 ⮞</text:a></text:span></text:p></draw:text-box></draw:frame>The right-hand operand for the <text:span text:style-name="T8">list</text:span> <text:span text:style-name="Console">+=</text:span> operator must be an <text:span text:style-name="T8">iterable</text:span>; if it is not an exception is raised:</text:p>
      <text:p text:style-name="P9">&gt;&gt;&gt; <text:span text:style-name="T7">seeds += 5</text:span></text:p>
      <text:p text:style-name="P9">Traceback (most recent call last):</text:p>
      <text:p text:style-name="P9">…</text:p>
      <text:p text:style-name="P41">TypeError: 'int' object is not iterable</text:p>
      <text:p text:style-name="P42">The correct way to extend a <text:span text:style-name="T8">list</text:span> is to use an <text:span text:style-name="T8">iterable</text:span> object, such as a <text:span text:style-name="T8">list</text:span>:</text:p>
      <text:p text:style-name="P9">&gt;&gt;&gt; <text:span text:style-name="T7">seeds += [5]</text:span></text:p>
      <text:p text:style-name="P9">&gt;&gt;&gt; <text:span text:style-name="T7">seeds</text:span></text:p>
      <text:p text:style-name="P41">['sesame', 'sunflower', 'pumpkin', 5]</text:p>
      <text:p text:style-name="P42">And of course, the <text:span text:style-name="T8">iterable</text:span> object used to extend the <text:span text:style-name="T8">list</text:span> can itself have more than one item:</text:p>
      <text:p text:style-name="P9">&gt;&gt;&gt; <text:span text:style-name="T7">seeds += [9, 1, 5, "poppy"]</text:span></text:p>
      <text:p text:style-name="P9">&gt;&gt;&gt; <text:span text:style-name="T7">seeds</text:span></text:p>
      <text:p text:style-name="P41">['sesame', 'sunflower', 'pumpkin', 5, 9, 1, 5, 'poppy']</text:p>
      <text:p text:style-name="P43">Appending a plain <text:span text:style-name="T8">string</text:span>—for example, "<text:span text:style-name="T8">durian</text:span>"—rather than a <text:span text:style-name="T8">list</text:span> containing a <text:span text:style-name="T8">string</text:span>, <text:span text:style-name="Console">["durian"]</text:span>, leads to a logical but perhaps surprising result:</text:p>
      <text:p text:style-name="P44">&gt;&gt;&gt; <text:span text:style-name="T7">seeds = ["sesame", "sunflower", "pumpkin"]</text:span></text:p>
      <text:p text:style-name="P44">&gt;&gt;&gt; <text:span text:style-name="T7">seeds += "durian"</text:span></text:p>
      <text:p text:style-name="P44">&gt;&gt;&gt; <text:span text:style-name="T7">seeds</text:span></text:p>
      <text:p text:style-name="P45">['sesame', 'sunflower', 'pumpkin', 'd', 'u', 'r', 'i', 'a', 'n']</text:p>
      <text:p text:style-name="P3"><text:soft-page-break/>The <text:span text:style-name="T8">list</text:span> <text:span text:style-name="Console">+= </text:span>operator extends the list by appending each item of the <text:span text:style-name="T8">iterable</text:span> it is provided with; and since a string is an <text:span text:style-name="T8">iterable</text:span>, this leads to each character in the <text:span text:style-name="T8">string</text:span> being appended individually. If we use the <text:span text:style-name="T8">list</text:span> <text:span text:style-name="Console">append()</text:span> method, the argument is always added as a single item.</text:p>
      <text:h text:style-name="P17" text:outline-level="3"><draw:frame draw:style-name="fr5" draw:name="f01-07-h3" text:anchor-type="paragraph" svg:y="-0.25cm" svg:width="1cm" draw:z-index="50"><draw:text-box fo:min-height="0.741cm"><text:p text:style-name="P18">||</text:p></draw:text-box></draw:frame>Piece #7: Input/Output</text:h>
      <text:p text:style-name="P33">To be able to write genuinely useful programs we must be able to read input—for example, from the user at the console, and from files—and produce output, either to the console or to files. We have already made use of Python’s built-in <text:span text:style-name="Console">print()</text:span> function, although we will defer covering it further until Chapter 4 [<text:a xlink:type="simple" xlink:href="#Chapter 04" text:style-name="Internet_20_link" text:visited-style-name="Visited_20_Internet_20_Link"><text:span text:style-name="T1">171 ➤</text:span></text:a>]. In this subsection we will concentrate on console I/O, and use shell redirection for reading and writing files.</text:p>
      <text:p text:style-name="P3">Python provides the built-in <text:span text:style-name="Console">input()</text:span> function to accept input from the user. This function takes an optional string argument (which it prints on the console); it then waits for the user to type in a response and to <text:span text:style-name="T39">fi</text:span>nish by pressing <text:span text:style-name="T8">Enter</text:span> (or <text:span text:style-name="T8">Return</text:span>). If the user does not type any text but just presses <text:span text:style-name="T8">Enter</text:span>, the <text:span text:style-name="Console">input()</text:span> function returns an empty string; otherwise, it returns a string containing what the user typed, without any line terminator.</text:p>
      <text:p text:style-name="P3">Here is our first complete “<text:span text:style-name="T8">useful</text:span>” program; it draws on many of the previous pieces—the only new thing it shows is the <text:span text:style-name="Console">input()</text:span> function:</text:p>
      <text:p text:style-name="P46">print("Type integers, each followed by Enter; or just Enter to finish")</text:p>
      <text:p text:style-name="P46"/>
      <text:p text:style-name="P46">total = 0</text:p>
      <text:p text:style-name="P46">count = 0</text:p>
      <text:p text:style-name="P46"/>
      <text:p text:style-name="P46">while True:</text:p>
      <text:p text:style-name="P46"><text:tab/>line = input("integer: ")</text:p>
      <text:p text:style-name="P46"><text:tab/>if line:</text:p>
      <text:p text:style-name="P46"><text:tab/><text:tab/>try:</text:p>
      <text:p text:style-name="P46"><text:tab/><text:tab/><text:tab/>number = int(line)</text:p>
      <text:p text:style-name="P46"><text:tab/><text:tab/>except ValueError as err:</text:p>
      <text:p text:style-name="P46"><text:tab/><text:tab/><text:tab/>print(err)</text:p>
      <text:p text:style-name="P46"><text:tab/><text:tab/><text:tab/>continue</text:p>
      <text:p text:style-name="P46"><text:tab/><text:tab/>total += number</text:p>
      <text:p text:style-name="P46"><text:tab/><text:tab/>count += 1</text:p>
      <text:p text:style-name="P46"><text:tab/>else:</text:p>
      <text:p text:style-name="P46"><text:tab/><text:tab/>break</text:p>
      <text:p text:style-name="P46"/>
      <text:p text:style-name="P46">if count:</text:p>
      <text:p text:style-name="P46"><text:tab/>print("count =", count, "total =", total, "mean =", total / count)</text:p>
      <text:p text:style-name="P3"><draw:frame text:anchor-type="paragraph" draw:z-index="34" draw:name="p036 jump" draw:style-name="gr7" draw:text-style-name="P14" svg:width="1.571cm" svg:height="2.266cm" svg:x="-1.6cm" svg:y="0cm"><draw:text-box draw:corner-radius="0.199cm"><text:p text:style-name="P7"><text:span text:style-name="T4">Book’s exam­ples</text:span></text:p><text:p><text:span text:style-name="T5"><text:a xlink:href="#Available Online" xlink:type="simple">11 ⮜</text:a></text:span></text:p></draw:text-box></draw:frame>The program (in file <text:span text:style-name="Filename">sum1.py</text:span> in the book’s examples) has just 17 executable lines. Here is what a typical run looks like:</text:p>
      <text:p text:style-name="P47">Type integers, each followed by Enter; or just Enter to finish</text:p>
      <text:p text:style-name="P47">number: 12</text:p>
      <text:p text:style-name="P47">number: 7</text:p>
      <text:p text:style-name="P47">number: 1x</text:p>
      <text:p text:style-name="P47">invalid literal for int() with base 10: '1x'</text:p>
      <text:p text:style-name="P47">number: 15</text:p>
      <text:p text:style-name="P47">number: 5</text:p>
      <text:p text:style-name="P47"><text:soft-page-break/>number:</text:p>
      <text:p text:style-name="P47">count = 4 total = 39 mean = 9.75</text:p>
      <text:p text:style-name="P23">Although the program is very short, it is fairly robust. If the user enters a string that cannot be converted to an integer, the problem is caught by an exception handler that prints a suitable message and switches control to the start of the loop (“<text:span text:style-name="T8">continues the loop</text:span>”). And the last <text:span text:style-name="Console">if</text:span> statement ensures that if the user doesn’t enter any numbers at all, the summary isn’t output, and division by zero is avoided.</text:p>
      <text:p text:style-name="P33">File handling is fully covered in Chapter <text:span text:style-name="T1">7</text:span> [<text:a xlink:type="simple" xlink:href="#Chapter 07" text:style-name="Internet_20_link" text:visited-style-name="Visited_20_Internet_20_Link"><text:span text:style-name="T1">299 ➤</text:span></text:a>]; but right now we can create files by redirecting the <text:span text:style-name="Console">print()</text:span> functions’ output from the console:</text:p>
      <text:p text:style-name="P22">C:\&gt;test.py &gt; results.txt</text:p>
      <text:p text:style-name="P3"><draw:frame text:anchor-type="paragraph" draw:z-index="37" draw:name="p036 jump 2" draw:style-name="gr10" draw:text-style-name="P14" svg:width="1.571cm" svg:height="3.112cm" svg:x="-1.6cm" svg:y="0cm"><draw:text-box draw:corner-radius="0.199cm"><text:p text:style-name="P7"><text:span text:style-name="T4">Wind­ows’ ﬁle assoc­iation bug</text:span></text:p><text:p><text:span text:style-name="T5"><text:a xlink:href="#Windows File Bug" xlink:type="simple">19 ⮜</text:a></text:span></text:p></draw:text-box></draw:frame>…will cause the output of plain <text:span text:style-name="Console">print()</text:span> function calls made in the fictitious <text:span text:style-name="Filename">test.py</text:span> program to be written to the file <text:span text:style-name="Filename">results.txt</text:span>. This syntax works in the Windows console (usually) and in Unix consoles. For Windows, we must write <text:span text:style-name="Inline_20_Code">C:\Python31\python.exe test</text:span><text:span text:style-name="Inline_20_Code"><text:span text:style-name="T12">.py</text:span></text:span><text:span text:style-name="Inline_20_Code"> &gt; results.txt</text:span> if Python 2 is the machine’s default Python version or if the console exhibits the file association bug; otherwise, assuming Python 3 is in the <text:span text:style-name="T2">path</text:span>, <text:span text:style-name="Inline_20_Code">python test</text:span><text:span text:style-name="Inline_20_Code"><text:span text:style-name="T12">.py</text:span></text:span><text:span text:style-name="Inline_20_Code"> &gt; results.txt</text:span> should be sufficient, if plain <text:span text:style-name="Inline_20_Code">test</text:span><text:span text:style-name="Inline_20_Code"><text:span text:style-name="T12">.py</text:span></text:span><text:span text:style-name="Inline_20_Code"> &gt; results.txt</text:span> doesn’t work. For Unixes we must make the program executable (<text:span text:style-name="Inline_20_Code">chmod +x test</text:span><text:span text:style-name="Inline_20_Code"><text:span text:style-name="T12">.py</text:span></text:span>) and then invoke it by typing <text:span text:style-name="Inline_20_Code">./test</text:span><text:span text:style-name="Inline_20_Code"><text:span text:style-name="T12">.py</text:span></text:span> unless the directory it is in happens to be in the <text:span text:style-name="T2">path</text:span>, in which case invoking it by typing <text:span text:style-name="Inline_20_Code">test</text:span><text:span text:style-name="Inline_20_Code"><text:span text:style-name="T12">.py</text:span></text:span> is sufficient.</text:p>
      <text:p text:style-name="P10">Reading data can be achieved by redirecting a file of data as input in an analogous way to redirecting output. However, if we used redirection with <text:span text:style-name="Filename">sum1.py</text:span>, the program would fail. This is because the <text:span text:style-name="Console">input()</text:span> function raises an exception if it receives an <text:span text:style-name="T2">eof</text:span> (end of file) character. Here is a more robust version (<text:span text:style-name="Filename">sum2.py</text:span>) that can accept input from the user typing at the keyboard, or via file redirection:</text:p>
      <text:p text:style-name="P46">print("Type integers, each followed by Enter; or ^D or ^Z to finish")</text:p>
      <text:p text:style-name="P46"/>
      <text:p text:style-name="P46">total = 0</text:p>
      <text:p text:style-name="P46">count = 0</text:p>
      <text:p text:style-name="P46"/>
      <text:p text:style-name="P46">while True:</text:p>
      <text:p text:style-name="P46"><text:tab/>try:</text:p>
      <text:p text:style-name="P46"><text:tab/><text:tab/>line = input()</text:p>
      <text:p text:style-name="P46"><text:tab/><text:tab/>if line:</text:p>
      <text:p text:style-name="P46"><text:tab/><text:tab/><text:tab/>number = int(line)</text:p>
      <text:p text:style-name="P46"><text:tab/><text:tab/><text:tab/>total += number</text:p>
      <text:p text:style-name="P46"><text:tab/><text:tab/><text:tab/>count += 1</text:p>
      <text:p text:style-name="P46"><text:tab/><text:tab/>except ValueError as err:</text:p>
      <text:p text:style-name="P46"><text:tab/><text:tab/><text:tab/>print(err)</text:p>
      <text:p text:style-name="P46"><text:tab/><text:tab/><text:tab/>continue</text:p>
      <text:p text:style-name="P46"><text:tab/><text:tab/>except EOFError:</text:p>
      <text:p text:style-name="P46"><text:tab/><text:tab/><text:tab/>break</text:p>
      <text:p text:style-name="P46"/>
      <text:p text:style-name="P46">if count:</text:p>
      <text:p text:style-name="P46"><text:tab/>print("count =", count, "total =", total, "mean =", total / count)</text:p>
      <text:p text:style-name="P3"><text:soft-page-break/>Given the command line <text:span text:style-name="Inline_20_Code">sum2</text:span><text:span text:style-name="Inline_20_Code"><text:span text:style-name="T12">.py</text:span></text:span><text:span text:style-name="Inline_20_Code"> &lt; data\sum2.dat</text:span> (where the <text:span text:style-name="Filename">sum2.dat</text:span> file contains a list of numbers one per line and is in the examples’ data sub-directory), the output to the console is:</text:p>
      <text:p text:style-name="P22">Type integers, each followed by Enter; or ^D or ^Z to finish</text:p>
      <text:p text:style-name="P22">count = 37 total = 1839 mean = 49.7027027027</text:p>
      <text:p text:style-name="P3">We have made several small changes to make the program more suitable for use both interactively and using redirection. first, we have changed the termination from being a blank line to the <text:span text:style-name="T6">eof</text:span> character (Ctrl+D on Unix, Ctrl+Z, Enter on Windows). This makes the program more robust when it comes to handling input files that contain blank lines. We have stopped printing a prompt for each number since it doesn’t make sense to have one for redirected input. And we have also used a single try block with two exception handlers.</text:p>
      <text:p text:style-name="P3">Notice that if an invalid integer is entered (either via the keyboard or due to a “<text:span text:style-name="T8">bad</text:span>” line of data in a redirected input file), the <text:span text:style-name="Console">int()</text:span> conversion will raise a <text:span text:style-name="T8">ValueError</text:span> exception and the flow of control will immediately switch to the relevant except block—this means that neither total nor count will be incremented when invalid data is encountered, which is exactly what we want.</text:p>
      <text:p text:style-name="P3">We could just as easily have used two separate exception-handling try blocks instead:</text:p>
      <text:p text:style-name="P46">while True:</text:p>
      <text:p text:style-name="P46"><text:tab/>try:</text:p>
      <text:p text:style-name="P46"><text:tab/><text:tab/>line = input()</text:p>
      <text:p text:style-name="P46"><text:tab/><text:tab/>if line:</text:p>
      <text:p text:style-name="P46"><text:tab/><text:tab/><text:tab/>try:</text:p>
      <text:p text:style-name="P46"><text:tab/><text:tab/><text:tab/><text:tab/>number = int(line)</text:p>
      <text:p text:style-name="P46"><text:tab/><text:tab/><text:tab/>except ValueError as err:</text:p>
      <text:p text:style-name="P46"><text:tab/><text:tab/><text:tab/><text:tab/>print(err)</text:p>
      <text:p text:style-name="P46"><text:tab/><text:tab/><text:tab/><text:tab/>continue</text:p>
      <text:p text:style-name="P46"><text:tab/><text:tab/><text:tab/>total += number</text:p>
      <text:p text:style-name="P46"><text:tab/><text:tab/><text:tab/>count += 1</text:p>
      <text:p text:style-name="P46"><text:tab/>except EOFError:</text:p>
      <text:p text:style-name="P46"><text:tab/>break</text:p>
      <text:p text:style-name="P3">But we preferred to group the exceptions together at the end to keep the main processing as uncluttered as possible.</text:p>
      <text:h text:style-name="P17" text:outline-level="3"><draw:frame draw:style-name="fr5" draw:name="f01-08-h3" text:anchor-type="paragraph" svg:y="-0.25cm" svg:width="1cm" draw:z-index="51"><draw:text-box fo:min-height="0.741cm"><text:p text:style-name="P18">||</text:p></draw:text-box></draw:frame><text:bookmark-start text:name="__RefHeading___Toc105825_3888671934"/>Piece #8: Creating and Calling Functions<text:bookmark-end text:name="__RefHeading___Toc105825_3888671934"/></text:h>
      <text:p text:style-name="P3">It is perfectly possible to write programs using the data types and control structures that we have covered in the preceding pieces. However, very often we want to do essentially the same processing repeatedly, but with a small difference, such as a different starting value. Python provides a means of encapsulating suites as functions which can be parametrised by the arguments they are passed. Here is the general syntax for creating a function:</text:p>
      <text:p text:style-name="P22"><text:soft-page-break/>def functionName(arguments):</text:p>
      <text:p text:style-name="P22">suite</text:p>
      <text:p text:style-name="P3"><draw:frame text:anchor-type="paragraph" draw:z-index="24" draw:name="p038 jump" draw:style-name="gr7" draw:text-style-name="P14" svg:width="1.571cm" svg:height="2.266cm" svg:x="17cm" svg:y="0cm"><draw:text-box draw:corner-radius="0.199cm"><text:p text:style-name="P7"><text:span text:style-name="T40">return</text:span><text:span text:style-name="T4"> state­ment</text:span></text:p><text:p text:style-name="P7"><text:span text:style-name="T5"><text:a xlink:href="#1.1.1.1.Obtaining and Installing Python 3|outline" xlink:type="simple">146 ⮞</text:a></text:span></text:p></draw:text-box></draw:frame>The arguments are optional and multiple arguments must be comma-separated. Every Python function has a return value; this defaults to <text:span text:style-name="Console">None</text:span> unless we return from the function using the syntax return value, in which case value is returned. The return value can be just one value or a <text:span text:style-name="T8">tuple</text:span> of values. The return value can be ignored by the caller, in which case it is simply thrown away.</text:p>
      <text:p text:style-name="P3">Note that <text:span text:style-name="Console">def</text:span> is a statement that works in a similar way to the assignment operator. When <text:span text:style-name="Console">def</text:span> is executed a function <text:span text:style-name="Console">object</text:span> is created and an <text:span text:style-name="Console">object reference</text:span> with the specified name is created and set to refer to the function <text:span text:style-name="Console">object</text:span>. Since functions are <text:span text:style-name="Console">objects</text:span>, they can be stored in collection data types and passed as arguments to other functions, as we will see in later chapters.</text:p>
      <text:p text:style-name="P3">One frequent need when writing interactive console applications is to <text:bookmark-start text:name="get_int"/>obtain an <text:span text:style-name="T8">integer</text:span> from the user<text:bookmark-end text:name="get_int"/>. Here is a function that does just that:</text:p>
      <text:p text:style-name="P22">def get_int(msg):</text:p>
      <text:p text:style-name="P22"><text:tab/>while True:</text:p>
      <text:p text:style-name="P22"><text:tab/><text:tab/>try:</text:p>
      <text:p text:style-name="P22"><text:tab/><text:tab/><text:tab/>i = int(input(msg))</text:p>
      <text:p text:style-name="P22"><text:tab/><text:tab/><text:tab/>return i</text:p>
      <text:p text:style-name="P22"><text:tab/><text:tab/>except ValueError as err:</text:p>
      <text:p text:style-name="P22"><text:tab/><text:tab/><text:tab/>print(err)</text:p>
      <text:p text:style-name="P3">This function takes one argument, <text:span text:style-name="Console">msg</text:span>. Inside the while loop the user is prompted to enter an <text:span text:style-name="T8">integer</text:span>. If they enter something invalid a <text:span text:style-name="Console">ValueError</text:span> exception will be raised, the error message will be printed, and the loop will repeat. Once a valid <text:span text:style-name="T8">integer</text:span> is entered, it is returned to the caller. Here is how we would call it:</text:p>
      <text:p text:style-name="P22">age = get_int("enter your age: ")</text:p>
      <text:p text:style-name="P40">In this example the single argument is mandatory because we have provided no default value. In fact, Python supports a very sophisticated and flexible syntax for function parameters that supports default argument values and positional and keyword arguments. All of the syntax is covered in Chapter 4 [<text:a xlink:type="simple" xlink:href="#Chapter 04" text:style-name="Internet_20_link" text:visited-style-name="Visited_20_Internet_20_Link"><text:span text:style-name="T1">171 ➤</text:span></text:a>].</text:p>
      <text:p text:style-name="P10">Although creating our own functions can be very satisfying, in many cases it is not necessary. This is because Python has a lot of functions built in, and a great many more functions in the modules in its standard library, so what we want may well already be available.</text:p>
      <text:p text:style-name="P3"><text:soft-page-break/>A Python module is just a <text:span text:style-name="Filename">.py</text:span> file that contains Python code, such as custom function and class (custom data type) definitions, and sometimes variables. <text:bookmark-start text:name="Import Function"/>To access the functionality in a module we must import it<text:bookmark-end text:name="Import Function"/>. For example:</text:p>
      <text:p text:style-name="P22">import sys</text:p>
      <text:p text:style-name="P3">To import a module we use the import statement followed by the name of the <text:span text:style-name="Filename">.py</text:span> file, but omitting the extension.<text:note text:id="ftn6" text:note-class="footnote"><text:note-citation>6</text:note-citation><text:note-body><text:p text:style-name="P48">The <text:span text:style-name="Console">sys</text:span> module, some other built-in modules, and modules implemented in C don’t necessarily have corresponding <text:span text:style-name="T41">.py</text:span> files—but they are used in just the same way as those that do.</text:p></text:note-body></text:note> Once a module has been imported, we can access any functions, classes, or variables that it contains. For example:</text:p>
      <text:p text:style-name="P22">print(sys.argv)</text:p>
      <text:p text:style-name="P23">The <text:span text:style-name="Console">sys</text:span> module provides the <text:span text:style-name="Console">argv</text:span> variable—a <text:span text:style-name="T8">list</text:span> whose first item is the name under which the program was invoked and whose second and subsequent items are the program’s command-line arguments. The two previously quoted lines constitute the entire <text:span text:style-name="Filename">echoargs.py</text:span> program. If the program is invoked with the command line <text:span text:style-name="Inline_20_Code"><text:span text:style-name="T12">echoargs.py</text:span></text:span><text:span text:style-name="Inline_20_Code"> -v</text:span>, it will print <text:span text:style-name="Inline_20_Code">['</text:span><text:span text:style-name="Inline_20_Code"><text:span text:style-name="T12">echoargs.py</text:span></text:span><text:span text:style-name="Inline_20_Code">', '-v']</text:span> on the console. (On Unix the first entry may be <text:span text:style-name="Inline_20_Code">'./</text:span><text:span text:style-name="Inline_20_Code"><text:span text:style-name="T12">echoargs.py</text:span></text:span><text:span text:style-name="Inline_20_Code">'</text:span>.)</text:p>
      <text:p text:style-name="P3"><draw:frame text:anchor-type="paragraph" draw:z-index="8" draw:name="p039 jump" draw:style-name="gr11" draw:text-style-name="P14" svg:width="1.571cm" svg:height="1.872cm" svg:x="-1.6cm" svg:y="0cm"><draw:text-box draw:corner-radius="0.199cm"><text:p text:style-name="P7"><text:span text:style-name="T4">Dot (.) operator</text:span></text:p><text:p><text:span text:style-name="T5"><text:a xlink:href="#Dot Operator" xlink:type="simple">29 ⮜</text:a></text:span></text:p></draw:text-box></draw:frame>In general, the syntax for using a function from a module is <text:span text:style-name="Inline_20_Code">moduleName.functionName(arguments)</text:span>. It makes use of the <text:span text:style-name="T8">dot</text:span> (“<text:span text:style-name="T8">access attribute</text:span>”) operator we introduced in <text:a xlink:type="simple" xlink:href="#0.0.0.Piece #3: Collection Data Types|outline" text:style-name="Internet_20_link" text:visited-style-name="Visited_20_Internet_20_Link">Piece #3</text:a> [<text:bookmark-ref text:reference-format="page" text:ref-name="Dot Operator">13</text:bookmark-ref><text:a xlink:type="simple" xlink:href="#Dot Operator" text:style-name="Internet_20_link" text:visited-style-name="Visited_20_Internet_20_Link"> ⮜</text:a>]. The standard library contains lots of modules, and we will make use of many of them throughout the book. The standard modules all have lowercase names, so some programmers use title-case / <text:span text:style-name="T42">camel-case </text:span>names (e.g., <text:span text:style-name="T8">MyModule</text:span>) for their own modules to keep them distinct.</text:p>
      <text:p text:style-name="P3">Let us look at just one example, <text:bookmark-start text:name="Random Module"/>the <text:span text:style-name="Console">random</text:span> module<text:bookmark-end text:name="Random Module"/> (in the standard library’s <text:span text:style-name="Filename">random.py</text:span> file), which provides many useful functions:</text:p>
      <text:p text:style-name="P22">import random</text:p>
      <text:p text:style-name="P22">x = random.randint(1, 6)</text:p>
      <text:p text:style-name="P22">y = random.choice(["apple", "banana", "cherry", "durian"])</text:p>
      <text:p text:style-name="P3">After these statements have been executed, <text:span text:style-name="Console">x</text:span> will contain an <text:span text:style-name="T8">integer</text:span> between <text:span text:style-name="Console">1</text:span> and <text:span text:style-name="Console">6</text:span> inclusive, and <text:span text:style-name="Console">y</text:span> will contain one of the <text:span text:style-name="T8">strings</text:span> from the <text:span text:style-name="T8">list</text:span> passed to the <text:span text:style-name="Console">random.choice()</text:span> function.</text:p>
      <text:p text:style-name="P33"><draw:frame text:anchor-type="paragraph" draw:z-index="9" draw:name="p040 jump" draw:style-name="gr11" draw:text-style-name="P14" svg:width="1.571cm" svg:height="1.872cm" svg:x="-1.6cm" svg:y="0cm"><draw:text-box draw:corner-radius="0.199cm"><text:p text:style-name="P7"><text:span text:style-name="T4">Shebang (#!) line</text:span></text:p><text:p><text:span text:style-name="T5"><text:a xlink:href="#Shebang Line" xlink:type="simple">20 ⮜</text:a></text:span></text:p></draw:text-box></draw:frame>It is conventional to put all the import statements at the beginning of <text:span text:style-name="Filename">.py</text:span> files, after the shebang line, and after the module’s documentation. (Documenting modules is covered in Chapter <text:span text:style-name="T1">5</text:span> [<text:a xlink:type="simple" xlink:href="#Chapter 05" text:style-name="Internet_20_link" text:visited-style-name="Visited_20_Internet_20_Link"><text:span text:style-name="T1">207 ➤</text:span></text:a>].) We recommend importing standard library modules first, then third-party library modules, and <text:span text:style-name="T43">fi</text:span>nally your own modules.</text:p>
      <text:h text:style-name="P49" text:outline-level="2"><draw:frame draw:style-name="fr2" draw:name="f01-03-h2" text:anchor-type="paragraph" svg:y="-0.25cm" svg:width="1.401cm" draw:z-index="41"><draw:text-box fo:min-height="0.741cm"><text:p text:style-name="P5">|||</text:p></draw:text-box></draw:frame><text:soft-page-break/>Examples</text:h>
      <text:p text:style-name="P3">In the preceding section we learned enough Python to write real programs. In this section we will study two complete programs that use only the Python covered earlier. This is both to show what is possible, and to help consolidate what has been learned so far.</text:p>
      <text:p text:style-name="P3">In subsequent chapters we will increasingly cover more of Python’s language and library, so that we will be able to write programs that are more concise and more robust than those shown here—but first we must have the foundations on which to build.</text:p>
      <text:h text:style-name="P50" text:outline-level="3"><draw:frame draw:style-name="fr5" draw:name="f01-09-h3" text:anchor-type="paragraph" svg:y="-0.25cm" svg:width="1cm" draw:z-index="52"><draw:text-box fo:min-height="0.741cm"><text:p text:style-name="P18">||</text:p></draw:text-box></draw:frame>bigdigits<text:span text:style-name="T8">.py</text:span></text:h>
      <text:p text:style-name="P3">The first program we will review is quite short, although it has some subtle aspects, including a <text:span text:style-name="T8">list</text:span> of <text:span text:style-name="T8">lists</text:span>. Here is what it does: Given a number on the command line, the program outputs the same number onto the console using “big” digits.</text:p>
      <text:p text:style-name="P3">At sites where lots of users share a high-speed line printer, it used to be common practice for each user’s print job to be preceded by a cover page that showed their username and some other identifying details printed using this kind of technique.</text:p>
      <text:p text:style-name="P3">We will review the code in three parts: the import, the creation of the lists holding the data the program uses, and the processing itself. But first, let’s look at a sample run:</text:p>
      <text:p text:style-name="P22">bigdigits.py 41072819</text:p>
      <text:p text:style-name="P22"><text:s text:c="3"/>* <text:s text:c="4"/>* <text:s text:c="4"/>*** <text:s text:c="3"/>***** <text:s text:c="2"/>**<text:span text:style-name="T44">* <text:s/></text:span><text:s/><text:span text:style-name="T44">*</text:span>** <text:s text:c="2"/>* <text:s text:c="2"/>*<text:span text:style-name="T44">***</text:span></text:p>
      <text:p text:style-name="P22"><text:s text:c="2"/>*<text:span text:style-name="T44">* <text:s text:c="3"/></text:span>** <text:s text:c="3"/>* <text:s text:c="2"/>* <text:s text:c="6"/>* <text:s/>* <text:s text:c="2"/>* * <text:s text:c="2"/>* ** <text:s/>* <text:s text:c="2"/><text:span text:style-name="T44">*</text:span></text:p>
      <text:p text:style-name="P22"><text:s/><text:span text:style-name="T44">* * <text:s text:c="4"/>* <text:s text:c="2"/>* <text:s text:c="4"/>* <text:s text:c="4"/>* <text:s text:c="2"/>* <text:s/>* <text:s/>* <text:s text:c="2"/>* <text:s/>* <text:s/>* <text:s text:c="2"/>*</text:span></text:p>
      <text:p text:style-name="P22">* <text:s/>* <text:s text:c="4"/>* <text:s text:c="2"/>* <text:s text:c="4"/>* <text:s text:c="3"/>* <text:s text:c="5"/>* <text:s text:c="3"/>*** <text:s text:c="2"/>* <text:s text:c="2"/>****</text:p>
      <text:p text:style-name="P22">****** <text:s text:c="2"/>* <text:s text:c="2"/>* <text:s text:c="4"/>* <text:s text:c="2"/>* <text:s text:c="5"/>* <text:s text:c="3"/>* <text:s text:c="2"/>* <text:s/>* <text:s text:c="5"/>*</text:p>
      <text:p text:style-name="P22"><text:s text:c="3"/>* <text:s text:c="4"/>* <text:s text:c="3"/>* <text:s text:c="2"/>* <text:s text:c="2"/>* <text:s text:c="5"/>* <text:s text:c="4"/>* <text:s text:c="2"/>* <text:s/>* <text:s text:c="5"/>*</text:p>
      <text:p text:style-name="P22"><text:s text:c="3"/>* <text:s text:c="3"/>*** <text:s text:c="3"/>*** <text:s text:c="3"/>* <text:s text:c="5"/>***** <text:s/>*** <text:s/>*** <text:s text:c="4"/>*</text:p>
      <text:p text:style-name="P3">We have not shown the console prompt (<text:span text:style-name="T45">n</text:span>or the leading <text:span text:style-name="Console">./</text:span> for Unix users); we will take them for granted from now on.</text:p>
      <text:p text:style-name="P22">import sys</text:p>
      <text:p text:style-name="P3">Since we must read in an argument from the command line (the number to output), we need to access the <text:span text:style-name="Console">sys.argv</text:span> list, so we begin by importing the <text:span text:style-name="Console"><text:span text:style-name="T8">sys</text:span></text:span> module.</text:p>
      <text:p text:style-name="P3"><text:soft-page-break/>We represent each number as a list of strings. For example, here is zero:</text:p>
      <text:p text:style-name="P22">Zero = [" <text:s/>*** <text:s/>",</text:p>
      <text:p text:style-name="P22"><text:s text:c="8"/>" * <text:s text:c="2"/>* ",</text:p>
      <text:p text:style-name="P22"><text:s text:c="8"/>"* <text:s text:c="4"/>*",</text:p>
      <text:p text:style-name="P22"><text:s text:c="8"/>"* <text:s text:c="4"/>*",</text:p>
      <text:p text:style-name="P22"><text:s text:c="8"/>"* <text:s text:c="4"/>*",</text:p>
      <text:p text:style-name="P22"><text:s text:c="8"/>" * <text:s text:c="2"/>* ",</text:p>
      <text:p text:style-name="P37"><text:s text:c="8"/>" <text:s/>*** <text:s/>"]</text:p>
      <text:p text:style-name="P12"><draw:frame text:anchor-type="paragraph" draw:z-index="10" draw:name="p041 jump 1" draw:style-name="gr12" draw:text-style-name="P14" svg:width="1.571cm" svg:height="1.557cm" svg:x="17.039cm" svg:y="0cm"><draw:text-box draw:corner-radius="0.199cm"><text:p text:style-name="P7"><text:span text:style-name="T4">set type</text:span></text:p><text:p text:style-name="P7"><text:span text:style-name="T5"><text:a xlink:href="#1.1.1.1.Obtaining and Installing Python 3|outline" xlink:type="simple">146 ⮞</text:a></text:span></text:p></draw:text-box></draw:frame><draw:frame text:anchor-type="paragraph" draw:z-index="11" draw:name="p041 jump 2" draw:style-name="gr13" draw:text-style-name="P14" svg:width="1.571cm" svg:height="1.504cm" svg:x="17cm" svg:y="1.953cm"><draw:text-box draw:corner-radius="0.199cm"><text:p text:style-name="P7"><text:span text:style-name="T4">dict type</text:span></text:p><text:p text:style-name="P7"><text:span text:style-name="T5"><text:a xlink:href="#1.1.1.1.Obtaining and Installing Python 3|outline" xlink:type="simple">146 ⮞</text:a></text:span></text:p></draw:text-box></draw:frame>One detail to note is that the Zero list of strings is spread over multiple lines. Python statements normally occupy a single line, but they can span multiple lines if they are a parenthesized expression, a list, set, or dictionary literal, a function call argument list, or a multiline statement where every end-of-line character except the last is escaped by preceding it with a backslash (<text:span text:style-name="Console">\</text:span>). In all these cases any number of lines can be spanned and indentation does not matter for the second and subsequent lines.</text:p>
      <text:p text:style-name="P3">Each list representing a number has seven strings, all of uniform width, although what this width is differs from number to number. The lists for the other numbers follow the same pattern as for zero, although they are laid out for compactness rather than for clarity:</text:p>
      <text:p text:style-name="P46">One = [" * ", "** ", " * ", " * ", " * ", " * ", "***"]</text:p>
      <text:p text:style-name="P46">Two = [" *** ", "* <text:s text:c="2"/>*", "* <text:s/>* ", " <text:s/>* <text:s/>", " * <text:s text:c="2"/>", "* <text:s text:c="3"/>", "*<text:span text:style-name="T44">****</text:span>"<text:span text:style-name="T44">]</text:span></text:p>
      <text:p text:style-name="P46"># …</text:p>
      <text:p text:style-name="P51">Nine = [" ****", "* <text:s text:c="2"/>*", "* <text:s text:c="2"/>*", " ****", " <text:s text:c="3"/>*", " <text:s text:c="3"/><text:span text:style-name="T44">*</text:span>", " <text:s text:c="3"/>*"]</text:p>
      <text:p text:style-name="P3">The last piece of data we need is a list of all the lists of digits:</text:p>
      <text:p text:style-name="P51">Digits = [Zero, One, Two, Three, Four, Five, Six, Seven, Eight, Nine]</text:p>
      <text:p text:style-name="P12">We could have created the <text:span text:style-name="T8">Digits</text:span> lists directly, and avoided creating the extra variables. For example:</text:p>
      <text:p text:style-name="P46">Digits = [</text:p>
      <text:p text:style-name="P46">[" <text:s/>*** <text:s/>", " * <text:s text:c="2"/>* ", "* <text:s text:c="4"/>*", "* <text:s text:c="4"/>*", "* <text:s text:c="4"/>*", " * <text:s text:c="2"/>* ", " <text:s/>*** <text:s/>"], # Zero</text:p>
      <text:p text:style-name="P46">[" * ", "** ", " * ", " * ", " * ", " * ", "***"], # One</text:p>
      <text:p text:style-name="P46"># …</text:p>
      <text:p text:style-name="P46">[" ****", "* <text:s text:c="2"/>*", "* <text:s text:c="2"/>*", " ****", " <text:s text:c="3"/>*", " <text:s text:c="3"/>*", " <text:s text:c="3"/>*"] # Nine</text:p>
      <text:p text:style-name="P51">]</text:p>
      <text:p text:style-name="P27">We preferred to use a separate variable for each number both for ease of understanding and because it looks neater using the variables.</text:p>
      <text:p text:style-name="P12">We will quote the rest of the code in one go so that you can try to figure out how it works before reading the explanation that follows.</text:p>
      <text:p text:style-name="P22"><text:soft-page-break/>try:</text:p>
      <text:p text:style-name="P22"><text:tab/>digits = sys.argv[1]</text:p>
      <text:p text:style-name="P22"><text:tab/>row = 0</text:p>
      <text:p text:style-name="P22"><text:tab/>while row &lt; 7:</text:p>
      <text:p text:style-name="P22"><text:tab/><text:tab/>line = ""</text:p>
      <text:p text:style-name="P22"><text:tab/>column = 0</text:p>
      <text:p text:style-name="P22"><text:tab/>while column &lt; len(digits):</text:p>
      <text:p text:style-name="P22"><text:tab/><text:tab/>number = int(digits[column])</text:p>
      <text:p text:style-name="P22"><text:tab/><text:tab/>digit = Digits[number]</text:p>
      <text:p text:style-name="P22"><text:tab/><text:tab/>line += digit[row] + " "</text:p>
      <text:p text:style-name="P22"><text:tab/><text:tab/>column += 1</text:p>
      <text:p text:style-name="P22"><text:tab/>print(line)</text:p>
      <text:p text:style-name="P22"><text:tab/>row += 1</text:p>
      <text:p text:style-name="P22">except IndexError:</text:p>
      <text:p text:style-name="P22"><text:tab/>print("usage: bigdigits.py &lt;number&gt;")</text:p>
      <text:p text:style-name="P22">except ValueError as err:</text:p>
      <text:p text:style-name="P52"><text:tab/>print(err, "in", digits)</text:p>
      <text:p text:style-name="P42">The whole code is wrapped in an exception handler that can catch the two things that can go wrong. We begin by retrieving the program’s command-line argument. The <text:span text:style-name="Console">sys.argv</text:span> <text:span text:style-name="T8">list</text:span> is 0-based like all Python <text:span text:style-name="T8">lists</text:span>; the item at index position 0 is the name the program was invoked as, so in a running program this list always starts out with at least one item. If no argument was given we will be trying to access the second item in a one-item list and this will cause an <text:span text:style-name="T8">IndexError</text:span> exception to be raised. If this occurs, the <text:span text:style-name="T44">fl</text:span>o<text:span text:style-name="T44">w</text:span> of control is immediately switched to the corresponding exception-handling block, and there we simply print the program’s usage. Execution then continues after the end of the <text:span text:style-name="Console">try</text:span> block; but there is no more code, so the program simply terminates.</text:p>
      <text:p text:style-name="P42"><draw:frame text:anchor-type="paragraph" draw:z-index="26" draw:name="p042 jump" draw:style-name="gr14" draw:text-style-name="P14" svg:width="1.571cm" svg:height="1.701cm" svg:x="17cm" svg:y="0cm"><draw:text-box draw:corner-radius="0.199cm"><text:p text:style-name="P7"><text:span text:style-name="T46">range­()</text:span></text:p><text:p text:style-name="P7"><text:span text:style-name="T5"><text:a xlink:href="#1.1.1.1.Obtaining and Installing Python 3|outline" xlink:type="simple">146 ⮞</text:a></text:span></text:p></draw:text-box></draw:frame>If no <text:span text:style-name="T8">IndexError</text:span> occurs, the digits string holds the command-line argument, which we hope is a sequence of digit characters. (Remember from Piece #2 [<text:a xlink:type="simple" xlink:href="#Piece #2: Object References|outline" text:style-name="Internet_20_link" text:visited-style-name="Visited_20_Internet_20_Link"><text:span text:style-name="T1">26 ⮜</text:span></text:a>] that identi<text:span text:style-name="T44">fi</text:span>ers are case-sensitive, so digits and Digits are different.) Each big digit is represented by seven strings, and to output the number correctly we must output the top row of every digit, then the next row, and so on, until all seven rows have been output. We use a while loop to iterate over each row. We could just as easily have done this instead: <text:span text:style-name="Inline_20_Code">for row in (0, 1, 2, 3, 4, 5, 6):</text:span> and later on we will see a much better way using the built-in <text:span text:style-name="Console">range()</text:span> function.</text:p>
      <text:p text:style-name="P42">We use the line string to hold the row strings from all the digits involved. Then we loop by column, that is, by each successive character in the command-line argument. We retrieve each character with <text:span text:style-name="Console">digits[column]</text:span> and convert the digit to an integer called <text:span text:style-name="Console">number</text:span>. If the conversion fails a <text:span text:style-name="T8">ValueError</text:span> exception is raised and the <text:span text:style-name="T44">fl</text:span>ow of control immediately switches to the corresponding exception handler. In this case we print an error message, and control resumes after the <text:span text:style-name="Console">try</text:span> block. As noted earlier, since there is no more code at this point, the program will simply terminate.</text:p>
      <text:p text:style-name="P23">If the conversion succeeds, we use number as an index into the Digits list, from which we extract the digit list of strings. We then add the row-th string from this list to the line we are building up, and also append two spaces to give some horizontal separation between each digit.</text:p>
      <text:p text:style-name="P27"><text:soft-page-break/>Each time the inner while loop finishes, we print the line that has been built up. The key to understanding this program is where we append each digit’s row string to the current row’s line. Try running the program to get a feel for how it works. We will return to this program in the exercises to improve its output slightly.</text:p>
      <text:h text:style-name="P50" text:outline-level="3"><draw:frame draw:style-name="fr5" draw:name="f01-10-h3" text:anchor-type="paragraph" svg:y="-0.25cm" svg:width="1cm" draw:z-index="53"><draw:text-box fo:min-height="0.741cm"><text:p text:style-name="P18">||</text:p></draw:text-box></draw:frame>generate_grid<text:span text:style-name="T8">.py</text:span></text:h>
      <text:p text:style-name="P27">One frequently occurring need is the generation of test data. There is no single generic program for doing this, since test data varies enormously. Python is often used to produce test data because it is so easy to write and modify Python programs. In this subsection we will create a program that generates a grid of random integers; the user can specify how many rows and columns they want and over what range the integers should span. We’ll start by looking at a sample run:</text:p>
      <text:p text:style-name="P46">generate_grid.py</text:p>
      <text:p text:style-name="P46">rows: 4x</text:p>
      <text:p text:style-name="P46">invalid literal for int() with base 10: '4x'</text:p>
      <text:p text:style-name="P46">rows: 4</text:p>
      <text:p text:style-name="P46">columns: 7</text:p>
      <text:p text:style-name="P46">minimum (or Enter for 0): -100</text:p>
      <text:p text:style-name="P46">maximum (or Enter for 1000):</text:p>
      <text:p text:style-name="P46"><text:s text:c="7"/>554 <text:s text:c="6"/>720 <text:s text:c="6"/>550 <text:s text:c="6"/>217 <text:s text:c="6"/><text:span text:style-name="T44">810 <text:s text:c="6"/>649 <text:s text:c="6"/>912</text:span></text:p>
      <text:p text:style-name="P46"><text:s text:c="7"/>-24 <text:s text:c="6"/>908 <text:s text:c="6"/>742 <text:s text:c="6"/>-65 <text:s text:c="6"/>-74 <text:s text:c="6"/>724 <text:s text:c="6"/>825</text:p>
      <text:p text:style-name="P46"><text:s text:c="7"/>711 <text:s text:c="6"/>968 <text:s text:c="6"/>824 <text:s text:c="6"/>505 <text:s text:c="6"/>741 <text:s text:c="7"/>55 <text:s text:c="6"/>723</text:p>
      <text:p text:style-name="P53"><text:s text:c="7"/>180 <text:s text:c="6"/>-60 <text:s text:c="6"/>794 <text:s text:c="6"/>173 <text:s text:c="6"/>487 <text:s text:c="8"/><text:span text:style-name="T44">4 <text:s text:c="6"/>-35</text:span></text:p>
      <text:p text:style-name="P27">The program works interactively, and at the beginning we made a typing error when entering the number of rows. The program responded by printing an error message and then asking us to enter the number of rows again. For the maximum we just pressed Enter to accept the default.</text:p>
      <text:p text:style-name="P27">We will review the code in four parts: the import, the definition of a <text:span text:style-name="Console">get_int()</text:span> function (a more sophisticated version than the one shown in <text:a xlink:type="simple" xlink:href="#0.0.0.Piece #8: Creating and Calling Functions|outline" text:style-name="Internet_20_link" text:visited-style-name="Visited_20_Internet_20_Link">Piece #8</text:a> (<text:bookmark-ref text:reference-format="page" text:ref-name="get_int">29</text:bookmark-ref><text:a xlink:type="simple" xlink:href="#get_int" text:style-name="Internet_20_link" text:visited-style-name="Visited_20_Internet_20_Link"> ⮜</text:a>)), the user interaction to get the values to use, and the processing itself.</text:p>
      <text:p text:style-name="P54">import random</text:p>
      <text:p text:style-name="P12"><draw:frame text:anchor-type="paragraph" draw:z-index="12" draw:name="p044 jump" draw:style-name="gr11" draw:text-style-name="P14" svg:width="1.571cm" svg:height="1.872cm" svg:x="-1.6cm" svg:y="0cm"><draw:text-box draw:corner-radius="0.199cm"><text:p text:style-name="P7"><text:span text:style-name="T47">random.­randint()</text:span></text:p><text:p><text:span text:style-name="T5"><text:a xlink:href="#Random Module" xlink:type="simple">47 ⮜</text:a></text:span></text:p></draw:text-box></draw:frame>We need the random module to give us access to the <text:span text:style-name="Console">random.randint()</text:span> function.</text:p>
      <text:p text:style-name="P22">def get_int(msg, minimum, default):</text:p>
      <text:p text:style-name="P22"><text:tab/>while True:</text:p>
      <text:p text:style-name="P22"><text:tab/><text:tab/>try:</text:p>
      <text:p text:style-name="P22"><text:tab/><text:tab/><text:tab/>line = input(msg)</text:p>
      <text:p text:style-name="P22"><text:tab/><text:tab/><text:tab/>if not line and default is not None:</text:p>
      <text:p text:style-name="P22"><text:tab/><text:tab/><text:tab/><text:tab/>return default</text:p>
      <text:p text:style-name="P22"><text:soft-page-break/><text:tab/><text:tab/><text:tab/>i = int(line)</text:p>
      <text:p text:style-name="P22"><text:tab/><text:tab/><text:tab/>if i &lt; minimum:</text:p>
      <text:p text:style-name="P22"><text:tab/><text:tab/><text:tab/><text:tab/>print("must be &gt;=", minimum)</text:p>
      <text:p text:style-name="P22"><text:tab/><text:tab/><text:tab/>else:</text:p>
      <text:p text:style-name="P22"><text:tab/><text:tab/><text:tab/><text:tab/>return i</text:p>
      <text:p text:style-name="P22"><text:tab/><text:tab/><text:tab/>except ValueError as err:</text:p>
      <text:p text:style-name="P35"><text:tab/><text:tab/><text:tab/><text:tab/>print(err)</text:p>
      <text:p text:style-name="P3">This function requires three arguments: a message string, a minimum value, and a default value. If the user just presses Enter there are two possibilities. If default is <text:span text:style-name="Console">None</text:span>, that is, no default value has been given, the <text:span text:style-name="T44">fl</text:span>ow of control will drop through to the <text:span text:style-name="Console">int()</text:span> line. There the conversion will fail (since <text:span text:style-name="Console">''</text:span> cannot be converted to an integer), and a <text:span text:style-name="T8">ValueError</text:span> exception will be raised. But if default is not <text:span text:style-name="Console">None</text:span>, then it is returned. Otherwise, the function will attempt to convert the text the user entered into an integer, and if the conversion is successful, it will then check that the integer is at least equal to the minimum that has been specified.</text:p>
      <text:p text:style-name="P3">So, the function will always return either default (if the user just pressed Enter), or a valid integer that is greater than or equal to the specified <text:span text:style-name="Console">minimum</text:span>.</text:p>
      <text:p text:style-name="P22">rows = get_int("rows: ", 1, None)</text:p>
      <text:p text:style-name="P22">columns = get_int("columns: ", 1, None)</text:p>
      <text:p text:style-name="P22">minimum = get_int("minimum (or Enter for 0): ", -1000000, 0)</text:p>
      <text:p text:style-name="P22"/>
      <text:p text:style-name="P22">default = 1000</text:p>
      <text:p text:style-name="P22">if default &lt; minimum:</text:p>
      <text:p text:style-name="P22"><text:tab/>default = 2 * minimum</text:p>
      <text:p text:style-name="P22">maximum = get_int("maximum (or Enter for " + str(default) + "): ", minimum, default)</text:p>
      <text:p text:style-name="P3">Our <text:span text:style-name="Console">get_int()</text:span> function makes it easy to obtain the number of rows and columns and the minimum random value that the user wants. For rows and columns we give a default value of <text:span text:style-name="Console">None</text:span>, meaning no default, so the user must enter an integer. In the case of the minimum, we supply a default value of 0, and for the maximum we give a default value of 1 000, or twice the minimum if the minimum is greater than or equal to 1 000.</text:p>
      <text:p text:style-name="P3">As we noted in the previous example, function call argument lists can span any number of lines, and indentation is irrelevant for their second and subsequent lines.</text:p>
      <text:p text:style-name="P3">Once we know how many rows and columns the user requires and the minimum and maximum values of the random numbers they want, we are ready to do the processing.</text:p>
      <text:p text:style-name="P22">row = 0</text:p>
      <text:p text:style-name="P22">while row &lt; rows:</text:p>
      <text:p text:style-name="P22"><text:tab/>line = ""</text:p>
      <text:p text:style-name="P22"><text:tab/>column = 0</text:p>
      <text:p text:style-name="P22"><text:soft-page-break/><text:tab/>while column &lt; columns:</text:p>
      <text:p text:style-name="P22"><text:tab/><text:tab/>i = random.randint(minimum, maximum)</text:p>
      <text:p text:style-name="P22"><text:tab/><text:tab/>s = str(i)</text:p>
      <text:p text:style-name="P22"><text:tab/><text:tab/>while len(s) &lt; 10:</text:p>
      <text:p text:style-name="P22"><text:tab/><text:tab/><text:tab/>s = " " + s</text:p>
      <text:p text:style-name="P22"><text:tab/><text:tab/>line += s</text:p>
      <text:p text:style-name="P22"><text:tab/><text:tab/>column += 1</text:p>
      <text:p text:style-name="P22"><text:tab/>print(line)</text:p>
      <text:p text:style-name="P55"><text:tab/>row += 1</text:p>
      <text:p text:style-name="P3">To generate the grid we use three while loops, the outer one working by rows, the middle one by columns, and the inner one by characters. In the middle loop we obtain a random number in the specified range and then convert it to a string. The inner while loop is used to pad the string with leading spaces so that each number is represented by a string 10 characters wide. We use the line string to accumulate the numbers for each row, and print the line after each column’s numbers have been added. This completes our second example.</text:p>
      <text:p text:style-name="P3"><draw:frame text:anchor-type="paragraph" draw:z-index="13" draw:name="p045 jump" draw:style-name="gr15" draw:text-style-name="P14" svg:width="1.571cm" svg:height="2.054cm" svg:x="17cm" svg:y="0cm"><draw:text-box draw:corner-radius="0.199cm"><text:p text:style-name="P7"><text:span text:style-name="T46">str.­format()</text:span></text:p><text:p text:style-name="P7"><text:span text:style-name="T5"><text:a xlink:href="#str.format()" xlink:type="simple">91 ⮞</text:a></text:span></text:p></draw:text-box></draw:frame>Python provides very sophisticated string formatting functionality, as well as excellent support for <text:span text:style-name="Console">for … in</text:span> loops, so more realistic versions of both <text:span text:style-name="Filename">bigdigits.py</text:span> and <text:span text:style-name="Filename">generate_grid.py</text:span> would have used <text:span text:style-name="Console">for … in</text:span> loops, and <text:span text:style-name="Filename">generate_grid.py</text:span> would have used Python’s string formatting capabilities rather than crudely padding with spaces. But we have limited ourselves to the eight pieces of Python introduced in this chapter, and they are quite sufficient for writing complete and useful programs. In each subsequent chapter we will learn new Python features, so as we progress through the book the programs we will see and be capable of writing will grow in sophistication.</text:p>
      <text:h text:style-name="P49" text:outline-level="2"><draw:frame draw:style-name="fr2" draw:name="f01-04-h2" text:anchor-type="paragraph" svg:y="-0.25cm" svg:width="1.401cm" draw:z-index="42"><draw:text-box fo:min-height="0.741cm"><text:p text:style-name="P5">|||</text:p></draw:text-box></draw:frame>Summary</text:h>
      <text:p text:style-name="P3">In this chapter we learned how to edit and run Python programs and reviewed a few small but complete programs. But most of the chapter’s pages were devoted to the eight pieces of Python’s “beautiful heart”—enough of Python to write real programs.</text:p>
      <text:p text:style-name="P3">We began with two of Python’s most basic data types, <text:span text:style-name="Console">int</text:span> and <text:span text:style-name="Console">str</text:span>. Integer literals are written just as they are in most other programming languages. String <text:span text:style-name="T48">l</text:span>iterals are written using single or double quotes; it doesn’t matter which as long as the same kind of quote is used at both ends. We can convert between strings and integers, for example, <text:span text:style-name="Inline_20_Code">int("250")</text:span> and <text:span text:style-name="Inline_20_Code">str(125)</text:span>. If an integer conversion fails a <text:span text:style-name="T8">ValueError</text:span> exception is raised; whereas almost anything can be converted to a string.</text:p>
      <text:p text:style-name="P10"><text:span text:style-name="T8">Strings</text:span> are sequences, so those functions and operations that can be used with sequences can be used with <text:span text:style-name="T8">strings</text:span>. For example, we can access a particular character using the item access operator (<text:span text:style-name="Console">[]</text:span>), concatenate <text:span text:style-name="T8">strings</text:span> using <text:span text:style-name="Console">+</text:span>, and append one <text:span text:style-name="T8">string</text:span> to another using <text:span text:style-name="Console">+=</text:span>. Since <text:span text:style-name="T8">strings</text:span> are immutable, behind the scenes, appending creates a new <text:span text:style-name="T8">string</text:span> that is the <text:soft-page-break/>concatenation of the given <text:span text:style-name="T8">strings</text:span>, and rebinds the left-hand <text:span text:style-name="T8">string</text:span> <text:span text:style-name="Console">object reference</text:span> to the resultant <text:span text:style-name="T8">string</text:span>. We can also iterate over a string character by character using a <text:span text:style-name="Console">for … in</text:span> loop. And we can use the built-in <text:span text:style-name="Console">len()</text:span> function to report how many characters are in a <text:span text:style-name="T8">string</text:span>.</text:p>
      <text:p text:style-name="P10">For immutable <text:span text:style-name="Console">objects</text:span> like <text:span text:style-name="T8">strings</text:span>, <text:span text:style-name="T8">integers</text:span>, and <text:span text:style-name="T8">tuples</text:span>, we can write our code as though an <text:span text:style-name="Console">object reference</text:span> is a variable, that is, as though an <text:span text:style-name="Console">object reference</text:span> is the object it refers to. We can also do this for mutable <text:span text:style-name="Console">objects</text:span>, although any change made to a mutable <text:span text:style-name="Console">object</text:span> will affect all occurrences of the <text:span text:style-name="Console">object</text:span> (i.e., all <text:span text:style-name="Console">object references</text:span> to the <text:span text:style-name="Console">object</text:span>); we will cover this issue in Chapter 3 [123 ➤].</text:p>
      <text:p text:style-name="P10">Python provides several built-in collection data types and has some others in its standard library. We learned about the <text:span text:style-name="T8">list</text:span> and <text:span text:style-name="T8">tuple</text:span> types, and in particular how to create <text:span text:style-name="T8">tuples</text:span> and <text:span text:style-name="T8">lists</text:span> from literals, for example, <text:span text:style-name="Inline_20_Code">even = [2, 4, 6, 8]</text:span>. <text:span text:style-name="T8">Lists</text:span>, like everything else in Python, are objects, so we can call methods on them—for example, <text:span text:style-name="Inline_20_Code">even.append(10)</text:span> will add an extra item to the <text:span text:style-name="T8">list</text:span>. Like <text:span text:style-name="T8">strings</text:span>, <text:span text:style-name="T8">lists</text:span> and <text:span text:style-name="T8">tuples</text:span> are sequences, so we can iterate over them item by item using a <text:span text:style-name="Console">for … in</text:span> loop, and find out how many items they have using <text:span text:style-name="Console">len()</text:span>. We can also retrieve a particular item in a <text:span text:style-name="T8">list</text:span> or <text:span text:style-name="T8">tuple</text:span> using the item access operator (<text:span text:style-name="Console">[]</text:span>), concatenate two <text:span text:style-name="T8">lists</text:span> or <text:span text:style-name="T8">tuples</text:span> using <text:span text:style-name="Console">+</text:span>, and append one to another using <text:span text:style-name="Console">+=</text:span>. If we want to append a single item to a <text:span text:style-name="T8">list</text:span> we must either use <text:span text:style-name="Console">list.append()</text:span> or use <text:span text:style-name="Console">+=</text:span> with the item made into a single-item <text:span text:style-name="T8">list</text:span>—for example, <text:span text:style-name="Inline_20_Code">even += [12]</text:span>.</text:p>
      <text:p text:style-name="P10">Since lists are mutable, we can use <text:span text:style-name="Console">[]</text:span> to change individual items, for example, <text:span text:style-name="Inline_20_Code">even[1] = 16</text:span>.</text:p>
      <text:p text:style-name="P3">The fast <text:span text:style-name="Console">is</text:span> and <text:span text:style-name="Console">is not</text:span> identity operators can be used to check whether two <text:span text:style-name="Console">object reference</text:span>s refer to the same thing—this is particularly useful when checking against the unique built-in <text:span text:style-name="Console">None</text:span> object. All the usual comparison operators are available (<text:span text:style-name="Console">&lt;</text:span>, <text:span text:style-name="Console">&lt;=</text:span>, <text:span text:style-name="Console">==</text:span>, <text:span text:style-name="Console">!=</text:span>, <text:span text:style-name="Console">&gt;=</text:span>, <text:span text:style-name="Console">&gt;</text:span>), but they can be used only with compatible data types, and then only if the operations are supported. The data types we have seen so far—<text:span text:style-name="T8">int</text:span>, <text:span text:style-name="T8">str</text:span>, <text:span text:style-name="T8">list</text:span>, and <text:span text:style-name="T8">tuple</text:span>—all support the complete set of comparison operators. Comparing incompatible types, for example, comparing an <text:span text:style-name="T8">int</text:span> with a <text:span text:style-name="T8">str</text:span> or <text:span text:style-name="T8">list</text:span>, will quite sensibly produce a <text:span text:style-name="T8">TypeError</text:span> exception.</text:p>
      <text:p text:style-name="P3">Python supports the standard logical operators <text:span text:style-name="Console">and</text:span>, <text:span text:style-name="Console">or</text:span>, and <text:span text:style-name="Console">not</text:span>. Both <text:span text:style-name="Console">and</text:span> and <text:span text:style-name="Console">or</text:span> are short-circuit operators that return the operand that determined their result—and this may not be a Boolean (although it can be converted to a Boolean); not always returns either <text:span text:style-name="Console">True</text:span> or <text:span text:style-name="Console">False</text:span>.</text:p>
      <text:p text:style-name="P33">We can test for membership of sequence types, including <text:span text:style-name="T8">strings</text:span>, <text:span text:style-name="T8">lists</text:span>, and <text:span text:style-name="T8">tuples</text:span>, using the <text:span text:style-name="Console">in</text:span> and <text:span text:style-name="Console">not in</text:span> operators. Membership testing uses a slow linear search on <text:span text:style-name="T8">lists</text:span> and <text:span text:style-name="T8">tuples</text:span>, and a potentially much faster hybrid algorithm for <text:span text:style-name="T8">strings</text:span>, but performance is rarely an issue except for very long <text:span text:style-name="T8">strings</text:span>, <text:span text:style-name="T8">lists</text:span>, and <text:span text:style-name="T8">tuples</text:span>. In Chapter <text:span text:style-name="T1">3</text:span> [<text:a xlink:type="simple" xlink:href="#Chapter 03" text:style-name="Internet_20_link" text:visited-style-name="Visited_20_Internet_20_Link"><text:span text:style-name="T1">117 ➤</text:span></text:a>] we will learn about Python’s associative array and set collection data types, both of which provide very fast membership testing.</text:p>
      <text:p text:style-name="P3"><text:soft-page-break/>It is also possible to <text:span text:style-name="T48">fi</text:span>nd out an <text:span text:style-name="Console">object variable</text:span>’s type (i.e., the type of <text:span text:style-name="Console">object</text:span> the <text:span text:style-name="Console">object reference</text:span> refers to) using <text:span text:style-name="Console">type()</text:span>—but this function is normally used only for debugging and testing.</text:p>
      <text:p text:style-name="P3">Python provides several control structures, including conditional branching with <text:span text:style-name="Console">if … elif … else</text:span>, conditional looping with <text:span text:style-name="Console">while</text:span>, looping over sequences with <text:span text:style-name="Console">for … in</text:span>, and exception-handling with <text:span text:style-name="Console">try … except</text:span> blocks. Both <text:span text:style-name="Console">while</text:span> and <text:span text:style-name="Console">for … in</text:span> loops can be prematurely terminated using a <text:span text:style-name="Console">break</text:span> statement, and both can switch control to the beginning using <text:span text:style-name="Console">continue</text:span>.</text:p>
      <text:p text:style-name="P3">The usual arithmetic operators are supported, including <text:span text:style-name="Console">+</text:span>, <text:span text:style-name="Console">-</text:span>, <text:span text:style-name="Console">*</text:span>, and <text:span text:style-name="Console">/</text:span>, although Python is unusual in that <text:span text:style-name="Console">/</text:span> always produces a floating-point result even if both its operands are integers. (The truncating division that many other languages use is also available in Python as <text:span text:style-name="Console">//</text:span>.) Python also provides augmented assignment operators such as <text:span text:style-name="Console">+=</text:span> and <text:span text:style-name="Console">*=</text:span>; these create new objects and rebind behind the scenes if their left-hand operand is immutable. The arithmetic operators are overloaded by the <text:span text:style-name="T8">str</text:span> and <text:span text:style-name="T8">list</text:span> types as we noted earlier.</text:p>
      <text:p text:style-name="P3">Console I/O can be achieved using <text:span text:style-name="Console">input()</text:span> and <text:span text:style-name="Console">print()</text:span>; and using file redirection in the console, we can use these same built-in functions to read and write files.</text:p>
      <text:p text:style-name="P3">In addition to Python’s rich built-in functionality, its extensive standard library is also available, with modules accessible once they have been imported using the <text:span text:style-name="Console">import</text:span> statement. One commonly imported module is <text:span text:style-name="Console">sys</text:span>, which holds the <text:span text:style-name="Console">sys.argv</text:span> <text:span text:style-name="T8">list</text:span> of command-line arguments. And when Python doesn’t have the function we need we can easily create one that does what we want using the <text:span text:style-name="Console">def</text:span> statement.</text:p>
      <text:p text:style-name="P33">By making use of the functionality described in this chapter it is possible to write short but useful Python programs. In the following chapter we will learn more about Python’s data types, going into more depth for <text:span text:style-name="T8">ints</text:span> and <text:span text:style-name="T8">strs</text:span> and introducing some entirely new data types. In Chapter <text:span text:style-name="T1">3</text:span> [<text:a xlink:type="simple" xlink:href="#Chapter 03" text:style-name="Internet_20_link" text:visited-style-name="Visited_20_Internet_20_Link"><text:span text:style-name="T1">117 ➤</text:span></text:a>] we will learn more about <text:span text:style-name="T8">tuples</text:span> and <text:span text:style-name="T8">lists</text:span>, and also about some of Python’s other collection data types. Then, in Chapter 4 [<text:a xlink:type="simple" xlink:href="#Chapter 04" text:style-name="Internet_20_link" text:visited-style-name="Visited_20_Internet_20_Link"><text:span text:style-name="T1">171 ➤</text:span></text:a>] we will cover Python’s control structures in much more detail, and will learn how to create our own functions so that we can package up functionality to avoid code duplication and promote code reuse.</text:p>
      <text:h text:style-name="P49" text:outline-level="2"><draw:frame draw:style-name="fr2" draw:name="f01-05-h2" text:anchor-type="paragraph" svg:y="-0.25cm" svg:width="1.401cm" draw:z-index="43"><draw:text-box fo:min-height="0.741cm"><text:p text:style-name="P5">|||</text:p></draw:text-box></draw:frame>Exercises</text:h>
      <text:p text:style-name="P3"><draw:frame text:anchor-type="paragraph" draw:z-index="15" draw:name="p048 jump" draw:style-name="gr7" draw:text-style-name="P14" svg:width="1.571cm" svg:height="2.266cm" svg:x="-1.6cm" svg:y="0cm"><draw:text-box draw:corner-radius="0.199cm"><text:p text:style-name="P7"><text:span text:style-name="T47">Book’s exam­ples</text:span></text:p><text:p><text:span text:style-name="T5"><text:a xlink:href="#The Structure of the Book|outline" xlink:type="simple">11 ⮜</text:a></text:span></text:p></draw:text-box></draw:frame>The purpose of the exercises here, and throughout the book, is to encourage you to experiment with Python, and to get hands-on experience to help you absorb each chapter’s material. The examples and exercises cover both numeric and text processing to appeal to as wide an audience as possible, and they are kept fairly small so that the emphasis is on thinking and learning <text:soft-page-break/>rather than just typing code. Every exercise has a solution provided with the book’s examples.</text:p>
      <text:list text:style-name="L1">
        <text:list-item>
          <text:p text:style-name="P56">One nice variation of the <text:span text:style-name="Filename">bigdigits.py</text:span> program is where instead of printing <text:span text:style-name="Console">*</text:span>s, the relevant digit is printed instead. For example:</text:p>
        </text:list-item>
      </text:list>
      <text:p text:style-name="P9">bigdigits_ans.py 719428306</text:p>
      <text:p text:style-name="P9">77777 <text:s text:c="2"/>1 <text:s text:c="3"/>9999 <text:s text:c="4"/>4 <text:s text:c="4"/>222 <text:s text:c="2"/>888 <text:s text:c="2"/>333 <text:s text:c="3"/>000 <text:s text:c="3"/>666</text:p>
      <text:p text:style-name="P9"><text:s text:c="4"/>7 <text:s/>11 <text:s text:c="2"/>9 <text:s text:c="2"/>9 <text:s text:c="3"/>44 <text:s text:c="3"/>2 <text:s text:c="2"/>2 8 <text:s text:c="2"/>8 3 <text:s text:c="2"/>3 <text:s/>0 <text:s text:c="2"/>0 <text:s/>6</text:p>
      <text:p text:style-name="P9"><text:s text:c="3"/>7 <text:s text:c="3"/>1 <text:s text:c="2"/>9 <text:s text:c="2"/>9 <text:s text:c="2"/>4 4 <text:s text:c="3"/>2 <text:s/>2 <text:s/>8 <text:s text:c="2"/>8 <text:s text:c="4"/>3 0 <text:s text:c="4"/>0 6</text:p>
      <text:p text:style-name="P9"><text:s text:c="2"/>7 <text:s text:c="4"/>1 <text:s text:c="3"/>9999 <text:s/>4 <text:s/>4 <text:s text:c="5"/>2 <text:s text:c="3"/>888 <text:s text:c="3"/>33 <text:s/>0 <text:s text:c="4"/>0 6666</text:p>
      <text:p text:style-name="P9"><text:s/>7 <text:s text:c="5"/>1 <text:s text:c="6"/>9 <text:s/>444444 <text:s text:c="2"/>2 <text:s text:c="3"/>8 <text:s text:c="2"/>8 <text:s text:c="4"/>3 0 <text:s text:c="4"/>0 6 <text:s text:c="2"/>6</text:p>
      <text:p text:style-name="P9">7 <text:s text:c="6"/>1 <text:s text:c="6"/>9 <text:s text:c="4"/>4 <text:s text:c="3"/>2 <text:s text:c="4"/>8 <text:s text:c="2"/>8 3 <text:s text:c="2"/>3 <text:s/>0 <text:s text:c="2"/>0 <text:s/>6 <text:s text:c="2"/>6</text:p>
      <text:p text:style-name="P9">7 <text:s text:c="4"/>111 <text:s text:c="6"/>9 <text:s text:c="4"/>4 <text:s text:c="2"/>22222 <text:s text:c="2"/>888 <text:s text:c="2"/>333 <text:s text:c="3"/>000 <text:s text:c="3"/>666</text:p>
      <text:p text:style-name="P57">Two approaches can be taken. The easiest is to simply change the *s in the lists. But this isn’t very versatile and is not the approach you should take. Instead, change the processing code so that rather than adding each digit’s row string to the line in one go, you add character by character, and whenever a * is encountered you use the relevant digit.</text:p>
      <text:p text:style-name="P58">This can be done by copying <text:span text:style-name="Filename">bigdigits.py</text:span> and changing about <text:span text:style-name="T49">fi</text:span>ve lines. It isn’t hard, but it is slightly subtle. A solution is provided as <text:span text:style-name="Filename">bigdigits_ans.py</text:span>.</text:p>
      <text:list text:style-name="L2">
        <text:list-item>
          <text:p text:style-name="P59"><text:span text:style-name="T2">idle</text:span> can be used as a very powerful and flexible calculator, but sometimes it is useful to have a task-specific calculator. Create a program that prompts the user to enter a number in a while loop, gradually building up a <text:span text:style-name="T8">list</text:span> of the numbers entered. When the user has finished (by simply pressing Enter), print out the numbers they entered, the count of numbers, the sum of the numbers, the lowest and highest numbers entered, and the mean of the numbers (sum / count). Here is a sample run:</text:p>
        </text:list-item>
      </text:list>
      <text:p text:style-name="P60">average1_ans.py</text:p>
      <text:p text:style-name="P60">enter a number or Enter to finish: 5</text:p>
      <text:p text:style-name="P60">enter a number or Enter to finish: 4</text:p>
      <text:p text:style-name="P60">enter a number or Enter to finish: 1</text:p>
      <text:p text:style-name="P60">enter a number or Enter to finish: 8</text:p>
      <text:p text:style-name="P60">enter a number or Enter to finish: 5</text:p>
      <text:p text:style-name="P60">enter a number or Enter to finish: 2</text:p>
      <text:p text:style-name="P60">enter a number or Enter to finish:</text:p>
      <text:p text:style-name="P60">numbers: [5, 4, 1, 8, 5, 2]</text:p>
      <text:p text:style-name="P60">count = 6 sum = 25 lowest = 1 highest = 8 mean = 4.16666666667</text:p>
      <text:p text:style-name="P31">It will take about four lines to initialise the necessary variables (an empty list is simply <text:span text:style-name="Console">[]</text:span>), and less than 15 lines for the while loop, including basic error handling. Printing out at the end can be done in just a few lines, so the whole program, including blank lines for the sake of clarity, should be about 25 lines.</text:p>
      <text:list text:style-name="L3">
        <text:list-item>
          <text:p text:style-name="P61"><text:soft-page-break/>In some situations we need to generate test text—for example, to populate a web site design before the real content is available, or to provide test content when developing a report writer. To this end, write a program that generates awful poems (the kind that would make a Vogon blush).</text:p>
        </text:list-item>
      </text:list>
      <text:p text:style-name="P31"><draw:frame text:anchor-type="paragraph" draw:z-index="14" draw:name="p049 jump" draw:style-name="gr16" draw:text-style-name="P14" svg:width="1.571cm" svg:height="3.959cm" svg:x="-1.6cm" svg:y="0cm"><draw:text-box draw:corner-radius="0.199cm"><text:p text:style-name="P7"><text:span text:style-name="T40">random.­­rand­int()</text:span><text:span text:style-name="T47"> and </text:span><text:span text:style-name="T40">random.­choice()</text:span></text:p><text:p><text:span text:style-name="T5"><text:a xlink:href="#Random Module" xlink:type="simple">47 ⮜</text:a></text:span></text:p></draw:text-box></draw:frame>Create some lists of words, for example, articles (“the”, “a”, etc.), subjects (“cat”, “dog”, “man”, “woman”), verbs (“sang”, “ran”, “jumped”), and adverbs (“loudly”, “quietly”, “well”, “badly”). Then loop <text:span text:style-name="T49">fi</text:span>ve times, and on each iteration use the <text:span text:style-name="Console">random.choice()</text:span> function to pick an article, subject, verb, and adverb. Use <text:span text:style-name="Console">random.randint()</text:span> to choose between two sentence structures: article, subject, verb, and adverb, or just article, subject, and verb, and print the sentence. Here is an example run:</text:p>
      <text:p text:style-name="P22">awfulpoetry1_ans.py</text:p>
      <text:p text:style-name="P22">another boy laughed badly</text:p>
      <text:p text:style-name="P22">the woman jumped</text:p>
      <text:p text:style-name="P22">a boy hoped</text:p>
      <text:p text:style-name="P22">a horse jumped</text:p>
      <text:p text:style-name="P22">another man laughed rudely</text:p>
      <text:p text:style-name="P31">You will need to import the random module. The lists can be done in about 4–10 lines depending on how many words you put in them, and the loop itself requires less than ten lines, so with some blank lines the whole program can be done in about 20 lines of code. A solution is provided as <text:span text:style-name="Filename">awfulpoetry1_ans.py</text:span><text:span text:style-name="T8">.</text:span></text:p>
      <text:list text:style-name="L4">
        <text:list-item>
          <text:p text:style-name="P62">To make the awful poetry program more versatile, add some code to it so that if the user enters a number on the command line (between 1 and 10 inclusive), the program will output that many lines. If no command-line argument is given, default to printing five lines as before. You’ll need to change the main loop (e.g., to a while loop). Keep in mind that Python’s comparison operators can be chained, so there’s no need to use logical and when checking that the argument is in range. The additional functionality can be done by adding about ten lines of code. A solution is provided as <text:span text:style-name="Filename">awfulpoetry2_ans.py</text:span>.</text:p>
        </text:list-item>
        <text:list-item>
          <text:p text:style-name="P63">It would be nice to be able to calculate the median (middle value) as well as the mean for the averages program in Exercise 2, but to do this we must sort the list. In Python a list can easily be sorted using the <text:span text:style-name="Console">list.sort()</text:span> method, but we haven’t covered that yet, so we won’t use it here. Extend the averages program with a block of code that sorts the list of numbers—efficiency is of no concern, just use the easiest approach you can think of. Once the list is sorted, the median is the middle value if the list has an odd number of items, or the average of the two middle values if the list has an even number of items. Calculate the median and output that along with the other information.</text:p>
          <text:p text:style-name="P63"><text:soft-page-break/>This is rather tricky, especially for inexperienced programmers. If you have some Python experience, you might still find it challenging, at least if you keep to the constraint of using only the Python we have covered so far. The sorting can be done in about a dozen lines and the median calculation (where you can’t use the modulus operator, since it hasn’t been covered yet) in four lines. A solution is provided in <text:span text:style-name="Filename">average2_ans.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register-true="tru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text:outline-style style:name="Outline">
      <text:outline-level-style text:level="1" text:style-name="H1_20_Auto-number" loext:num-list-format="%1%"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2b873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Header">
      <style:paragraph-properties>
        <style:tab-stops>
          <style:tab-stop style:position="16.9cm" style:type="center"/>
          <style:tab-stop style:position="17cm" style:type="right"/>
        </style:tab-stops>
      </style:paragraph-properties>
      <style:text-properties officeooo:paragraph-rsid="002a264a"/>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7" style:family="paragraph" style:parent-style-name="Footer">
      <style:paragraph-properties fo:text-align="center" style:justify-single-word="false"/>
    </style:style>
    <style:style style:name="MT1" style:family="text">
      <style:text-properties fo:font-style="normal" style:font-style-asian="normal" style:font-style-complex="normal"/>
    </style:style>
    <style:style style:name="MT2" style:family="text">
      <style:text-properties style:font-name="DejaVu Serif1" fo:font-style="italic" style:font-style-asian="italic" style:font-style-complex="italic"/>
    </style:style>
    <style:style style:name="MT3" style:family="text">
      <style:text-properties style:font-name="FreeSerif"/>
    </style:style>
    <style:style style:name="MT4" style:family="text">
      <style:text-properties fo:font-size="12pt"/>
    </style:style>
    <style:style style:name="MT5" style:family="text">
      <style:text-propertie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Piece #3: Collection Data Types</text:chapter><text:tab/><text:span text:style-name="MT1"><text:page-number text:select-page="current">11</text:page-number></text:span></text:p>
      </style:header>
      <style:header-left>
        <text:p text:style-name="MP3"><text:page-number text:select-page="current">10</text:page-number><text:tab/><text:chapter text:display="number-and-name" text:outline-level="1">1 Rapid Introduction to Procedural Programming</text:chapter></text:p>
      </style:header-left>
      <style:header-first>
        <text:p text:style-name="MP2"><text:page-number text:select-page="current">2</text:page-number><text:tab/><text:chapter text:display="number-and-name" text:outline-level="1">1 Rapid Introduction to Procedural Programming</text:chapter></text:p>
      </style:header-first>
    </style:master-page>
    <style:master-page style:name="Chapter_20_01_20_Page" style:display-name="Chapter 01 Page" style:page-layout-name="Mpm2" draw:style-name="Mdp1" style:next-style-name="Standard">
      <style:header>
        <text:p text:style-name="MP4">24 pt<text:page-number text:select-page="current" text:page-adjust="-18"/><text:tab/><text:span text:style-name="MT2">Introduction</text:span></text:p>
      </style:header>
      <style:header-first>
        <text:p text:style-name="Header_20_left"><draw:frame draw:style-name="Mfr1" draw:name="f01-chapter" text:anchor-type="paragraph" svg:x="0cm" svg:y="0cm" svg:width="2.431cm" svg:height="4.001cm" draw:z-index="1"><draw:text-box><text:p text:style-name="Frame_20_contents"><text:span text:style-name="Caption_20_characters"><text:span text:style-name="MT3"><text:chapter text:display="number" text:outline-level="1">1</text:chapter></text:span></text:span></text:p></draw:text-box></draw:frame><draw:frame text:anchor-type="paragraph" draw:z-index="0" draw:name="c01 summary" draw:style-name="Mgr1" draw:text-style-name="MP6" svg:width="7.938cm" svg:height="3.846cm" svg:x="8.932cm" svg:y="0.053cm"><draw:text-box><text:p text:style-name="MP5"><text:span text:style-name="MT4"><text:tab/></text:span><text:span text:style-name="MT5">● </text:span><text:span text:style-name="MT5">C</text:span><text:span text:style-name="MT5">r</text:span><text:span text:style-name="MT5">e</text:span><text:span text:style-name="MT5">a</text:span><text:span text:style-name="MT5">t</text:span><text:span text:style-name="MT5">i</text:span><text:span text:style-name="MT5">n</text:span><text:span text:style-name="MT5">g</text:span><text:span text:style-name="MT5"> </text:span><text:span text:style-name="MT5">a</text:span><text:span text:style-name="MT5">n</text:span><text:span text:style-name="MT5">d</text:span><text:span text:style-name="MT5"> </text:span><text:span text:style-name="MT5">R</text:span><text:span text:style-name="MT5">u</text:span><text:span text:style-name="MT5">n</text:span><text:span text:style-name="MT5">n</text:span><text:span text:style-name="MT5">i</text:span><text:span text:style-name="MT5">n</text:span><text:span text:style-name="MT5">g</text:span><text:span text:style-name="MT5"> </text:span><text:span text:style-name="MT5">P</text:span><text:span text:style-name="MT5">y</text:span><text:span text:style-name="MT5">t</text:span><text:span text:style-name="MT5">h</text:span><text:span text:style-name="MT5">o</text:span><text:span text:style-name="MT5">n</text:span><text:span text:style-name="MT5"> </text:span><text:span text:style-name="MT5">P</text:span><text:span text:style-name="MT5">r</text:span><text:span text:style-name="MT5">o</text:span><text:span text:style-name="MT5">g</text:span><text:span text:style-name="MT5">r</text:span><text:span text:style-name="MT5">a</text:span><text:span text:style-name="MT5">m</text:span><text:span text:style-name="MT5">s</text:span></text:p><text:p text:style-name="MP5"><text:span text:style-name="MT5">● </text:span><text:span text:style-name="MT5">P</text:span><text:span text:style-name="MT5">y</text:span><text:span text:style-name="MT5">t</text:span><text:span text:style-name="MT5">h</text:span><text:span text:style-name="MT5">o</text:span><text:span text:style-name="MT5">n</text:span><text:span text:style-name="MT5">’</text:span><text:span text:style-name="MT5">s</text:span><text:span text:style-name="MT5"> </text:span><text:span text:style-name="MT5">“</text:span><text:span text:style-name="MT5">B</text:span><text:span text:style-name="MT5">e</text:span><text:span text:style-name="MT5">a</text:span><text:span text:style-name="MT5">u</text:span><text:span text:style-name="MT5">t</text:span><text:span text:style-name="MT5">i</text:span><text:span text:style-name="MT5">f</text:span><text:span text:style-name="MT5">u</text:span><text:span text:style-name="MT5">l </text:span><text:span text:style-name="MT5">H</text:span><text:span text:style-name="MT5">e</text:span><text:span text:style-name="MT5">a</text:span><text:span text:style-name="MT5">r</text:span><text:span text:style-name="MT5">t</text:span><text:span text:style-name="MT5">”</text:span></text:p></draw:text-box></draw:frame></text:p>
      </style:header-first>
      <style:footer>
        <text:p text:style-name="Footer"/>
      </style:footer>
      <style:footer-first>
        <text:p text:style-name="MP7"><text:page-number text:select-page="current" text:page-adjust="8">9</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15:43:34.657702507</meta:creation-date>
    <dc:date>2024-12-13T03:38:43.778353830</dc:date>
    <meta:editing-duration>PT9H24M18S</meta:editing-duration>
    <meta:editing-cycles>36</meta:editing-cycles>
    <meta:generator>LibreOffice/24.8.3.2$Linux_X86_64 LibreOffice_project/48a6bac9e7e268aeb4c3483fcf825c94556d9f92</meta:generator>
    <meta:document-statistic meta:table-count="0" meta:image-count="4" meta:object-count="0" meta:page-count="41" meta:paragraph-count="726" meta:word-count="14716" meta:character-count="83794" meta:non-whitespace-character-count="68993"/>
  </office:meta>
</office:document-meta>
</file>